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454cm"/>
    </style:style>
    <style:style style:name="Таблица1.B" style:family="table-column">
      <style:table-column-properties style:column-width="5.442cm"/>
    </style:style>
    <style:style style:name="Таблица1.C" style:family="table-column">
      <style:table-column-properties style:column-width="7.10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6.257cm"/>
    </style:style>
    <style:style style:name="Таблица2.B" style:family="table-column">
      <style:table-column-properties style:column-width="10.744cm"/>
    </style:style>
    <style:style style:name="Таблица2.A1" style:family="table-cell">
      <style:table-cell-properties style:vertical-align="middle" fo:padding="0.049cm" fo:border="none"/>
    </style:style>
    <style:style style:name="Таблица2.3" style:family="table-row">
      <style:table-row-properties style:min-row-height="0.901cm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7.751cm"/>
    </style:style>
    <style:style style:name="Таблица3.B" style:family="table-column">
      <style:table-column-properties style:column-width="9.25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7.107cm"/>
    </style:style>
    <style:style style:name="Таблица4.B" style:family="table-column">
      <style:table-column-properties style:column-width="3.711cm"/>
    </style:style>
    <style:style style:name="Таблица4.C" style:family="table-column">
      <style:table-column-properties style:column-width="6.18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4.052cm"/>
    </style:style>
    <style:style style:name="Таблица5.B" style:family="table-column">
      <style:table-column-properties style:column-width="5.925cm"/>
    </style:style>
    <style:style style:name="Таблица5.C" style:family="table-column">
      <style:table-column-properties style:column-width="7.02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7.332cm"/>
    </style:style>
    <style:style style:name="Таблица6.B" style:family="table-column">
      <style:table-column-properties style:column-width="5.221cm"/>
    </style:style>
    <style:style style:name="Таблица6.C" style:family="table-column">
      <style:table-column-properties style:column-width="4.447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2.499cm"/>
    </style:style>
    <style:style style:name="Таблица7.B" style:family="table-column">
      <style:table-column-properties style:column-width="14.501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6.449cm"/>
    </style:style>
    <style:style style:name="Таблица8.B" style:family="table-column">
      <style:table-column-properties style:column-width="10.552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2.632cm"/>
    </style:style>
    <style:style style:name="Таблица9.B" style:family="table-column">
      <style:table-column-properties style:column-width="5.509cm"/>
    </style:style>
    <style:style style:name="Таблица9.C" style:family="table-column">
      <style:table-column-properties style:column-width="8.86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3.579cm"/>
    </style:style>
    <style:style style:name="Таблица10.B" style:family="table-column">
      <style:table-column-properties style:column-width="5.667cm"/>
    </style:style>
    <style:style style:name="Таблица10.C" style:family="table-column">
      <style:table-column-properties style:column-width="7.754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7.912cm" fo:margin-left="0cm" table:align="left"/>
    </style:style>
    <style:style style:name="Таблица11.A" style:family="table-column">
      <style:table-column-properties style:column-width="6.93cm"/>
    </style:style>
    <style:style style:name="Таблица11.B" style:family="table-column">
      <style:table-column-properties style:column-width="3.831cm"/>
    </style:style>
    <style:style style:name="Таблица11.C" style:family="table-column">
      <style:table-column-properties style:column-width="7.151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6.125cm" table:align="left"/>
    </style:style>
    <style:style style:name="Таблица12.A" style:family="table-column">
      <style:table-column-properties style:column-width="4.225cm"/>
    </style:style>
    <style:style style:name="Таблица12.B" style:family="table-column">
      <style:table-column-properties style:column-width="4.523cm"/>
    </style:style>
    <style:style style:name="Таблица12.C" style:family="table-column">
      <style:table-column-properties style:column-width="7.378cm"/>
    </style:style>
    <style:style style:name="Таблица12.A1" style:family="table-cell">
      <style:table-cell-properties style:vertical-align="middle" fo:padding="0.049cm" fo:border="none"/>
    </style:style>
    <style:style style:name="Таблица12.3" style:family="table-row">
      <style:table-row-properties style:min-row-height="2.242cm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24pt" fo:letter-spacing="normal" fo:font-style="normal" fo:font-weight="bold"/>
    </style:style>
    <style:style style:name="P2" style:family="paragraph" style:parent-style-name="Standard">
      <style:text-properties fo:color="#ffffff" loext:opacity="100%"/>
    </style:style>
    <style:style style:name="P3" style:family="paragraph" style:parent-style-name="Text_20_body">
      <style:text-properties fo:color="#ffffff" loext:opacity="100%"/>
    </style:style>
    <style:style style:name="P4" style:family="paragraph" style:parent-style-name="Quotations">
      <style:text-properties fo:color="#ffffff" loext:opacity="100%"/>
    </style:style>
    <style:style style:name="P5" style:family="paragraph" style:parent-style-name="Heading_20_3">
      <style:text-properties fo:color="#ffffff" loext:opacity="100%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7" style:family="paragraph" style:parent-style-name="Preformatted_20_Text">
      <style:paragraph-properties style:writing-mode="lr-tb"/>
      <style:text-properties fo:color="#ffffff" loext:opacity="100%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9" style:family="paragraph" style:parent-style-name="Text_20_body" style:list-style-name="L1">
      <style:text-properties fo:color="#ffffff" loext:opacity="100%"/>
    </style:style>
    <style:style style:name="P10" style:family="paragraph" style:parent-style-name="Text_20_body" style:list-style-name="L2">
      <style:text-properties fo:color="#ffffff" loext:opacity="100%"/>
    </style:style>
    <style:style style:name="P11" style:family="paragraph" style:parent-style-name="Horizontal_20_Line">
      <style:text-properties fo:color="#ffffff" loext:opacity="100%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3" style:family="paragraph" style:parent-style-name="Text_20_body" style:list-style-name="L3">
      <style:text-properties fo:color="#ffffff" loext:opacity="100%"/>
    </style:style>
    <style:style style:name="P14" style:family="paragraph" style:parent-style-name="Text_20_body"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.582cm" style:contextual-spacing="false" fo:orphans="2" fo:widows="2" fo:text-indent="0cm" style:auto-text-indent="false" fo:padding="0cm" fo:border="none"/>
      <style:text-properties fo:color="#ffffff" loext:opacity="100%"/>
    </style:style>
    <style:style style:name="P16" style:family="paragraph" style:parent-style-name="Heading_20_2">
      <style:text-properties fo:color="#ffffff" loext:opacity="100%"/>
    </style:style>
    <style:style style:name="P17" style:family="paragraph" style:parent-style-name="Table_20_Heading">
      <style:text-properties fo:color="#ffffff" loext:opacity="100%"/>
    </style:style>
    <style:style style:name="P18" style:family="paragraph" style:parent-style-name="Table_20_Contents">
      <style:text-properties fo:color="#ffffff" loext:opacity="100%"/>
    </style:style>
    <style:style style:name="P19" style:family="paragraph" style:parent-style-name="Text_20_body" style:list-style-name="L5">
      <style:text-properties fo:color="#ffffff" loext:opacity="100%"/>
    </style:style>
    <style:style style:name="P20" style:family="paragraph" style:parent-style-name="Text_20_body" style:list-style-name="L6">
      <style:text-properties fo:color="#ffffff" loext:opacity="100%"/>
    </style:style>
    <style:style style:name="P21" style:family="paragraph" style:parent-style-name="Text_20_body" style:list-style-name="L7">
      <style:text-properties fo:color="#ffffff" loext:opacity="100%"/>
    </style:style>
    <style:style style:name="P22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23" style:family="paragraph" style:parent-style-name="Text_20_body" style:list-style-name="L8">
      <style:text-properties fo:color="#ffffff" loext:opacity="100%"/>
    </style:style>
    <style:style style:name="P24" style:family="paragraph" style:parent-style-name="Text_20_body" style:list-style-name="L9">
      <style:text-properties fo:color="#ffffff" loext:opacity="100%"/>
    </style:style>
    <style:style style:name="P25" style:family="paragraph" style:parent-style-name="Text_20_body" style:list-style-name="L10">
      <style:text-properties fo:color="#ffffff" loext:opacity="100%"/>
    </style:style>
    <style:style style:name="P26" style:family="paragraph" style:parent-style-name="Text_20_body" style:list-style-name="L11">
      <style:text-properties fo:color="#ffffff" loext:opacity="100%"/>
    </style:style>
    <style:style style:name="P27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28" style:family="paragraph" style:parent-style-name="Text_20_body" style:list-style-name="L12">
      <style:text-properties fo:color="#ffffff" loext:opacity="100%"/>
    </style:style>
    <style:style style:name="P29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30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32" style:family="paragraph" style:parent-style-name="Text_20_body" style:list-style-name="L13">
      <style:text-properties fo:color="#ffffff" loext:opacity="100%"/>
    </style:style>
    <style:style style:name="P33" style:family="paragraph" style:parent-style-name="Text_20_body" style:list-style-name="L14">
      <style:paragraph-properties fo:margin-left="0cm" fo:margin-right="0cm" fo:margin-top="0.582cm" fo:margin-bottom="0.582cm" style:contextual-spacing="false" fo:orphans="2" fo:widows="2" fo:text-indent="0cm" style:auto-text-indent="false" fo:padding="0cm" fo:border="none"/>
      <style:text-properties fo:color="#ffffff" loext:opacity="100%"/>
    </style:style>
    <style:style style:name="P34" style:family="paragraph" style:parent-style-name="Text_20_body" style:list-style-name="L14">
      <style:paragraph-properties fo:margin-left="0cm" fo:margin-right="0cm" fo:margin-top="0.582cm" fo:margin-bottom="0.582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35" style:family="paragraph" style:parent-style-name="Heading_20_2">
      <style:text-properties fo:color="#ffffff" loext:opacity="100%" fo:language="kk" fo:country="KZ" officeooo:rsid="002548f6" officeooo:paragraph-rsid="002548f6"/>
    </style:style>
    <style:style style:name="P36" style:family="paragraph" style:parent-style-name="Text_20_body">
      <style:text-properties fo:color="#ffffff" loext:opacity="100%" fo:language="kk" fo:country="KZ" officeooo:rsid="002548f6"/>
    </style:style>
    <style:style style:name="P37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2548f6"/>
    </style:style>
    <style:style style:name="P38" style:family="paragraph" style:parent-style-name="Preformatted_20_Text">
      <style:paragraph-properties style:writing-mode="lr-tb"/>
      <style:text-properties fo:color="#ffffff" loext:opacity="100%" fo:language="kk" fo:country="KZ" officeooo:rsid="002548f6"/>
    </style:style>
    <style:style style:name="P39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2548f6"/>
    </style:style>
    <style:style style:name="P40" style:family="paragraph" style:parent-style-name="Horizontal_20_Line">
      <style:text-properties fo:color="#ffffff" loext:opacity="100%" fo:language="kk" fo:country="KZ" officeooo:rsid="002548f6"/>
    </style:style>
    <style:style style:name="P41" style:family="paragraph" style:parent-style-name="Heading_20_2">
      <style:text-properties fo:color="#ffffff" loext:opacity="100%" fo:language="kk" fo:country="KZ" officeooo:rsid="002548f6"/>
    </style:style>
    <style:style style:name="P42" style:family="paragraph" style:parent-style-name="Text_20_body" style:list-style-name="L15">
      <style:text-properties fo:color="#ffffff" loext:opacity="100%" fo:language="kk" fo:country="KZ" officeooo:rsid="002548f6"/>
    </style:style>
    <style:style style:name="P43" style:family="paragraph" style:parent-style-name="Quotations">
      <style:text-properties fo:color="#ffffff" loext:opacity="100%" fo:language="kk" fo:country="KZ" officeooo:rsid="002548f6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548f6"/>
    </style:style>
    <style:style style:name="P45" style:family="paragraph" style:parent-style-name="Heading_20_5">
      <style:text-properties fo:color="#ffffff" loext:opacity="100%" fo:language="kk" fo:country="KZ" officeooo:rsid="002548f6"/>
    </style:style>
    <style:style style:name="P46" style:family="paragraph" style:parent-style-name="Heading_20_6">
      <style:text-properties fo:color="#ffffff" loext:opacity="100%" fo:language="kk" fo:country="KZ" officeooo:rsid="002548f6"/>
    </style:style>
    <style:style style:name="P47" style:family="paragraph" style:parent-style-name="Text_20_body" style:list-style-name="L16">
      <style:text-properties fo:color="#ffffff" loext:opacity="100%" fo:language="kk" fo:country="KZ" officeooo:rsid="002548f6"/>
    </style:style>
    <style:style style:name="P48" style:family="paragraph" style:parent-style-name="Quotations" style:list-style-name="L16">
      <style:text-properties fo:color="#ffffff" loext:opacity="100%" fo:language="kk" fo:country="KZ" officeooo:rsid="002548f6"/>
    </style:style>
    <style:style style:name="P49" style:family="paragraph" style:parent-style-name="Text_20_body" style:list-style-name="L17">
      <style:text-properties fo:color="#ffffff" loext:opacity="100%" fo:language="kk" fo:country="KZ" officeooo:rsid="002548f6"/>
    </style:style>
    <style:style style:name="P50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548f6"/>
    </style:style>
    <style:style style:name="P51" style:family="paragraph" style:parent-style-name="Heading_20_3">
      <style:text-properties fo:color="#ffffff" loext:opacity="100%" fo:language="kk" fo:country="KZ" officeooo:rsid="002548f6"/>
    </style:style>
    <style:style style:name="P52" style:family="paragraph" style:parent-style-name="Text_20_body" style:list-style-name="L18">
      <style:text-properties fo:color="#ffffff" loext:opacity="100%" fo:language="kk" fo:country="KZ" officeooo:rsid="002548f6"/>
    </style:style>
    <style:style style:name="P53" style:family="paragraph" style:parent-style-name="Text_20_body" style:list-style-name="L19">
      <style:text-properties fo:color="#ffffff" loext:opacity="100%" fo:language="kk" fo:country="KZ" officeooo:rsid="002548f6"/>
    </style:style>
    <style:style style:name="P54" style:family="paragraph" style:parent-style-name="Table_20_Heading">
      <style:text-properties fo:color="#ffffff" loext:opacity="100%" fo:font-size="2pt" style:font-size-asian="2pt" style:font-size-complex="2pt"/>
    </style:style>
    <style:style style:name="P55" style:family="paragraph" style:parent-style-name="Text_20_body" style:list-style-name="L20">
      <style:text-properties fo:color="#ffffff" loext:opacity="100%" fo:language="kk" fo:country="KZ" officeooo:rsid="002548f6"/>
    </style:style>
    <style:style style:name="P56" style:family="paragraph" style:parent-style-name="Standard">
      <style:text-properties fo:color="#ffffff" loext:opacity="100%" fo:language="kk" fo:country="KZ" officeooo:rsid="00264b81" officeooo:paragraph-rsid="00264b81"/>
    </style:style>
    <style:style style:name="P57" style:family="paragraph" style:parent-style-name="Heading_20_2">
      <style:text-properties fo:color="#ffffff" loext:opacity="100%" fo:language="kk" fo:country="KZ" officeooo:rsid="00264b81" officeooo:paragraph-rsid="00264b81"/>
    </style:style>
    <style:style style:name="P58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264b81"/>
    </style:style>
    <style:style style:name="P59" style:family="paragraph" style:parent-style-name="Preformatted_20_Text">
      <style:paragraph-properties style:writing-mode="lr-tb"/>
      <style:text-properties fo:color="#ffffff" loext:opacity="100%" fo:language="kk" fo:country="KZ" officeooo:rsid="00264b81"/>
    </style:style>
    <style:style style:name="P60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264b81"/>
    </style:style>
    <style:style style:name="P61" style:family="paragraph" style:parent-style-name="Text_20_body">
      <style:text-properties fo:color="#ffffff" loext:opacity="100%" fo:language="kk" fo:country="KZ" officeooo:rsid="00264b81"/>
    </style:style>
    <style:style style:name="P6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64b81"/>
    </style:style>
    <style:style style:name="P63" style:family="paragraph" style:parent-style-name="Heading_20_3">
      <style:text-properties fo:color="#ffffff" loext:opacity="100%" fo:language="kk" fo:country="KZ" officeooo:rsid="00264b81" officeooo:paragraph-rsid="00264b81"/>
    </style:style>
    <style:style style:name="P64" style:family="paragraph" style:parent-style-name="Text_20_body" style:list-style-name="L21">
      <style:text-properties fo:color="#ffffff" loext:opacity="100%" fo:language="kk" fo:country="KZ" officeooo:rsid="00264b81"/>
    </style:style>
    <style:style style:name="P65" style:family="paragraph" style:parent-style-name="Heading_20_1">
      <style:text-properties fo:color="#ffffff" loext:opacity="100%" fo:language="kk" fo:country="KZ" officeooo:rsid="00264b81" officeooo:paragraph-rsid="00264b81"/>
    </style:style>
    <style:style style:name="P66" style:family="paragraph" style:parent-style-name="Horizontal_20_Line">
      <style:text-properties fo:color="#ffffff" loext:opacity="100%" fo:language="kk" fo:country="KZ" officeooo:rsid="00264b81"/>
    </style:style>
    <style:style style:name="P67" style:family="paragraph" style:parent-style-name="Heading_20_1">
      <style:text-properties fo:color="#ffffff" loext:opacity="100%" fo:language="kk" fo:country="KZ" officeooo:rsid="00264b81"/>
    </style:style>
    <style:style style:name="P68" style:family="paragraph" style:parent-style-name="Heading_20_2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69" style:family="paragraph" style:parent-style-name="Horizontal_20_Line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0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 fo:language="kk" fo:country="KZ" officeooo:rsid="00264b81"/>
    </style:style>
    <style:style style:name="P71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 fo:language="kk" fo:country="KZ" officeooo:rsid="00264b81"/>
    </style:style>
    <style:style style:name="P72" style:family="paragraph" style:parent-style-name="Text_20_body" style:list-style-name="L22">
      <style:text-properties fo:color="#ffffff" loext:opacity="100%" fo:language="kk" fo:country="KZ" officeooo:rsid="00264b81"/>
    </style:style>
    <style:style style:name="P73" style:family="paragraph" style:parent-style-name="Text_20_body" style:list-style-name="L23">
      <style:text-properties fo:color="#ffffff" loext:opacity="100%" fo:language="kk" fo:country="KZ" officeooo:rsid="00264b81"/>
    </style:style>
    <style:style style:name="P74" style:family="paragraph" style:parent-style-name="Quotations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5" style:family="paragraph" style:parent-style-name="Text_20_body" style:list-style-name="L24">
      <style:text-properties fo:color="#ffffff" loext:opacity="100%" fo:language="kk" fo:country="KZ" officeooo:rsid="00264b81"/>
    </style:style>
    <style:style style:name="P76" style:family="paragraph" style:parent-style-name="Heading_20_1">
      <style:paragraph-properties fo:margin-top="0cm" fo:margin-bottom="0.247cm" style:contextual-spacing="false" fo:line-height="115%"/>
      <style:text-properties fo:color="#ffffff" loext:opacity="100%" fo:language="kk" fo:country="KZ" officeooo:rsid="00264b81"/>
    </style:style>
    <style:style style:name="P77" style:family="paragraph" style:parent-style-name="Heading_20_3">
      <style:text-properties fo:color="#ffffff" loext:opacity="100%" fo:language="kk" fo:country="KZ" officeooo:rsid="00264b81"/>
    </style:style>
    <style:style style:name="P78" style:family="paragraph" style:parent-style-name="Text_20_body" style:list-style-name="L25">
      <style:text-properties fo:color="#ffffff" loext:opacity="100%" fo:language="kk" fo:country="KZ" officeooo:rsid="00264b81"/>
    </style:style>
    <style:style style:name="P79" style:family="paragraph" style:parent-style-name="Text_20_body">
      <style:text-properties fo:color="#ffffff" loext:opacity="100%" fo:language="kk" fo:country="KZ" officeooo:rsid="00264b81" officeooo:paragraph-rsid="00264b81"/>
    </style:style>
    <style:style style:name="P80" style:family="paragraph" style:parent-style-name="Text_20_body" style:list-style-name="L26">
      <style:text-properties fo:color="#ffffff" loext:opacity="100%" fo:language="kk" fo:country="KZ" officeooo:rsid="00264b81"/>
    </style:style>
    <style:style style:name="P81" style:family="paragraph" style:parent-style-name="Text_20_body" style:list-style-name="L27">
      <style:text-properties fo:color="#ffffff" loext:opacity="100%" fo:language="kk" fo:country="KZ" officeooo:rsid="00264b81"/>
    </style:style>
    <style:style style:name="P82" style:family="paragraph" style:parent-style-name="Heading_20_2">
      <style:text-properties fo:color="#ffffff" loext:opacity="100%" fo:language="kk" fo:country="KZ" officeooo:rsid="00264b81"/>
    </style:style>
    <style:style style:name="P83" style:family="paragraph" style:parent-style-name="Text_20_body" style:list-style-name="L28">
      <style:text-properties fo:color="#ffffff" loext:opacity="100%" fo:language="kk" fo:country="KZ" officeooo:rsid="00264b81"/>
    </style:style>
    <style:style style:name="P84" style:family="paragraph" style:parent-style-name="Preformatted_20_Text" style:list-style-name="L28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264b81"/>
    </style:style>
    <style:style style:name="P85" style:family="paragraph" style:parent-style-name="Text_20_body" style:list-style-name="L29">
      <style:text-properties fo:color="#ffffff" loext:opacity="100%" fo:language="kk" fo:country="KZ" officeooo:rsid="00264b81"/>
    </style:style>
    <style:style style:name="P86" style:family="paragraph" style:parent-style-name="Standard">
      <style:text-properties fo:color="#ffffff" loext:opacity="100%" fo:language="kk" fo:country="KZ" officeooo:rsid="003416a2" officeooo:paragraph-rsid="003416a2"/>
    </style:style>
    <style:style style:name="P87" style:family="paragraph" style:parent-style-name="Standard">
      <style:text-properties fo:color="#ffffff" loext:opacity="100%" fo:language="en" fo:country="US" officeooo:rsid="003416a2" officeooo:paragraph-rsid="003416a2"/>
    </style:style>
    <style:style style:name="P88" style:family="paragraph" style:parent-style-name="Text_20_body">
      <style:text-properties fo:color="#ffffff" loext:opacity="100%" fo:language="en" fo:country="US" officeooo:rsid="003416a2" officeooo:paragraph-rsid="003416a2"/>
    </style:style>
    <style:style style:name="P89" style:family="paragraph" style:parent-style-name="Text_20_body">
      <style:text-properties fo:color="#ffffff" loext:opacity="100%" fo:language="en" fo:country="US" officeooo:rsid="003416a2"/>
    </style:style>
    <style:style style:name="P90" style:family="paragraph" style:parent-style-name="Horizontal_20_Line">
      <style:text-properties fo:color="#ffffff" loext:opacity="100%" fo:language="en" fo:country="US" officeooo:rsid="003416a2"/>
    </style:style>
    <style:style style:name="P91" style:family="paragraph" style:parent-style-name="Heading_20_1">
      <style:text-properties fo:color="#ffffff" loext:opacity="100%" fo:language="en" fo:country="US" officeooo:rsid="003416a2"/>
    </style:style>
    <style:style style:name="P92" style:family="paragraph" style:parent-style-name="Text_20_body" style:list-style-name="L30">
      <style:text-properties fo:color="#ffffff" loext:opacity="100%" fo:language="en" fo:country="US" officeooo:rsid="003416a2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en" fo:country="US" officeooo:rsid="003416a2"/>
    </style:style>
    <style:style style:name="P94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en" fo:country="US" officeooo:rsid="003416a2"/>
    </style:style>
    <style:style style:name="P95" style:family="paragraph" style:parent-style-name="Preformatted_20_Text">
      <style:paragraph-properties style:writing-mode="lr-tb"/>
      <style:text-properties fo:color="#ffffff" loext:opacity="100%" fo:language="en" fo:country="US" officeooo:rsid="003416a2"/>
    </style:style>
    <style:style style:name="P96" style:family="paragraph" style:parent-style-name="Heading_20_1">
      <style:text-properties fo:color="#ffffff" loext:opacity="100%" fo:language="en" fo:country="US" officeooo:rsid="003416a2" officeooo:paragraph-rsid="003416a2"/>
    </style:style>
    <style:style style:name="P9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en" fo:country="US" officeooo:rsid="003416a2"/>
    </style:style>
    <style:style style:name="P98" style:family="paragraph" style:parent-style-name="Text_20_body" style:list-style-name="L31">
      <style:text-properties fo:color="#ffffff" loext:opacity="100%" fo:language="en" fo:country="US" officeooo:rsid="003416a2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3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BlinkMacSystemFont" fo:font-size="18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letter-spacing="normal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ототипное наследование</text:h>
      <text:p text:style-name="Standard"><text:span text:style-name="T1">Прототипное наследование в </text:span><text:span text:style-name="Strong_20_Emphasis"><text:span text:style-name="T1">JavaScript</text:span></text:span><text:span text:style-name="T1"> — это механизм, с помощью которого </text:span><text:span text:style-name="Strong_20_Emphasis"><text:span text:style-name="T1">объекты наследуют свойства и методы от других объектов</text:span></text:span><text:span text:style-name="T1"> через специальное внутреннее свойство </text:span><text:span text:style-name="Source_20_Text"><text:span text:style-name="T1">[[Prototype]]</text:span></text:span><text:span text:style-name="T1">. </text:span></text:p>
      <text:p text:style-name="P2"><text:span text:style-name="Source_20_Text">[[Prototype]]</text:span> — это <text:span text:style-name="Strong_20_Emphasis">внутреннее (скрытое)</text:span> свойство <text:span text:style-name="Strong_20_Emphasis">каждого объекта</text:span> в JavaScript, которое <text:span text:style-name="Strong_20_Emphasis">указывает на другой объект</text:span> — его <text:span text:style-name="Strong_20_Emphasis">прототип</text:span>. </text:p>
      <text:p text:style-name="P3">Можно сказать проще:</text:p>
      <text:p text:style-name="P4"><text:span text:style-name="Source_20_Text">[[Prototype]]</text:span> — это "ссылка на родителя", у которого можно одолжить свойства и методы.</text:p>
      <text:h text:style-name="P5" text:outline-level="3">🔹 Как это работает</text:h>
      <text:p text:style-name="P3">Когда ты обращаешься к свойству объекта, JavaScript ищет его <text:span text:style-name="Strong_20_Emphasis">в самом объекте</text:span>.<text:line-break/>Если не находит — идёт искать по цепочке прототипов.</text:p>
      <text:p text:style-name="P3">Пример:</text:p>
      <text:p text:style-name="P6"><text:span text:style-name="Source_20_Text">const animal = { eats: true };</text:span></text:p>
      <text:p text:style-name="P7"><text:span text:style-name="Source_20_Text">const dog = { barks: true };</text:span></text:p>
      <text:p text:style-name="P7"/>
      <text:p text:style-name="P7"><text:span text:style-name="Source_20_Text">// Устанавливаем animal как прототип для dog</text:span></text:p>
      <text:p text:style-name="P7"><text:span text:style-name="Source_20_Text">Object.setPrototypeOf(dog, animal);</text:span></text:p>
      <text:p text:style-name="P7"/>
      <text:p text:style-name="P7"><text:span text:style-name="Source_20_Text">console.log(dog.barks); // true — есть у самого dog</text:span></text:p>
      <text:p text:style-name="P8"><text:span text:style-name="Source_20_Text">console.log(dog.eats); <text:s/>// true — найдено в animal через [[Prototype]]</text:span></text:p>
      <text:p text:style-name="P3">Тут:</text:p>
      <text:list text:style-name="L1">
        <text:list-item>
          <text:p text:style-name="P9"><text:span text:style-name="Source_20_Text">dog.[[Prototype]]</text:span> → <text:span text:style-name="Source_20_Text">animal</text:span></text:p>
        </text:list-item>
        <text:list-item>
          <text:p text:style-name="P9"><text:span text:style-name="Source_20_Text">animal.[[Prototype]]</text:span> → <text:span text:style-name="Source_20_Text">Object.prototype</text:span></text:p>
        </text:list-item>
        <text:list-item>
          <text:p text:style-name="P9"><text:span text:style-name="Source_20_Text">Object.prototype.[[Prototype]]</text:span> → <text:span text:style-name="Source_20_Text">null</text:span> (конец цепочки)</text:p>
        </text:list-item>
      </text:list>
      <text:h text:style-name="P5" text:outline-level="3">Пример с <text:span text:style-name="Source_20_Text">__proto__</text:span></text:h>
      <text:p text:style-name="P6"><text:span text:style-name="Source_20_Text">const animal = { eats: true };</text:span></text:p>
      <text:p text:style-name="P7"><text:span text:style-name="Source_20_Text">const dog = { barks: true };</text:span></text:p>
      <text:p text:style-name="P7"/>
      <text:p text:style-name="P7"><text:span text:style-name="Source_20_Text">dog.__proto__ = animal; // то же, что dog.[[Prototype]] = animal</text:span></text:p>
      <text:p text:style-name="P7"/>
      <text:p text:style-name="P8"><text:span text:style-name="Source_20_Text">console.log(dog.eats); // true</text:span></text:p>
      <text:h text:style-name="P5" text:outline-level="3">🔹 Важно понимать</text:h>
      <text:list text:style-name="L2">
        <text:list-item>
          <text:p text:style-name="P10">У <text:span text:style-name="Strong_20_Emphasis">каждого объекта</text:span> есть <text:span text:style-name="Source_20_Text">[[Prototype]]</text:span> (кроме <text:span text:style-name="Source_20_Text">Object.create(null)</text:span>).</text:p>
        </text:list-item>
        <text:list-item>
          <text:p text:style-name="P10"><text:span text:style-name="Source_20_Text">[[Prototype]]</text:span> — <text:span text:style-name="Strong_20_Emphasis">не то же самое</text:span>, что свойство <text:span text:style-name="Source_20_Text">prototype</text:span> у функций.</text:p>
          <text:list>
            <text:list-item>
              <text:p text:style-name="P10"><text:span text:style-name="Source_20_Text">prototype</text:span> — это обычное свойство у <text:span text:style-name="Strong_20_Emphasis">функции-конструктора</text:span>,<text:line-break/>откуда создаваемые через <text:span text:style-name="Source_20_Text">new</text:span> объекты берут свой <text:span text:style-name="Source_20_Text">[[Prototype]]</text:span>.</text:p>
            </text:list-item>
          </text:list>
        </text:list-item>
      </text:list>
      <text:p text:style-name="P11"/>
      <text:h text:style-name="P5" text:outline-level="3"><text:soft-page-break/>🔹 Иллюстрация цепочки</text:h>
      <text:p text:style-name="P12"><text:span text:style-name="Source_20_Text">dog → animal → Object.prototype → null</text:span></text:p>
      <text:p text:style-name="P3">Когда вызывается <text:span text:style-name="Source_20_Text">dog.toString()</text:span>, JS ищет:</text:p>
      <text:list text:style-name="L3">
        <text:list-item>
          <text:p text:style-name="P13"><text:span text:style-name="Source_20_Text">toString</text:span> в <text:span text:style-name="Source_20_Text">dog</text:span> — нет</text:p>
        </text:list-item>
        <text:list-item>
          <text:p text:style-name="P13">Идёт в <text:span text:style-name="Source_20_Text">animal</text:span> — нет</text:p>
        </text:list-item>
        <text:list-item>
          <text:p text:style-name="P13">Идёт в <text:span text:style-name="Source_20_Text">Object.prototype</text:span> — находит ✅</text:p>
        </text:list-item>
      </text:list>
      <text:p text:style-name="P14">Есть только два ограничения:</text:p>
      <text:list text:style-name="L4">
        <text:list-item>
          <text:p text:style-name="P15"><text:span text:style-name="T2">Ссылки не могут идти по кругу. JavaScript выдаст ошибку, если мы попытаемся назначить </text:span><text:span text:style-name="Source_20_Text"><text:span text:style-name="T3">__proto__</text:span></text:span><text:span text:style-name="T2"> по кругу.</text:span></text:p>
        </text:list-item>
        <text:list-item>
          <text:p text:style-name="P15"><text:span text:style-name="T2">Значение </text:span><text:span text:style-name="Source_20_Text"><text:span text:style-name="T3">__proto__</text:span></text:span><text:span text:style-name="T2"> может быть объектом или </text:span><text:span text:style-name="Source_20_Text"><text:span text:style-name="T3">null</text:span></text:span><text:span text:style-name="T2">. Другие типы игнорируются.</text:span></text:p>
        </text:list-item>
      </text:list>
      <text:h text:style-name="P16" text:outline-level="2">🔹 1. «Ссылки не могут идти по кругу»</text:h>
      <text:h text:style-name="P5" text:outline-level="3">Что это значит</text:h>
      <text:p text:style-name="P3">Цепочка прототипов (через <text:span text:style-name="Source_20_Text">[[Prototype]]</text:span>) должна быть <text:span text:style-name="Strong_20_Emphasis">линейной</text:span>, то есть без замыканий самой на себя.<text:line-break/>Если объект где-то в цепочке станет <text:span text:style-name="Strong_20_Emphasis">своим же прототипом (напрямую или через других)</text:span> — это приведёт к <text:span text:style-name="Strong_20_Emphasis">циклу</text:span>, и JS не сможет корректно искать свойства.</text:p>
      <text:h text:style-name="P5" text:outline-level="3">Пример ❌ (ошибка):</text:h>
      <text:p text:style-name="P6"><text:span text:style-name="Source_20_Text">const a = {};</text:span></text:p>
      <text:p text:style-name="P7"><text:span text:style-name="Source_20_Text">const b = {};</text:span></text:p>
      <text:p text:style-name="P7"/>
      <text:p text:style-name="P7"><text:span text:style-name="Source_20_Text">a.__proto__ = b; // a → b</text:span></text:p>
      <text:p text:style-name="P8"><text:span text:style-name="Source_20_Text">b.__proto__ = a; // b → a ❌ ошибка: циклическая ссылка</text:span></text:p>
      <text:p text:style-name="P3">JS выдаст ошибку:</text:p>
      <text:p text:style-name="P4">“Cyclic <text:span text:style-name="Strong_20_Emphasis">proto</text:span> value”<text:line-break/>Потому что теперь, если JS будет искать свойство, он будет ходить по кругу:</text:p>
      <text:p text:style-name="P12"><text:span text:style-name="Source_20_Text">a → b → a → b → a → ... бесконечно</text:span></text:p>
      <text:p text:style-name="P3">🔸 Поэтому JavaScript <text:span text:style-name="Strong_20_Emphasis">запрещает такие циклы</text:span>.</text:p>
      <text:p text:style-name="P11"/>
      <text:h text:style-name="P16" text:outline-level="2">🔹 2. «Значение <text:span text:style-name="Strong_20_Emphasis">proto</text:span> может быть объектом или null»</text:h>
      <text:h text:style-name="P5" text:outline-level="3">Что это значит</text:h>
      <text:p text:style-name="P3">Свойство <text:span text:style-name="Source_20_Text">__proto__</text:span> (и внутреннее <text:span text:style-name="Source_20_Text">[[Prototype]]</text:span>) <text:span text:style-name="Strong_20_Emphasis">может указывать только на объект</text:span> (или <text:span text:style-name="Source_20_Text">null</text:span>, если объект не имеет прототипа вообще).</text:p>
      <text:p text:style-name="P3"><text:soft-page-break/>Если ты попробуешь присвоить туда <text:span text:style-name="Strong_20_Emphasis">что-то другое</text:span> — например, число, строку, или boolean — JavaScript <text:span text:style-name="Strong_20_Emphasis">просто проигнорирует</text:span> это значение.</text:p>
      <text:h text:style-name="P5" text:outline-level="3">Примеры:</text:h>
      <text:p text:style-name="P3">✅ Работает:</text:p>
      <text:p text:style-name="P6"><text:span text:style-name="Source_20_Text">const animal = {};</text:span></text:p>
      <text:p text:style-name="P7"><text:span text:style-name="Source_20_Text">const dog = {};</text:span></text:p>
      <text:p text:style-name="P7"/>
      <text:p text:style-name="P8"><text:span text:style-name="Source_20_Text">dog.__proto__ = animal; // ОК</text:span></text:p>
      <text:p text:style-name="P3">✅ Без прототипа:</text:p>
      <text:p text:style-name="P12"><text:span text:style-name="Source_20_Text">const obj = Object.create(null); // [[Prototype]] = null</text:span></text:p>
      <text:p text:style-name="P3">❌ Игнорируется:</text:p>
      <text:p text:style-name="P6"><text:span text:style-name="Source_20_Text">const obj = {};</text:span></text:p>
      <text:p text:style-name="P7"><text:span text:style-name="Source_20_Text">obj.__proto__ = 123; // не объект → игнорируется</text:span></text:p>
      <text:p text:style-name="P8"><text:span text:style-name="Source_20_Text">console.log(Object.getPrototypeOf(obj) === Object.prototype); // true</text:span></text:p>
      <text:p text:style-name="P3">То есть JavaScript не стал использовать <text:span text:style-name="Source_20_Text">123</text:span> как прототип, а <text:span text:style-name="Strong_20_Emphasis">оставил стандартный</text:span> (<text:span text:style-name="Source_20_Text">Object.prototype</text:span>).</text:p>
      <text:p text:style-name="P11"/>
      <text:h text:style-name="P16" text:outline-level="2">🔹 Итого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7">Правило</text:p>
            </table:table-cell>
            <table:table-cell table:style-name="Таблица1.A1" office:value-type="string">
              <text:p text:style-name="P17">Объяснение</text:p>
            </table:table-cell>
            <table:table-cell table:style-name="Таблица1.A1" office:value-type="string">
              <text:p text:style-name="P17">Пример</text:p>
            </table:table-cell>
          </table:table-row>
        </table:table-header-rows>
        <table:table-row>
          <table:table-cell table:style-name="Таблица1.A1" office:value-type="string">
            <text:p text:style-name="P18">🚫 Циклов быть не может</text:p>
          </table:table-cell>
          <table:table-cell table:style-name="Таблица1.A1" office:value-type="string">
            <text:p text:style-name="P18">Объекты не могут быть прототипами друг друга</text:p>
          </table:table-cell>
          <table:table-cell table:style-name="Таблица1.A1" office:value-type="string">
            <text:p text:style-name="Table_20_Contents"><text:span text:style-name="Source_20_Text"><text:span text:style-name="T1">a.__proto__ = b; b.__proto__ = a; // ❌</text:span></text:span></text:p>
          </table:table-cell>
        </table:table-row>
        <table:table-row>
          <table:table-cell table:style-name="Таблица1.A1" office:value-type="string">
            <text:p text:style-name="P18">✅ Только объект или null</text:p>
          </table:table-cell>
          <table:table-cell table:style-name="Таблица1.A1" office:value-type="string">
            <text:p text:style-name="P18">Прототип должен быть объектом</text:p>
          </table:table-cell>
          <table:table-cell table:style-name="Таблица1.A1" office:value-type="string">
            <text:p text:style-name="Table_20_Contents"><text:span text:style-name="Source_20_Text"><text:span text:style-name="T1">obj.__proto__ = {};</text:span></text:span><text:span text:style-name="T1"> или </text:span><text:span text:style-name="Source_20_Text"><text:span text:style-name="T1">obj.__proto__ = null;</text:span></text:span></text:p>
          </table:table-cell>
        </table:table-row>
        <table:table-row>
          <table:table-cell table:style-name="Таблица1.A1" office:value-type="string">
            <text:p text:style-name="P18">⚠️ Остальные типы игнорируются</text:p>
          </table:table-cell>
          <table:table-cell table:style-name="Таблица1.A1" office:value-type="string">
            <text:p text:style-name="P18">Строки, числа и т.д. не подходят</text:p>
          </table:table-cell>
          <table:table-cell table:style-name="Таблица1.A1" office:value-type="string">
            <text:p text:style-name="Table_20_Contents"><text:span text:style-name="Source_20_Text"><text:span text:style-name="T1">obj.__proto__ = 123; // игнорируется</text:span></text:span></text:p>
          </table:table-cell>
        </table:table-row>
      </table:table>
      <text:p text:style-name="P2"/>
      <text:p text:style-name="P2"/>
      <text:h text:style-name="P16" text:outline-level="2">Что такое <text:span text:style-name="Source_20_Text">[[Prototype]]</text:span></text:h>
      <text:p text:style-name="P3"><text:span text:style-name="Source_20_Text">[[Prototype]]</text:span> — это <text:span text:style-name="Strong_20_Emphasis">внутреннее (скрытое)</text:span> свойство каждого объекта в JavaScript.<text:line-break/>Оно хранит <text:span text:style-name="Strong_20_Emphasis">ссылку на прототип</text:span> — другой объект, от которого текущий наследует свойства и методы.</text:p>
      <text:p text:style-name="P3">Это свойство <text:span text:style-name="Strong_20_Emphasis">нельзя увидеть напрямую</text:span> (у него даже нет имени в коде),<text:line-break/>поэтому раньше в браузерах придумали <text:span text:style-name="Strong_20_Emphasis">удобный способ к нему обращаться</text:span> — через <text:span text:style-name="Source_20_Text">__proto__</text:span>.</text:p>
      <text:p text:style-name="P11"/>
      <text:h text:style-name="P16" text:outline-level="2"><text:soft-page-break/>🔹 Что значит “геттер/сеттер для [[Prototype]]”</text:h>
      <text:p text:style-name="P3">Фраза "геттер/сеттер" означает, что <text:span text:style-name="Source_20_Text">__proto__</text:span> — это <text:span text:style-name="Strong_20_Emphasis">не просто обычное свойство</text:span>,<text:line-break/>а <text:span text:style-name="Strong_20_Emphasis">специальные функции</text:span>, которые <text:span text:style-name="Strong_20_Emphasis">читают</text:span> и <text:span text:style-name="Strong_20_Emphasis">изменяют</text:span> внутреннее свойство <text:span text:style-name="Source_20_Text">[[Prototype]]</text:span>.</text:p>
      <text:p text:style-name="P3">То есть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7">Действие</text:p>
            </table:table-cell>
            <table:table-cell table:style-name="Таблица2.A1" office:value-type="string">
              <text:p text:style-name="Table_20_Heading"><text:span text:style-name="T1">Что делает </text:span><text:span text:style-name="Source_20_Text"><text:span text:style-name="T1">__proto__</text:span></text:span>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obj.__proto__</text:span></text:span></text:p>
          </table:table-cell>
          <table:table-cell table:style-name="Таблица2.A1" office:value-type="string">
            <text:p text:style-name="Table_20_Contents"><text:span text:style-name="Strong_20_Emphasis"><text:span text:style-name="T1">геттер</text:span></text:span><text:span text:style-name="T1"> — возвращает текущее значение </text:span><text:span text:style-name="Source_20_Text"><text:span text:style-name="T1">[[Prototype]]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Table_20_Contents"><text:span text:style-name="Source_20_Text"><text:span text:style-name="T1">obj.__proto__ = newProto</text:span></text:span></text:p>
          </table:table-cell>
          <table:table-cell table:style-name="Таблица2.A1" office:value-type="string">
            <text:p text:style-name="Table_20_Contents"><text:span text:style-name="Strong_20_Emphasis"><text:span text:style-name="T1">сеттер</text:span></text:span><text:span text:style-name="T1"> — изменяет </text:span><text:span text:style-name="Source_20_Text"><text:span text:style-name="T1">[[Prototype]]</text:span></text:span><text:span text:style-name="T1"> объекта</text:span></text:p>
          </table:table-cell>
        </table:table-row>
      </table:table>
      <text:p text:style-name="P11"/>
      <text:h text:style-name="P5" text:outline-level="3">🔸 Пример:</text:h>
      <text:p text:style-name="P6"><text:span text:style-name="Source_20_Text">const animal = { eats: true };</text:span></text:p>
      <text:p text:style-name="P7"><text:span text:style-name="Source_20_Text">const dog = { barks: true };</text:span></text:p>
      <text:p text:style-name="P7"/>
      <text:p text:style-name="P7"><text:span text:style-name="Source_20_Text">// Сеттер — устанавливает [[Prototype]]</text:span></text:p>
      <text:p text:style-name="P7"><text:span text:style-name="Source_20_Text">dog.__proto__ = animal;</text:span></text:p>
      <text:p text:style-name="P7"/>
      <text:p text:style-name="P7"><text:span text:style-name="Source_20_Text">console.log(dog.__proto__ === animal); // true</text:span></text:p>
      <text:p text:style-name="P7"><text:span text:style-name="Source_20_Text">console.log(dog.eats); // true (унаследовано)</text:span></text:p>
      <text:p text:style-name="P7"/>
      <text:p text:style-name="P8"><text:span text:style-name="Source_20_Text">console.log(Object.getPrototypeOf(dog) === animal); // true (тот же результат)</text:span></text:p>
      <text:p text:style-name="P3">Тут <text:span text:style-name="Source_20_Text">dog.__proto__ = animal</text:span> — это просто более старый, "короткий" способ записать то же самое, что:</text:p>
      <text:p text:style-name="P12"><text:span text:style-name="Source_20_Text">Object.setPrototypeOf(dog, animal);</text:span></text:p>
      <text:p text:style-name="P11"/>
      <text:h text:style-name="P16" text:outline-level="2">🔹 Почему “исторически обусловленный”</text:h>
      <text:p text:style-name="P3">Потому что <text:span text:style-name="Source_20_Text">__proto__</text:span> — <text:span text:style-name="Strong_20_Emphasis">старый способ</text:span>, который появился <text:span text:style-name="Strong_20_Emphasis">ещё до стандарта ECMAScript 2015 (ES6)</text:span>.<text:line-break/>Раньше у разработчиков <text:span text:style-name="Strong_20_Emphasis">не было других способов</text:span> работать с прототипом напрямую,<text:line-break/>поэтому браузеры (начиная с Netscape) ввели неофициальное свойство <text:span text:style-name="Source_20_Text">__proto__</text:span>.</text:p>
      <text:p text:style-name="P3">Позже, когда JavaScript стандартизировали, добавили <text:span text:style-name="Strong_20_Emphasis">официальные методы</text:span>:</text:p>
      <text:list text:style-name="L5">
        <text:list-item>
          <text:p text:style-name="P19"><text:span text:style-name="Source_20_Text">Object.getPrototypeOf(obj)</text:span> — безопасно получить прототип</text:p>
        </text:list-item>
        <text:list-item>
          <text:p text:style-name="P19"><text:span text:style-name="Source_20_Text">Object.setPrototypeOf(obj, proto)</text:span> — безопасно установить прототип</text:p>
        </text:list-item>
      </text:list>
      <text:p text:style-name="P3">А <text:span text:style-name="Source_20_Text">__proto__</text:span> оставили <text:span text:style-name="Strong_20_Emphasis">для совместимости со старым кодом</text:span>,<text:line-break/>поэтому и говорят, что это <text:span text:style-name="Strong_20_Emphasis">"исторически обусловленный"</text:span> способ.</text:p>
      <text:p text:style-name="P11"/>
      <text:h text:style-name="P16" text:outline-level="2"><text:soft-page-break/>🔹 Кратко: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7">Термин</text:p>
            </table:table-cell>
            <table:table-cell table:style-name="Таблица3.A1" office:value-type="string">
              <text:p text:style-name="P17">Что значит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<text:span text:style-name="T1">[[Prototype]]</text:span></text:span></text:p>
          </table:table-cell>
          <table:table-cell table:style-name="Таблица3.A1" office:value-type="string">
            <text:p text:style-name="P18">Внутреннее скрытое свойство объекта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1">__proto__</text:span></text:span></text:p>
          </table:table-cell>
          <table:table-cell table:style-name="Таблица3.A1" office:value-type="string">
            <text:p text:style-name="Table_20_Contents"><text:span text:style-name="T1">Геттер/сеттер для </text:span><text:span text:style-name="Source_20_Text"><text:span text:style-name="T1">[[Prototype]]</text:span></text:span><text:span text:style-name="T1">, добавленный исторически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1">Object.getPrototypeOf(obj)</text:span></text:span></text:p>
          </table:table-cell>
          <table:table-cell table:style-name="Таблица3.A1" office:value-type="string">
            <text:p text:style-name="P18">Современный способ получить прототип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1">Object.setPrototypeOf(obj, proto)</text:span></text:span></text:p>
          </table:table-cell>
          <table:table-cell table:style-name="Таблица3.A1" office:value-type="string">
            <text:p text:style-name="P18">Современный способ установить прототип</text:p>
          </table:table-cell>
        </table:table-row>
      </table:table>
      <text:p text:style-name="P11"/>
      <text:p text:style-name="P3">💡 <text:span text:style-name="Strong_20_Emphasis">Итог простыми словами:</text:span></text:p>
      <text:p text:style-name="P4"><text:span text:style-name="Source_20_Text">__proto__</text:span> — это просто старое "окошко", через которое можно посмотреть и поменять внутреннее свойство <text:span text:style-name="Source_20_Text">[[Prototype]]</text:span>.<text:line-break/>Оно работает как геттер (чтение) и сеттер (запись), но сейчас его используют только для простоты или совместимости.</text:p>
      <text:p text:style-name="P2"/>
      <text:p text:style-name="P2"/>
      <text:p text:style-name="P3">Фраза <text:span text:style-name="Strong_20_Emphasis">«операция записи не использует прототип»</text:span> — это важный момент в том, <text:span text:style-name="Strong_20_Emphasis">как работает наследование в JavaScript</text:span>.<text:line-break/>Давай объясню пошагово, на простых примерах 👇</text:p>
      <text:p text:style-name="P11"/>
      <text:h text:style-name="P16" text:outline-level="2">🔹 Суть идеи</text:h>
      <text:p text:style-name="P3">Когда ты <text:span text:style-name="Strong_20_Emphasis">читаешь</text:span> свойство объекта (<text:span text:style-name="Source_20_Text">obj.prop</text:span>), JavaScript действительно использует <text:span text:style-name="Strong_20_Emphasis">цепочку прототипов</text:span>, чтобы его найти.<text:line-break/>Но когда ты <text:span text:style-name="Strong_20_Emphasis">записываешь</text:span> свойство (<text:span text:style-name="Source_20_Text">obj.prop = ...</text:span>), — <text:span text:style-name="Strong_20_Emphasis">прототип не используется!</text:span></text:p>
      <text:p text:style-name="P11"/>
      <text:h text:style-name="P16" text:outline-level="2">🔹 Как это выглядит на практике</text:h>
      <text:h text:style-name="P5" text:outline-level="3">Пример 1 — чтение использует прототип:</text:h>
      <text:p text:style-name="P6"><text:span text:style-name="Source_20_Text">const animal = { eats: true };</text:span></text:p>
      <text:p text:style-name="P7"><text:span text:style-name="Source_20_Text">const dog = Object.create(animal); // dog.[[Prototype]] = animal</text:span></text:p>
      <text:p text:style-name="P7"/>
      <text:p text:style-name="P8"><text:span text:style-name="Source_20_Text">console.log(dog.eats); // true — свойство взято из прототипа</text:span></text:p>
      <text:p text:style-name="P3">📖 JS ищет <text:span text:style-name="Source_20_Text">eats</text:span> в <text:span text:style-name="Source_20_Text">dog</text:span>, не находит, идёт в <text:span text:style-name="Source_20_Text">animal</text:span> и берёт оттуда.</text:p>
      <text:p text:style-name="P11"/>
      <text:h text:style-name="P5" text:outline-level="3">Пример 2 — запись не использует прототип:</text:h>
      <text:p text:style-name="P6"><text:span text:style-name="Source_20_Text">dog.eats = false; // присваиваем новое значение</text:span></text:p>
      <text:p text:style-name="P7"/>
      <text:p text:style-name="P7"><text:span text:style-name="Source_20_Text">console.log(dog.eats); <text:s text:c="4"/>// false — собственное свойство dog</text:span></text:p>
      <text:p text:style-name="P8"><text:span text:style-name="Source_20_Text">console.log(animal.eats); <text:s/>// true — не изменилось!</text:span></text:p>
      <text:p text:style-name="P3"><text:soft-page-break/>📌 Что произошло:</text:p>
      <text:list text:style-name="L6">
        <text:list-item>
          <text:p text:style-name="P20">При записи <text:span text:style-name="Source_20_Text">dog.eats = false</text:span> JS <text:span text:style-name="Strong_20_Emphasis">не идёт в прототип</text:span>.</text:p>
        </text:list-item>
        <text:list-item>
          <text:p text:style-name="P20">Он просто <text:span text:style-name="Strong_20_Emphasis">создаёт новое свойство </text:span><text:span text:style-name="Strong_20_Emphasis"><text:span text:style-name="Source_20_Text">eats</text:span></text:span><text:span text:style-name="Strong_20_Emphasis"> в самом </text:span><text:span text:style-name="Strong_20_Emphasis"><text:span text:style-name="Source_20_Text">dog</text:span></text:span>, не трогая <text:span text:style-name="Source_20_Text">animal</text:span>.</text:p>
        </text:list-item>
      </text:list>
      <text:p text:style-name="P11"/>
      <text:h text:style-name="P16" text:outline-level="2">🔹 То есть:</text:h>
      <text:list text:style-name="L7">
        <text:list-item>
          <text:p text:style-name="P21"><text:span text:style-name="Strong_20_Emphasis">Чтение</text:span> (<text:span text:style-name="Source_20_Text">obj.prop</text:span>) → ищет по цепочке прототипов</text:p>
        </text:list-item>
        <text:list-item>
          <text:p text:style-name="P21"><text:span text:style-name="Strong_20_Emphasis">Запись</text:span> (<text:span text:style-name="Source_20_Text">obj.prop = value</text:span>) → <text:span text:style-name="Strong_20_Emphasis">всегда работает с самим объектом</text:span><text:line-break/>(добавляет или изменяет собственное свойство)</text:p>
        </text:list-item>
      </text:list>
      <text:p text:style-name="P11"/>
      <text:h text:style-name="P16" text:outline-level="2">🔹 Почему так сделано</text:h>
      <text:p text:style-name="P3">Если бы запись шла по цепочке, то любое изменение в наследнике меняло бы свойства «родителя» — это было бы очень опасно и непредсказуемо.</text:p>
      <text:p text:style-name="P3">Например:</text:p>
      <text:p text:style-name="P6"><text:span text:style-name="Source_20_Text">const user = { name: "Alice" };</text:span></text:p>
      <text:p text:style-name="P7"><text:span text:style-name="Source_20_Text">const admin = Object.create(user);</text:span></text:p>
      <text:p text:style-name="P7"/>
      <text:p text:style-name="P7"><text:span text:style-name="Source_20_Text">admin.name = "Bob"; // создаётся СВОЁ свойство</text:span></text:p>
      <text:p text:style-name="P8"><text:span text:style-name="Source_20_Text">console.log(user.name); // "Alice"</text:span></text:p>
      <text:p text:style-name="P3">Если бы запись шла через прототип, то <text:span text:style-name="Source_20_Text">user.name</text:span> тоже стал бы <text:span text:style-name="Source_20_Text">"Bob"</text:span>,<text:line-break/>и все объекты, унаследованные от <text:span text:style-name="Source_20_Text">user</text:span>, внезапно бы изменились.<text:line-break/>Такое поведение разрушило бы изоляцию объектов.</text:p>
      <text:h text:style-name="P16" text:outline-level="2">Можно запомнить просто:</text:h>
      <text:p text:style-name="P22">Если при записи свойства в прототипе нет <text:span text:style-name="Strong_20_Emphasis">сеттеров</text:span>,<text:line-break/>JS <text:span text:style-name="Strong_20_Emphasis">создаёт новое свойство</text:span> в самом объекте.</text:p>
      <text:p text:style-name="P22">Если в прототипе <text:span text:style-name="Strong_20_Emphasis">есть сеттер</text:span>,<text:line-break/>он <text:span text:style-name="Strong_20_Emphasis">вызовется</text:span>, и новое свойство не создастся автоматически.</text:p>
      <text:p text:style-name="P3"/>
      <text:p text:style-name="P11"/>
      <text:h text:style-name="P16" text:outline-level="2">🔹 Исключение — если в прототипе есть <text:span text:style-name="Emphasis">сеттер</text:span></text:h>
      <text:p text:style-name="P3">Если свойство в прототипе — <text:span text:style-name="Strong_20_Emphasis">аксессор (getter/setter)</text:span>,<text:line-break/>тогда при записи JS <text:span text:style-name="Strong_20_Emphasis">вызовет сеттер</text:span>, а не создаст новое свойство.</text:p>
      <text:p text:style-name="P3">Пример:</text:p>
      <text:p text:style-name="P6"><text:span text:style-name="Source_20_Text">const user = {</text:span></text:p>
      <text:p text:style-name="P7"><text:span text:style-name="Source_20_Text"><text:s text:c="2"/>set name(value) {</text:span></text:p>
      <text:p text:style-name="P7"><text:soft-page-break/><text:span text:style-name="Source_20_Text"><text:s text:c="4"/>console.log("Сеттер сработал:", valu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Object.create(user);</text:span></text:p>
      <text:p text:style-name="P7"/>
      <text:p text:style-name="P7"><text:span text:style-name="Source_20_Text">admin.name = "Bob"; // вызовет сеттер из прототипа</text:span></text:p>
      <text:p text:style-name="P8"><text:span text:style-name="Source_20_Text">// не создаст собственное свойство!</text:span></text:p>
      <text:p text:style-name="P11"/>
      <text:h text:style-name="P16" text:outline-level="2">🔹 Итого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7">Операция</text:p>
            </table:table-cell>
            <table:table-cell table:style-name="Таблица4.A1" office:value-type="string">
              <text:p text:style-name="P17">Использует прототип?</text:p>
            </table:table-cell>
            <table:table-cell table:style-name="Таблица4.A1" office:value-type="string">
              <text:p text:style-name="P17">Что делает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<text:span text:style-name="T1">obj.prop</text:span></text:span><text:span text:style-name="T1"> (чтение)</text:span></text:p>
          </table:table-cell>
          <table:table-cell table:style-name="Таблица4.A1" office:value-type="string">
            <text:p text:style-name="P18">✅ Да</text:p>
          </table:table-cell>
          <table:table-cell table:style-name="Таблица4.A1" office:value-type="string">
            <text:p text:style-name="P18">Ищет свойство в цепочке прототипов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obj.prop = value</text:span></text:span><text:span text:style-name="T1"> (запись)</text:span></text:p>
          </table:table-cell>
          <table:table-cell table:style-name="Таблица4.A1" office:value-type="string">
            <text:p text:style-name="P18">❌ Нет</text:p>
          </table:table-cell>
          <table:table-cell table:style-name="Таблица4.A1" office:value-type="string">
            <text:p text:style-name="P18">Создаёт или меняет собственное свойство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obj.prop = value</text:span></text:span><text:span text:style-name="T1"> (если в прототипе есть сеттер)</text:span></text:p>
          </table:table-cell>
          <table:table-cell table:style-name="Таблица4.A1" office:value-type="string">
            <text:p text:style-name="P18">⚙️ Да (вызовет сеттер)</text:p>
          </table:table-cell>
          <table:table-cell table:style-name="Таблица4.A1" office:value-type="string">
            <text:p text:style-name="P18">Вызывает функцию-сеттер из прототипа</text:p>
          </table:table-cell>
        </table:table-row>
      </table:table>
      <text:p text:style-name="P2"/>
      <text:p text:style-name="P2"/>
      <text:h text:style-name="P16" text:outline-level="2">🔹 Теперь к твоему примеру</text:h>
      <text:p text:style-name="P6"><text:span text:style-name="Source_20_Text">const user = {</text:span></text:p>
      <text:p text:style-name="P7"><text:span text:style-name="Source_20_Text"><text:s text:c="2"/>set name(value) {</text:span></text:p>
      <text:p text:style-name="P7"><text:span text:style-name="Source_20_Text"><text:s text:c="4"/>console.log("Сеттер сработал:", valu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Object.create(user); // admin.[[Prototype]] = user</text:span></text:p>
      <text:p text:style-name="P7"/>
      <text:p text:style-name="P8"><text:span text:style-name="Source_20_Text">admin.name = "Bob";</text:span></text:p>
      <text:h text:style-name="P5" text:outline-level="3">Пошагово, что делает движок JS:</text:h>
      <text:list text:style-name="L8">
        <text:list-item>
          <text:p text:style-name="P23">JS видит присваивание <text:span text:style-name="Source_20_Text">admin.name = "Bob"</text:span>.</text:p>
        </text:list-item>
        <text:list-item>
          <text:p text:style-name="P23">Он <text:span text:style-name="Strong_20_Emphasis">ищет, есть ли у </text:span><text:span text:style-name="Strong_20_Emphasis"><text:span text:style-name="Source_20_Text">admin</text:span></text:span><text:span text:style-name="Strong_20_Emphasis"> своё свойство </text:span><text:span text:style-name="Strong_20_Emphasis"><text:span text:style-name="Source_20_Text">name</text:span></text:span>.</text:p>
          <text:list>
            <text:list-item>
              <text:p text:style-name="P23">Нет, у <text:span text:style-name="Source_20_Text">admin</text:span> нет.</text:p>
            </text:list-item>
          </text:list>
        </text:list-item>
        <text:list-item>
          <text:p text:style-name="P23">Тогда он идёт искать по <text:span text:style-name="Strong_20_Emphasis">цепочке прототипов</text:span> → находит <text:span text:style-name="Source_20_Text">user.name</text:span>.</text:p>
          <text:list>
            <text:list-item>
              <text:p text:style-name="P23">Но у <text:span text:style-name="Source_20_Text">user.name</text:span> — <text:span text:style-name="Strong_20_Emphasis">не значение</text:span>, а <text:span text:style-name="Strong_20_Emphasis">сеттер</text:span> (функция).</text:p>
            </text:list-item>
          </text:list>
        </text:list-item>
        <text:list-item>
          <text:p text:style-name="P23">JS <text:span text:style-name="Strong_20_Emphasis">не создаёт новое свойство у </text:span><text:span text:style-name="Strong_20_Emphasis"><text:span text:style-name="Source_20_Text">admin</text:span></text:span>,<text:line-break/>а <text:span text:style-name="Strong_20_Emphasis">вызвает найденный сеттер</text:span>, передавая <text:span text:style-name="Source_20_Text">"Bob"</text:span> как аргумент.</text:p>
        </text:list-item>
      </text:list>
      <text:p text:style-name="P3">👉 Поэтому в консоли:</text:p>
      <text:p text:style-name="P12"><text:span text:style-name="Source_20_Text">Сеттер сработал: Bob</text:span></text:p>
      <text:p text:style-name="P11"/>
      <text:h text:style-name="P16" text:outline-level="2"><text:soft-page-break/>🔹 То есть важно понять:</text:h>
      <text:list text:style-name="L9">
        <text:list-item>
          <text:p text:style-name="P24">Если <text:span text:style-name="Strong_20_Emphasis">в прототипе обычное свойство</text:span>, запись создаст <text:span text:style-name="Strong_20_Emphasis">новое свойство</text:span> в объекте.</text:p>
        </text:list-item>
        <text:list-item>
          <text:p text:style-name="P24">Если <text:span text:style-name="Strong_20_Emphasis">в прототипе сеттер</text:span>, запись <text:span text:style-name="Strong_20_Emphasis">не создаёт новое свойство</text:span>, а вызывает этот сеттер.</text:p>
        </text:list-item>
      </text:list>
      <text:p text:style-name="P11"/>
      <text:h text:style-name="P16" text:outline-level="2">🔹 Чтобы увидеть это на практике</text:h>
      <text:p text:style-name="P3">Добавим вывод, чтобы убедиться, что у <text:span text:style-name="Source_20_Text">admin</text:span> <text:span text:style-name="Strong_20_Emphasis">нет своего свойства </text:span><text:span text:style-name="Strong_20_Emphasis"><text:span text:style-name="Source_20_Text">name</text:span></text:span>:</text:p>
      <text:p text:style-name="P6"><text:span text:style-name="Source_20_Text">const user = {</text:span></text:p>
      <text:p text:style-name="P7"><text:span text:style-name="Source_20_Text"><text:s text:c="2"/>set name(value) {</text:span></text:p>
      <text:p text:style-name="P7"><text:span text:style-name="Source_20_Text"><text:s text:c="4"/>console.log("Сеттер сработал:", valu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Object.create(user);</text:span></text:p>
      <text:p text:style-name="P7"/>
      <text:p text:style-name="P7"><text:span text:style-name="Source_20_Text">admin.name = "Bob"; // вызывает сеттер</text:span></text:p>
      <text:p text:style-name="P7"/>
      <text:p text:style-name="P8"><text:span text:style-name="Source_20_Text">console.log(admin.hasOwnProperty('name')); // false ❗️</text:span></text:p>
      <text:p text:style-name="P3">Результат:</text:p>
      <text:p text:style-name="P6"><text:span text:style-name="Source_20_Text">Сеттер сработал: Bob</text:span></text:p>
      <text:p text:style-name="P8"><text:span text:style-name="Source_20_Text">false</text:span></text:p>
      <text:p text:style-name="P3">📌 Это значит:</text:p>
      <text:list text:style-name="L10">
        <text:list-item>
          <text:p text:style-name="P25">JS <text:span text:style-name="Strong_20_Emphasis">не создал</text:span> <text:span text:style-name="Source_20_Text">admin.name</text:span>,</text:p>
        </text:list-item>
        <text:list-item>
          <text:p text:style-name="P25">просто вызвал функцию-сеттер из <text:span text:style-name="Source_20_Text">user</text:span>.</text:p>
        </text:list-item>
      </text:list>
      <text:p text:style-name="P11"/>
      <text:h text:style-name="P16" text:outline-level="2">🔹 Если бы в <text:span text:style-name="Source_20_Text">user</text:span> не было сеттера</text:h>
      <text:p text:style-name="P3">Тогда JS <text:span text:style-name="Strong_20_Emphasis">создал бы новое свойство</text:span> у <text:span text:style-name="Source_20_Text">admin</text:span>:</text:p>
      <text:p text:style-name="P6"><text:span text:style-name="Source_20_Text">const user = { name: "Alice" };</text:span></text:p>
      <text:p text:style-name="P7"><text:span text:style-name="Source_20_Text">const admin = Object.create(user);</text:span></text:p>
      <text:p text:style-name="P7"/>
      <text:p text:style-name="P7"><text:span text:style-name="Source_20_Text">admin.name = "Bob"; // создаёт собственное свойство</text:span></text:p>
      <text:p text:style-name="P7"/>
      <text:p text:style-name="P7"><text:span text:style-name="Source_20_Text">console.log(admin.name); // "Bob"</text:span></text:p>
      <text:p text:style-name="P7"><text:span text:style-name="Source_20_Text">console.log(user.name); <text:s/>// "Alice"</text:span></text:p>
      <text:p text:style-name="P8"><text:span text:style-name="Source_20_Text">console.log(admin.hasOwnProperty('name')); // true</text:span></text:p>
      <text:h text:style-name="P16" text:outline-level="2"><text:a xlink:type="simple" xlink:href="https://learn.javascript.ru/prototype-inheritance#znachenie-this" office:name="znachenie-this" text:style-name="Internet_20_link" text:visited-style-name="Visited_20_Internet_20_Link"><text:span text:style-name="T4">Значение «this»</text:span></text:a></text:h>
      <text:h text:style-name="P16" text:outline-level="2">Главное правило</text:h>
      <text:p text:style-name="P4"><text:span text:style-name="Strong_20_Emphasis"><text:span text:style-name="Source_20_Text">this</text:span></text:span><text:span text:style-name="Strong_20_Emphasis"> не зависит от того, где функция объявлена (в прототипе или нет)</text:span>.<text:line-break/>Оно зависит <text:span text:style-name="Strong_20_Emphasis">от того, КТО вызвал функцию.</text:span></text:p>
      <text:p text:style-name="P11"><text:soft-page-break/></text:p>
      <text:h text:style-name="P16" text:outline-level="2">🔹 Пример с прототипом</text:h>
      <text:p text:style-name="P6"><text:span text:style-name="Source_20_Text">const user = {</text:span></text:p>
      <text:p text:style-name="P7"><text:span text:style-name="Source_20_Text"><text:s text:c="2"/>name: "John",</text:span></text:p>
      <text:p text:style-name="P7"><text:span text:style-name="Source_20_Text"><text:s text:c="2"/>sayHi() {</text:span></text:p>
      <text:p text:style-name="P7"><text:span text:style-name="Source_20_Text"><text:s text:c="4"/>console.log(this.name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{</text:span></text:p>
      <text:p text:style-name="P7"><text:span text:style-name="Source_20_Text"><text:s text:c="2"/>__proto__: user,</text:span></text:p>
      <text:p text:style-name="P7"><text:span text:style-name="Source_20_Text"><text:s text:c="2"/>name: "Alice"</text:span></text:p>
      <text:p text:style-name="P7"><text:span text:style-name="Source_20_Text">};</text:span></text:p>
      <text:p text:style-name="P7"/>
      <text:p text:style-name="P8"><text:span text:style-name="Source_20_Text">admin.sayHi(); // "Alice"</text:span></text:p>
      <text:p text:style-name="P3">🧩 Что произошло:</text:p>
      <text:list text:style-name="L11">
        <text:list-item>
          <text:p text:style-name="P26">У <text:span text:style-name="Source_20_Text">admin</text:span> нет метода <text:span text:style-name="Source_20_Text">sayHi</text:span>,<text:line-break/>поэтому JS ищет его в прототипе (<text:span text:style-name="Source_20_Text">user</text:span>).</text:p>
        </text:list-item>
        <text:list-item>
          <text:p text:style-name="P26">Находит <text:span text:style-name="Source_20_Text">user.sayHi</text:span>, но <text:span text:style-name="Strong_20_Emphasis">вызов идёт как </text:span><text:span text:style-name="Strong_20_Emphasis"><text:span text:style-name="Source_20_Text">admin.sayHi()</text:span></text:span>,<text:line-break/>поэтому:</text:p>
          <text:p text:style-name="P27"><text:span text:style-name="Source_20_Text">this === admin</text:span></text:p>
        </text:list-item>
        <text:list-item>
          <text:p text:style-name="P26">Метод <text:span text:style-name="Source_20_Text">sayHi</text:span> выводит <text:span text:style-name="Source_20_Text">admin.name</text:span>, то есть <text:span text:style-name="Source_20_Text">"Alice"</text:span>.</text:p>
        </text:list-item>
      </text:list>
      <text:p text:style-name="P11"/>
      <text:h text:style-name="P16" text:outline-level="2">🔹 Вывод</text:h>
      <text:p text:style-name="P3"><text:span text:style-name="Source_20_Text">this</text:span> всегда указывает <text:span text:style-name="Strong_20_Emphasis">на объект, у которого вызван метод</text:span>,<text:line-break/>а не на объект, где метод был найден.</text:p>
      <text:p text:style-name="P11"/>
      <text:h text:style-name="P16" text:outline-level="2">🔹 Чтобы доказать, что <text:span text:style-name="Source_20_Text">this</text:span> не “привязан” к прототипу</text:h>
      <text:p text:style-name="P6"><text:span text:style-name="Source_20_Text">const animal = {</text:span></text:p>
      <text:p text:style-name="P7"><text:span text:style-name="Source_20_Text"><text:s text:c="2"/>sayHi() {</text:span></text:p>
      <text:p text:style-name="P7"><text:span text:style-name="Source_20_Text"><text:s text:c="4"/>console.log(this.kind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dog = {</text:span></text:p>
      <text:p text:style-name="P7"><text:span text:style-name="Source_20_Text"><text:s text:c="2"/>__proto__: animal,</text:span></text:p>
      <text:p text:style-name="P7"><text:span text:style-name="Source_20_Text"><text:s text:c="2"/>kind: "Dog"</text:span></text:p>
      <text:p text:style-name="P7"><text:span text:style-name="Source_20_Text">};</text:span></text:p>
      <text:p text:style-name="P7"/>
      <text:p text:style-name="P7"><text:span text:style-name="Source_20_Text">const cat = {</text:span></text:p>
      <text:p text:style-name="P7"><text:span text:style-name="Source_20_Text"><text:s text:c="2"/>__proto__: animal,</text:span></text:p>
      <text:p text:style-name="P7"><text:span text:style-name="Source_20_Text"><text:s text:c="2"/>kind: "Cat"</text:span></text:p>
      <text:p text:style-name="P7"><text:span text:style-name="Source_20_Text">};</text:span></text:p>
      <text:p text:style-name="P7"/>
      <text:p text:style-name="P7"><text:span text:style-name="Source_20_Text">dog.sayHi(); // "Dog"</text:span></text:p>
      <text:p text:style-name="P8"><text:soft-page-break/><text:span text:style-name="Source_20_Text">cat.sayHi(); // "Cat"</text:span></text:p>
      <text:p text:style-name="P3">➡️ Один и тот же метод <text:span text:style-name="Source_20_Text">sayHi</text:span> из <text:span text:style-name="Source_20_Text">animal</text:span><text:line-break/>работает с разными объектами (<text:span text:style-name="Source_20_Text">dog</text:span>, <text:span text:style-name="Source_20_Text">cat</text:span>),<text:line-break/>потому что <text:span text:style-name="Source_20_Text">this</text:span> <text:span text:style-name="Strong_20_Emphasis">меняется в зависимости от вызова</text:span>.</text:p>
      <text:p text:style-name="P11"/>
      <text:h text:style-name="P16" text:outline-level="2">🔹 Важно: <text:span text:style-name="Source_20_Text">this</text:span> ≠ прототип</text:h>
      <text:p text:style-name="P3">Иногда новички думают, что <text:span text:style-name="Source_20_Text">this</text:span> внутри метода прототипа — это сам прототип.<text:line-break/>Это не так.</text:p>
      <text:p text:style-name="P3">Посмотрим пример:</text:p>
      <text:p text:style-name="P6"><text:span text:style-name="Source_20_Text">const user = {</text:span></text:p>
      <text:p text:style-name="P7"><text:span text:style-name="Source_20_Text"><text:s text:c="2"/>showThis() {</text:span></text:p>
      <text:p text:style-name="P7"><text:span text:style-name="Source_20_Text"><text:s text:c="4"/>console.log(this);</text:span></text:p>
      <text:p text:style-name="P7"><text:span text:style-name="Source_20_Text"><text:s text:c="2"/>}</text:span></text:p>
      <text:p text:style-name="P7"><text:span text:style-name="Source_20_Text">};</text:span></text:p>
      <text:p text:style-name="P7"/>
      <text:p text:style-name="P7"><text:span text:style-name="Source_20_Text">const admin = { __proto__: user };</text:span></text:p>
      <text:p text:style-name="P7"><text:span text:style-name="Source_20_Text">admin.showThis(); // admin</text:span></text:p>
      <text:p text:style-name="P8"><text:span text:style-name="Source_20_Text">user.showThis(); <text:s/>// user</text:span></text:p>
      <text:p text:style-name="P3">🧠 <text:span text:style-name="Source_20_Text">this</text:span> — не <text:span text:style-name="Source_20_Text">user</text:span> (прототип), а <text:span text:style-name="Strong_20_Emphasis">тот объект, у которого вызвали метод</text:span>.</text:p>
      <text:p text:style-name="P11"/>
      <text:h text:style-name="P16" text:outline-level="2">🔹 <text:span text:style-name="Source_20_Text">this</text:span> в конструкторах и прототипах классов</text:h>
      <text:p text:style-name="P3">Когда ты используешь конструктор или класс, <text:span text:style-name="Source_20_Text">this</text:span> указывает на <text:span text:style-name="Strong_20_Emphasis">новый объект</text:span>, создаваемый через <text:span text:style-name="Source_20_Text">new</text:span>.</text:p>
      <text:p text:style-name="P6"><text:span text:style-name="Source_20_Text">function User(name) {</text:span></text:p>
      <text:p text:style-name="P7"><text:span text:style-name="Source_20_Text"><text:s text:c="2"/>this.name = name;</text:span></text:p>
      <text:p text:style-name="P7"><text:span text:style-name="Source_20_Text">}</text:span></text:p>
      <text:p text:style-name="P7"/>
      <text:p text:style-name="P7"><text:span text:style-name="Source_20_Text">User.prototype.sayHi = function() {</text:span></text:p>
      <text:p text:style-name="P7"><text:span text:style-name="Source_20_Text"><text:s text:c="2"/>console.log(this.name);</text:span></text:p>
      <text:p text:style-name="P7"><text:span text:style-name="Source_20_Text">};</text:span></text:p>
      <text:p text:style-name="P7"/>
      <text:p text:style-name="P7"><text:span text:style-name="Source_20_Text">const u1 = new User("Alice");</text:span></text:p>
      <text:p text:style-name="P7"><text:span text:style-name="Source_20_Text">const u2 = new User("Bob");</text:span></text:p>
      <text:p text:style-name="P7"/>
      <text:p text:style-name="P7"><text:span text:style-name="Source_20_Text">u1.sayHi(); // "Alice"</text:span></text:p>
      <text:p text:style-name="P8"><text:span text:style-name="Source_20_Text">u2.sayHi(); // "Bob"</text:span></text:p>
      <text:p text:style-name="P3">Здесь:</text:p>
      <text:list text:style-name="L12">
        <text:list-item>
          <text:p text:style-name="P28">Метод <text:span text:style-name="Source_20_Text">sayHi</text:span> хранится в <text:span text:style-name="Source_20_Text">User.prototype</text:span></text:p>
        </text:list-item>
        <text:list-item>
          <text:p text:style-name="P28">Но когда он вызывается, <text:span text:style-name="Source_20_Text">this</text:span> ссылается <text:span text:style-name="Strong_20_Emphasis">на конкретный объект (</text:span><text:span text:style-name="Strong_20_Emphasis"><text:span text:style-name="Source_20_Text">u1</text:span></text:span><text:span text:style-name="Strong_20_Emphasis"> или </text:span><text:span text:style-name="Strong_20_Emphasis"><text:span text:style-name="Source_20_Text">u2</text:span></text:span><text:span text:style-name="Strong_20_Emphasis">)</text:span></text:p>
        </text:list-item>
      </text:list>
      <text:p text:style-name="P11"/>
      <text:h text:style-name="P16" text:outline-level="2"><text:soft-page-break/>🔹 Стрелочные функции в прототипах</text:h>
      <text:p text:style-name="P3">Если использовать <text:span text:style-name="Strong_20_Emphasis">стрелочную функцию</text:span>, то у неё нет своего <text:span text:style-name="Source_20_Text">this</text:span>,<text:line-break/>и она возьмёт <text:span text:style-name="Source_20_Text">this</text:span> из внешнего контекста (что часто приводит к ошибкам):</text:p>
      <text:p text:style-name="P6"><text:span text:style-name="Source_20_Text">function User(name) {</text:span></text:p>
      <text:p text:style-name="P7"><text:span text:style-name="Source_20_Text"><text:s text:c="2"/>this.name = name;</text:span></text:p>
      <text:p text:style-name="P7"><text:span text:style-name="Source_20_Text">}</text:span></text:p>
      <text:p text:style-name="P7"/>
      <text:p text:style-name="P7"><text:span text:style-name="Source_20_Text">User.prototype.sayHi = () =&gt; {</text:span></text:p>
      <text:p text:style-name="P7"><text:span text:style-name="Source_20_Text"><text:s text:c="2"/>console.log(this.name); // ❌ this не User!</text:span></text:p>
      <text:p text:style-name="P7"><text:span text:style-name="Source_20_Text">};</text:span></text:p>
      <text:p text:style-name="P7"/>
      <text:p text:style-name="P7"><text:span text:style-name="Source_20_Text">const u = new User("Alice");</text:span></text:p>
      <text:p text:style-name="P8"><text:span text:style-name="Source_20_Text">u.sayHi(); // undefined (или ошибка)</text:span></text:p>
      <text:p text:style-name="P3">Почему?<text:line-break/>Потому что <text:span text:style-name="Source_20_Text">this</text:span> в стрелочной функции — <text:span text:style-name="Strong_20_Emphasis">не объект </text:span><text:span text:style-name="Strong_20_Emphasis"><text:span text:style-name="Source_20_Text">u</text:span></text:span>,<text:line-break/>а <text:span text:style-name="Source_20_Text">this</text:span> из внешнего лексического окружения (в данном случае — <text:span text:style-name="Source_20_Text">window</text:span> или <text:span text:style-name="Source_20_Text">undefined</text:span>).</text:p>
      <text:p text:style-name="P3">✅ Правильно:</text:p>
      <text:p text:style-name="P6"><text:span text:style-name="Source_20_Text">User.prototype.sayHi = function() {</text:span></text:p>
      <text:p text:style-name="P7"><text:span text:style-name="Source_20_Text"><text:s text:c="2"/>console.log(this.name);</text:span></text:p>
      <text:p text:style-name="P8"><text:span text:style-name="Source_20_Text">};</text:span></text:p>
      <text:p text:style-name="P11"/>
      <text:h text:style-name="P16" text:outline-level="2">🧠 ИТОГ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7">Где находится метод</text:p>
            </table:table-cell>
            <table:table-cell table:style-name="Таблица5.A1" office:value-type="string">
              <text:p text:style-name="Table_20_Heading"><text:span text:style-name="T1">Кто задаёт </text:span><text:span text:style-name="Source_20_Text"><text:span text:style-name="T1">this</text:span></text:span></text:p>
            </table:table-cell>
            <table:table-cell table:style-name="Таблица5.A1" office:value-type="string">
              <text:p text:style-name="P17">Пример вызова</text:p>
            </table:table-cell>
          </table:table-row>
        </table:table-header-rows>
        <table:table-row>
          <table:table-cell table:style-name="Таблица5.A1" office:value-type="string">
            <text:p text:style-name="P18">В объекте</text:p>
          </table:table-cell>
          <table:table-cell table:style-name="Таблица5.A1" office:value-type="string">
            <text:p text:style-name="P18">Сам объект</text:p>
          </table:table-cell>
          <table:table-cell table:style-name="Таблица5.A1" office:value-type="string">
            <text:p text:style-name="Table_20_Contents"><text:span text:style-name="Source_20_Text"><text:span text:style-name="T1">obj.method()</text:span></text:span><text:span text:style-name="T1"> → </text:span><text:span text:style-name="Source_20_Text"><text:span text:style-name="T1">this = obj</text:span></text:span></text:p>
          </table:table-cell>
        </table:table-row>
        <table:table-row>
          <table:table-cell table:style-name="Таблица5.A1" office:value-type="string">
            <text:p text:style-name="P18">В прототипе</text:p>
          </table:table-cell>
          <table:table-cell table:style-name="Таблица5.A1" office:value-type="string">
            <text:p text:style-name="P18">Объект, у которого вызван метод</text:p>
          </table:table-cell>
          <table:table-cell table:style-name="Таблица5.A1" office:value-type="string">
            <text:p text:style-name="Table_20_Contents"><text:span text:style-name="Source_20_Text"><text:span text:style-name="T1">child.method()</text:span></text:span><text:span text:style-name="T1"> → </text:span><text:span text:style-name="Source_20_Text"><text:span text:style-name="T1">this = child</text:span></text:span></text:p>
          </table:table-cell>
        </table:table-row>
        <table:table-row>
          <table:table-cell table:style-name="Таблица5.A1" office:value-type="string">
            <text:p text:style-name="P18">В конструкторе</text:p>
          </table:table-cell>
          <table:table-cell table:style-name="Таблица5.A1" office:value-type="string">
            <text:p text:style-name="Table_20_Contents"><text:span text:style-name="T1">Новый объект, созданный через </text:span><text:span text:style-name="Source_20_Text"><text:span text:style-name="T1">new</text:span></text:span></text:p>
          </table:table-cell>
          <table:table-cell table:style-name="Таблица5.A1" office:value-type="string">
            <text:p text:style-name="Table_20_Contents"><text:span text:style-name="Source_20_Text"><text:span text:style-name="T1">new User()</text:span></text:span><text:span text:style-name="T1"> → </text:span><text:span text:style-name="Source_20_Text"><text:span text:style-name="T1">this = new объект</text:span></text:span></text:p>
          </table:table-cell>
        </table:table-row>
        <table:table-row>
          <table:table-cell table:style-name="Таблица5.A1" office:value-type="string">
            <text:p text:style-name="P18">В стрелочной функции</text:p>
          </table:table-cell>
          <table:table-cell table:style-name="Таблица5.A1" office:value-type="string">
            <text:p text:style-name="Table_20_Contents"><text:span text:style-name="Source_20_Text"><text:span text:style-name="T1">this</text:span></text:span><text:span text:style-name="T1"> берётся из внешней области</text:span></text:p>
          </table:table-cell>
          <table:table-cell table:style-name="Таблица5.A1" office:value-type="string">
            <text:p text:style-name="P18">зависит от окружения</text:p>
          </table:table-cell>
        </table:table-row>
      </table:table>
      <text:p text:style-name="P2"/>
      <text:p text:style-name="P2"/>
      <text:h text:style-name="P16" text:outline-level="2"><text:a xlink:type="simple" xlink:href="https://learn.javascript.ru/prototype-inheritance#tsikl-for-in" office:name="tsikl-for-in" text:style-name="Internet_20_link" text:visited-style-name="Visited_20_Internet_20_Link"><text:span text:style-name="T4">Цикл for…in</text:span></text:a></text:h>
      <text:p text:style-name="P29"><text:span text:style-name="T2">Цикл </text:span><text:span text:style-name="Source_20_Text"><text:span text:style-name="T3">for..in</text:span></text:span><text:span text:style-name="T2"> проходит не только по собственным, но и по унаследованным свойствам объекта.</text:span></text:p>
      <text:p text:style-name="P30">Например:</text:p>
      <text:section text:style-name="Sect1" text:name="c6ntvn357o">
        <text:p text:style-name="P31"><text:span text:style-name="Source_20_Text"><text:span text:style-name="T3">let animal = {</text:span></text:span></text:p>
        <text:p text:style-name="P31"><text:span text:style-name="Source_20_Text"><text:span text:style-name="T5"><text:s text:c="2"/></text:span></text:span><text:span text:style-name="Source_20_Text"><text:span text:style-name="T3">eats: true</text:span></text:span></text:p>
        <text:p text:style-name="P31"><text:span text:style-name="Source_20_Text"><text:span text:style-name="T3">};</text:span></text:span></text:p>
        <text:p text:style-name="P31"/>
        <text:p text:style-name="P31"><text:span text:style-name="Source_20_Text"><text:span text:style-name="T3">let rabbit = {</text:span></text:span></text:p>
        <text:p text:style-name="P31"><text:soft-page-break/><text:span text:style-name="Source_20_Text"><text:span text:style-name="T5"><text:s text:c="2"/></text:span></text:span><text:span text:style-name="Source_20_Text"><text:span text:style-name="T3">jumps: true,</text:span></text:span></text:p>
        <text:p text:style-name="P31"><text:span text:style-name="Source_20_Text"><text:span text:style-name="T5"><text:s text:c="2"/></text:span></text:span><text:span text:style-name="Source_20_Text"><text:span text:style-name="T3">__proto__: animal</text:span></text:span></text:p>
        <text:p text:style-name="P31"><text:span text:style-name="Source_20_Text"><text:span text:style-name="T3">};</text:span></text:span></text:p>
        <text:p text:style-name="P31"/>
        <text:p text:style-name="P31"><text:span text:style-name="Source_20_Text"><text:span text:style-name="T3">// Object.keys возвращает только собственные ключи</text:span></text:span></text:p>
        <text:p text:style-name="P31"><text:span text:style-name="Emphasis"><text:span text:style-name="Source_20_Text"><text:span text:style-name="T3">alert(Object.</text:span></text:span></text:span><text:span text:style-name="Source_20_Text"><text:span text:style-name="Emphasis"><text:span text:style-name="T3">keys</text:span></text:span></text:span><text:span text:style-name="Emphasis"><text:span text:style-name="Source_20_Text"><text:span text:style-name="T3">(</text:span></text:span></text:span><text:span text:style-name="Source_20_Text"><text:span text:style-name="Emphasis"><text:span text:style-name="T3">rabbit)</text:span></text:span></text:span><text:span text:style-name="Emphasis"><text:span text:style-name="Source_20_Text"><text:span text:style-name="T3">)</text:span></text:span></text:span><text:span text:style-name="Source_20_Text"><text:span text:style-name="Emphasis"><text:span text:style-name="T3">; </text:span></text:span></text:span><text:span text:style-name="Emphasis"><text:span text:style-name="Source_20_Text"><text:span text:style-name="T3">// jumps</text:span></text:span></text:span></text:p>
        <text:p text:style-name="P31"/>
        <text:p text:style-name="P31"><text:span text:style-name="Source_20_Text"><text:span text:style-name="T3">// for..in проходит и по своим, и по унаследованным ключам</text:span></text:span></text:p>
        <text:p text:style-name="P31"><text:span text:style-name="Emphasis"><text:span text:style-name="Source_20_Text"><text:span text:style-name="T3">for(</text:span></text:span></text:span><text:span text:style-name="Source_20_Text"><text:span text:style-name="Emphasis"><text:span text:style-name="T3">let prop </text:span></text:span></text:span><text:span text:style-name="Emphasis"><text:span text:style-name="Source_20_Text"><text:span text:style-name="T3">in rabbit) alert</text:span></text:span></text:span><text:span text:style-name="Source_20_Text"><text:span text:style-name="Emphasis"><text:span text:style-name="T3">(</text:span></text:span></text:span><text:span text:style-name="Emphasis"><text:span text:style-name="Source_20_Text"><text:span text:style-name="T3">prop)</text:span></text:span></text:span><text:span text:style-name="Source_20_Text"><text:span text:style-name="Emphasis"><text:span text:style-name="T3">;</text:span></text:span></text:span><text:span text:style-name="Emphasis"><text:span text:style-name="Source_20_Text"><text:span text:style-name="T3"> </text:span></text:span></text:span><text:span text:style-name="Source_20_Text"><text:span text:style-name="Emphasis"><text:span text:style-name="T3">// jumps, затем eats</text:span></text:span></text:span></text:p>
      </text:section>
      <text:p text:style-name="P29"><text:span text:style-name="T2">Если унаследованные свойства нам не нужны, то мы можем отфильтровать их при помощи встроенного метода </text:span><text:a xlink:type="simple" xlink:href="https://developer.mozilla.org/ru/docs/Web/JavaScript/Reference/Global_Objects/Object/hasOwnProperty" text:style-name="Internet_20_link" text:visited-style-name="Visited_20_Internet_20_Link"><text:span text:style-name="T6">obj.hasOwnProperty(key)</text:span></text:a><text:span text:style-name="T2">: он возвращает </text:span><text:span text:style-name="Source_20_Text"><text:span text:style-name="T3">true</text:span></text:span><text:span text:style-name="T2">, если у </text:span><text:span text:style-name="Source_20_Text"><text:span text:style-name="T3">obj</text:span></text:span><text:span text:style-name="T2"> есть собственное, не унаследованное, свойство с именем </text:span><text:span text:style-name="Source_20_Text"><text:span text:style-name="T3">key</text:span></text:span><text:span text:style-name="T2">.</text:span></text:p>
      <text:p text:style-name="P30">Пример такой фильтрации:</text:p>
      <text:section text:style-name="Sect1" text:name="8jqrdssdyl">
        <text:p text:style-name="P31"><text:span text:style-name="Source_20_Text"><text:span text:style-name="T3">let animal = {</text:span></text:span></text:p>
        <text:p text:style-name="P31"><text:span text:style-name="Source_20_Text"><text:span text:style-name="T5"><text:s text:c="2"/></text:span></text:span><text:span text:style-name="Source_20_Text"><text:span text:style-name="T3">eats: true</text:span></text:span></text:p>
        <text:p text:style-name="P31"><text:span text:style-name="Source_20_Text"><text:span text:style-name="T3">};</text:span></text:span></text:p>
        <text:p text:style-name="P31"/>
        <text:p text:style-name="P31"><text:span text:style-name="Source_20_Text"><text:span text:style-name="T3">let rabbit = {</text:span></text:span></text:p>
        <text:p text:style-name="P31"><text:span text:style-name="Source_20_Text"><text:span text:style-name="T5"><text:s text:c="2"/></text:span></text:span><text:span text:style-name="Source_20_Text"><text:span text:style-name="T3">jumps: true,</text:span></text:span></text:p>
        <text:p text:style-name="P31"><text:span text:style-name="Source_20_Text"><text:span text:style-name="T5"><text:s text:c="2"/></text:span></text:span><text:span text:style-name="Source_20_Text"><text:span text:style-name="T3">__proto__: animal</text:span></text:span></text:p>
        <text:p text:style-name="P31"><text:span text:style-name="Source_20_Text"><text:span text:style-name="T3">};</text:span></text:span></text:p>
        <text:p text:style-name="P31"/>
        <text:p text:style-name="P31"><text:span text:style-name="Source_20_Text"><text:span text:style-name="T3">for(let prop in rabbit) {</text:span></text:span></text:p>
        <text:p text:style-name="P31"><text:span text:style-name="Source_20_Text"><text:span text:style-name="T5"><text:s text:c="2"/></text:span></text:span><text:span text:style-name="Source_20_Text"><text:span text:style-name="T3">let isOwn = rabbit.hasOwnProperty(prop);</text:span></text:span></text:p>
        <text:p text:style-name="P31"/>
        <text:p text:style-name="P31"><text:span text:style-name="Source_20_Text"><text:span text:style-name="T5"><text:s text:c="2"/></text:span></text:span><text:span text:style-name="Source_20_Text"><text:span text:style-name="T3">if (isOwn) {</text:span></text:span></text:p>
        <text:p text:style-name="P31"><text:span text:style-name="Source_20_Text"><text:span text:style-name="T5"><text:s text:c="4"/></text:span></text:span><text:span text:style-name="Source_20_Text"><text:span text:style-name="T3">alert(`Our: ${prop}`); // Our: jumps</text:span></text:span></text:p>
        <text:p text:style-name="P31"><text:span text:style-name="Source_20_Text"><text:span text:style-name="T5"><text:s text:c="2"/></text:span></text:span><text:span text:style-name="Source_20_Text"><text:span text:style-name="T3">} else {</text:span></text:span></text:p>
        <text:p text:style-name="P31"><text:span text:style-name="Source_20_Text"><text:span text:style-name="T5"><text:s text:c="4"/></text:span></text:span><text:span text:style-name="Source_20_Text"><text:span text:style-name="T3">alert(`Inherited: ${prop}`); // Inherited: eats</text:span></text:span></text:p>
        <text:p text:style-name="P31"><text:span text:style-name="Source_20_Text"><text:span text:style-name="T5"><text:s text:c="2"/></text:span></text:span><text:span text:style-name="Source_20_Text"><text:span text:style-name="T3">}</text:span></text:span></text:p>
        <text:p text:style-name="P31"><text:span text:style-name="Source_20_Text"><text:span text:style-name="T3">}</text:span></text:span></text:p>
      </text:section>
      <text:p text:style-name="P29"><text:span text:style-name="T2">В этом примере цепочка наследования выглядит так: </text:span><text:span text:style-name="Source_20_Text"><text:span text:style-name="T3">rabbit</text:span></text:span><text:span text:style-name="T2"> наследует от </text:span><text:span text:style-name="Source_20_Text"><text:span text:style-name="T3">animal</text:span></text:span><text:span text:style-name="T2">, который наследует от </text:span><text:span text:style-name="Source_20_Text"><text:span text:style-name="T3">Object.prototype</text:span></text:span><text:span text:style-name="T2"> (так как </text:span><text:span text:style-name="Source_20_Text"><text:span text:style-name="T3">animal</text:span></text:span><text:span text:style-name="T2"> – литеральный объект </text:span><text:span text:style-name="Source_20_Text"><text:span text:style-name="T3">{...}</text:span></text:span><text:span text:style-name="T2">, то это по умолчанию), а затем </text:span><text:span text:style-name="Source_20_Text"><text:span text:style-name="T3">null</text:span></text:span><text:span text:style-name="T2"> на самом верху:</text:span></text:p>
      <text:p text:style-name="P3"><text:span text:style-name="T2">Заметим ещё одну деталь. Откуда взялся метод </text:span><text:span text:style-name="Source_20_Text"><text:span text:style-name="T3">rabbit.hasOwnProperty</text:span></text:span><text:span text:style-name="T2">? Мы его явно не определяли. Если посмотреть на цепочку прототипов, то видно, что он берётся из </text:span><text:span text:style-name="Source_20_Text"><text:span text:style-name="T3">Object.prototype.hasOwnProperty</text:span></text:span><text:span text:style-name="T2">. То есть он унаследован.</text:span></text:p>
      <text:p text:style-name="P29"><text:span text:style-name="T7">…</text:span><text:span text:style-name="T2">Но почему </text:span><text:span text:style-name="Source_20_Text"><text:span text:style-name="T3">hasOwnProperty</text:span></text:span><text:span text:style-name="T2"> не появляется в цикле </text:span><text:span text:style-name="Source_20_Text"><text:span text:style-name="T3">for..in</text:span></text:span><text:span text:style-name="T2"> в отличие от </text:span><text:span text:style-name="Source_20_Text"><text:span text:style-name="T3">eats</text:span></text:span><text:span text:style-name="T2"> и </text:span><text:span text:style-name="Source_20_Text"><text:span text:style-name="T3">jumps</text:span></text:span><text:span text:style-name="T2">? Он ведь перечисляет все унаследованные свойства.</text:span></text:p>
      <text:p text:style-name="P29"><text:span text:style-name="T2">Ответ простой: оно не перечислимо. То есть у него внутренний флаг </text:span><text:span text:style-name="Source_20_Text"><text:span text:style-name="T3">enumerable</text:span></text:span><text:span text:style-name="T2"> стоит </text:span><text:span text:style-name="Source_20_Text"><text:span text:style-name="T3">false</text:span></text:span><text:span text:style-name="T2">, как и у других свойств </text:span><text:span text:style-name="Source_20_Text"><text:span text:style-name="T3">Object.prototype</text:span></text:span><text:span text:style-name="T2">. Поэтому оно и не появляется в цикле.</text:span></text:p>
      <text:h text:style-name="P16" text:outline-level="2"><text:soft-page-break/>🔹 А теперь — “почти все остальные методы”</text:h>
      <text:p text:style-name="P3">Если мы используем, например, <text:span text:style-name="Source_20_Text">Object.keys</text:span>, <text:span text:style-name="Source_20_Text">Object.values</text:span> или <text:span text:style-name="Source_20_Text">Object.entries</text:span>:</text:p>
      <text:p text:style-name="P6"><text:span text:style-name="Source_20_Text">console.log(Object.keys(rabbit)); <text:s text:c="2"/>// ['jumps']</text:span></text:p>
      <text:p text:style-name="P8"><text:span text:style-name="Source_20_Text">console.log(Object.values(rabbit)); // [true]</text:span></text:p>
      <text:p text:style-name="P3">📌 Видишь разницу?</text:p>
      <text:list text:style-name="L13">
        <text:list-item>
          <text:p text:style-name="P32">Здесь <text:span text:style-name="Strong_20_Emphasis">нет </text:span><text:span text:style-name="Strong_20_Emphasis"><text:span text:style-name="Source_20_Text">eats</text:span></text:span></text:p>
        </text:list-item>
        <text:list-item>
          <text:p text:style-name="P32">Потому что эти методы <text:span text:style-name="Strong_20_Emphasis">игнорируют унаследованные свойства</text:span><text:line-break/>(они берут <text:span text:style-name="Strong_20_Emphasis">только собственные</text:span> свойства объекта).</text:p>
        </text:list-item>
      </text:list>
      <text:p text:style-name="P11"/>
      <text:h text:style-name="P16" text:outline-level="2">🔹 Почему так сделано</text:h>
      <text:p text:style-name="P3">Потому что в реальном коде почти всегда нужно работать <text:span text:style-name="Strong_20_Emphasis">только с теми свойствами, которые реально принадлежат объекту</text:span>,<text:line-break/>а не с теми, что он унаследовал "по цепочке".</text:p>
      <text:p text:style-name="P3">Например:</text:p>
      <text:p text:style-name="P6"><text:span text:style-name="Source_20_Text">const user = { name: "Alice" };</text:span></text:p>
      <text:p text:style-name="P7"/>
      <text:p text:style-name="P7"><text:span text:style-name="Source_20_Text">const admin = Object.create(user);</text:span></text:p>
      <text:p text:style-name="P7"><text:span text:style-name="Source_20_Text">admin.isAdmin = true;</text:span></text:p>
      <text:p text:style-name="P7"/>
      <text:p text:style-name="P8"><text:span text:style-name="Source_20_Text">console.log(Object.keys(admin)); // ['isAdmin']</text:span></text:p>
      <text:p text:style-name="P3">✅ Это удобно — мы получаем только данные, относящиеся к <text:span text:style-name="Source_20_Text">admin</text:span>,<text:line-break/>а не к <text:span text:style-name="Source_20_Text">user</text:span>, от которого он наследует.</text:p>
      <text:p text:style-name="P11"/>
      <text:h text:style-name="P16" text:outline-level="2">🔹 Иными словами: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17">Метод</text:p>
            </table:table-cell>
            <table:table-cell table:style-name="Таблица6.A1" office:value-type="string">
              <text:p text:style-name="P17">Что возвращает</text:p>
            </table:table-cell>
            <table:table-cell table:style-name="Таблица6.A1" office:value-type="string">
              <text:p text:style-name="P17">Включает унаследованные свойства?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1">for…in</text:span></text:span></text:p>
          </table:table-cell>
          <table:table-cell table:style-name="Таблица6.A1" office:value-type="string">
            <text:p text:style-name="P18">Все перечисляемые свойства</text:p>
          </table:table-cell>
          <table:table-cell table:style-name="Таблица6.A1" office:value-type="string">
            <text:p text:style-name="P18">✅ Д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keys(obj)</text:span></text:span></text:p>
          </table:table-cell>
          <table:table-cell table:style-name="Таблица6.A1" office:value-type="string">
            <text:p text:style-name="Table_20_Contents"><text:span text:style-name="T1">Только </text:span><text:span text:style-name="Strong_20_Emphasis"><text:span text:style-name="T1">собственные</text:span></text:span><text:span text:style-name="T1"> перечисляемые свойства</text:span></text:p>
          </table:table-cell>
          <table:table-cell table:style-name="Таблица6.A1" office:value-type="string">
            <text:p text:style-name="P18">❌ Нет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values(obj)</text:span></text:span></text:p>
          </table:table-cell>
          <table:table-cell table:style-name="Таблица6.A1" office:value-type="string">
            <text:p text:style-name="Table_20_Contents"><text:span text:style-name="T1">Только </text:span><text:span text:style-name="Strong_20_Emphasis"><text:span text:style-name="T1">собственные</text:span></text:span><text:span text:style-name="T1"> значения</text:span></text:p>
          </table:table-cell>
          <table:table-cell table:style-name="Таблица6.A1" office:value-type="string">
            <text:p text:style-name="P18">❌ Нет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entries(obj)</text:span></text:span></text:p>
          </table:table-cell>
          <table:table-cell table:style-name="Таблица6.A1" office:value-type="string">
            <text:p text:style-name="Table_20_Contents"><text:span text:style-name="T1">Пары </text:span><text:span text:style-name="Source_20_Text"><text:span text:style-name="T1">[ключ, значение]</text:span></text:span><text:span text:style-name="T1"> только собственных свойств</text:span></text:p>
          </table:table-cell>
          <table:table-cell table:style-name="Таблица6.A1" office:value-type="string">
            <text:p text:style-name="P18">❌ Нет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Object.getOwnPropertyNames(obj)</text:span></text:span></text:p>
          </table:table-cell>
          <table:table-cell table:style-name="Таблица6.A1" office:value-type="string">
            <text:p text:style-name="P18">Все собственные свойства (даже неперечисляемые)</text:p>
          </table:table-cell>
          <table:table-cell table:style-name="Таблица6.A1" office:value-type="string">
            <text:p text:style-name="P18">❌ Нет</text:p>
          </table:table-cell>
        </table:table-row>
      </table:table>
      <text:p text:style-name="P11"/>
      <text:h text:style-name="P16" text:outline-level="2"><text:soft-page-break/>🔹 Проверим на практике</text:h>
      <text:p text:style-name="P6"><text:span text:style-name="Source_20_Text">const animal = { eats: true };</text:span></text:p>
      <text:p text:style-name="P7"><text:span text:style-name="Source_20_Text">const rabbit = Object.create(animal);</text:span></text:p>
      <text:p text:style-name="P7"><text:span text:style-name="Source_20_Text">rabbit.jumps = true;</text:span></text:p>
      <text:p text:style-name="P7"/>
      <text:p text:style-name="P7"><text:span text:style-name="Source_20_Text">for (let key in rabbit) console.log('for…in:', key);</text:span></text:p>
      <text:p text:style-name="P8"><text:span text:style-name="Source_20_Text">console.log('Object.keys:', Object.keys(rabbit));</text:span></text:p>
      <text:p text:style-name="P3">📤 Результат:</text:p>
      <text:p text:style-name="P6"><text:span text:style-name="Source_20_Text">for…in: jumps</text:span></text:p>
      <text:p text:style-name="P7"><text:span text:style-name="Source_20_Text">for…in: eats</text:span></text:p>
      <text:p text:style-name="P8"><text:span text:style-name="Source_20_Text">Object.keys: [ 'jumps' ]</text:span></text:p>
      <text:p text:style-name="P3">📘 <text:span text:style-name="Source_20_Text">for…in</text:span> идёт по цепочке прототипов<text:line-break/>🟢 <text:span text:style-name="Source_20_Text">Object.keys</text:span> берёт только собственные свойства объекта <text:span text:style-name="Source_20_Text">rabbit</text:span></text:p>
      <text:p text:style-name="P11"/>
      <text:h text:style-name="P16" text:outline-level="2">🔹 Коротко</text:h>
      <text:p text:style-name="P4">Когда говорят, что методы вроде <text:span text:style-name="Source_20_Text">Object.keys</text:span><text:line-break/><text:span text:style-name="Strong_20_Emphasis">"не учитывают прототип"</text:span>,<text:line-break/>это значит, что они <text:span text:style-name="Strong_20_Emphasis">не смотрят вверх по цепочке наследования</text:span>,<text:line-break/>а работают только с <text:span text:style-name="Strong_20_Emphasis">тем, что реально записано в самом объекте</text:span>.</text:p>
      <text:h text:style-name="P16" text:outline-level="2"><text:a xlink:type="simple" xlink:href="https://learn.javascript.ru/prototype-inheritance#itogo" office:name="itogo" text:style-name="Internet_20_link" text:visited-style-name="Visited_20_Internet_20_Link"><text:span text:style-name="T4">Итого</text:span></text:a></text:h>
      <text:list text:style-name="L14">
        <text:list-item>
          <text:p text:style-name="P33"><text:span text:style-name="T2">В JavaScript все объекты имеют скрытое свойство </text:span><text:span text:style-name="Source_20_Text"><text:span text:style-name="T3">[[Prototype]]</text:span></text:span><text:span text:style-name="T2">, которое является либо другим объектом, либо </text:span><text:span text:style-name="Source_20_Text"><text:span text:style-name="T3">null</text:span></text:span><text:span text:style-name="T2">.</text:span></text:p>
        </text:list-item>
        <text:list-item>
          <text:p text:style-name="P33"><text:span text:style-name="T2">Мы можем использовать </text:span><text:span text:style-name="Source_20_Text"><text:span text:style-name="T3">obj.__proto__</text:span></text:span><text:span text:style-name="T2"> для доступа к нему (исторически обусловленный геттер/сеттер, есть другие способы, которые скоро будут рассмотрены).</text:span></text:p>
        </text:list-item>
        <text:list-item>
          <text:p text:style-name="P33"><text:span text:style-name="T2">Объект, на который ссылается </text:span><text:span text:style-name="Source_20_Text"><text:span text:style-name="T3">[[Prototype]]</text:span></text:span><text:span text:style-name="T2">, называется «прототипом».</text:span></text:p>
        </text:list-item>
        <text:list-item>
          <text:p text:style-name="P33"><text:span text:style-name="T2">Если мы хотим прочитать свойство </text:span><text:span text:style-name="Source_20_Text"><text:span text:style-name="T3">obj</text:span></text:span><text:span text:style-name="T2"> или вызвать метод, которого не существует у </text:span><text:span text:style-name="Source_20_Text"><text:span text:style-name="T3">obj</text:span></text:span><text:span text:style-name="T2">, тогда JavaScript попытается найти его в прототипе.</text:span></text:p>
        </text:list-item>
        <text:list-item>
          <text:p text:style-name="P34">Операции записи/удаления работают непосредственно с объектом, они не используют прототип (если это обычное свойство, а не сеттер).</text:p>
        </text:list-item>
        <text:list-item>
          <text:p text:style-name="P33"><text:soft-page-break/><text:span text:style-name="T2">Если мы вызываем </text:span><text:span text:style-name="Source_20_Text"><text:span text:style-name="T3">obj.method()</text:span></text:span><text:span text:style-name="T2">, а метод при этом взят из прототипа, то </text:span><text:span text:style-name="Source_20_Text"><text:span text:style-name="T3">this</text:span></text:span><text:span text:style-name="T2"> всё равно ссылается на </text:span><text:span text:style-name="Source_20_Text"><text:span text:style-name="T3">obj</text:span></text:span><text:span text:style-name="T2">. Таким образом, методы всегда работают с текущим объектом, даже если они наследуются.</text:span></text:p>
        </text:list-item>
        <text:list-item>
          <text:p text:style-name="P33"><text:span text:style-name="T2">Цикл </text:span><text:span text:style-name="Source_20_Text"><text:span text:style-name="T3">for..in</text:span></text:span><text:span text:style-name="T2"> перебирает как свои, так и унаследованные свойства. Остальные методы получения ключей/значений работают только с собственными свойствами объекта.</text:span></text:p>
        </text:list-item>
      </text:list>
      <text:p text:style-name="P2"/>
      <text:p text:style-name="P2"/>
      <text:h text:style-name="P35" text:outline-level="2"><text:span text:style-name="Source_20_Text">prototype</text:span> — это <text:span text:style-name="Strong_20_Emphasis">шаблон (или чертёж)</text:span> для будущих объектов</text:h>
      <text:p text:style-name="P36">Когда ты создаёшь функцию в JavaScript (например, конструктор):</text:p>
      <text:p text:style-name="P37"><text:span text:style-name="Source_20_Text">function User(name) {</text:span></text:p>
      <text:p text:style-name="P38"><text:span text:style-name="Source_20_Text"><text:s text:c="2"/>this.name = name;</text:span></text:p>
      <text:p text:style-name="P39"><text:span text:style-name="Source_20_Text">}</text:span></text:p>
      <text:p text:style-name="P36">— JavaScript автоматически создаёт для неё <text:span text:style-name="Strong_20_Emphasis">свойство </text:span><text:span text:style-name="Strong_20_Emphasis"><text:span text:style-name="Source_20_Text">.prototype</text:span></text:span>,<text:line-break/>в котором хранится <text:span text:style-name="Strong_20_Emphasis">объект-шаблон</text:span>, из которого потом будут “клонироваться” все объекты, созданные через <text:span text:style-name="Source_20_Text">new</text:span>.</text:p>
      <text:p text:style-name="P40"/>
      <text:h text:style-name="P41" text:outline-level="2">🔹 Пример</text:h>
      <text:p text:style-name="P37"><text:span text:style-name="Source_20_Text">function User(name) {</text:span></text:p>
      <text:p text:style-name="P38"><text:span text:style-name="Source_20_Text"><text:s text:c="2"/>this.name = name;</text:span></text:p>
      <text:p text:style-name="P38"><text:span text:style-name="Source_20_Text">}</text:span></text:p>
      <text:p text:style-name="P38"/>
      <text:p text:style-name="P38"><text:span text:style-name="Source_20_Text">User.prototype.sayHi = function() {</text:span></text:p>
      <text:p text:style-name="P38"><text:span text:style-name="Source_20_Text"><text:s text:c="2"/>console.log("Привет, я " + this.name);</text:span></text:p>
      <text:p text:style-name="P38"><text:span text:style-name="Source_20_Text">};</text:span></text:p>
      <text:p text:style-name="P38"/>
      <text:p text:style-name="P38"><text:span text:style-name="Source_20_Text">const u1 = new User("Alice");</text:span></text:p>
      <text:p text:style-name="P39"><text:span text:style-name="Source_20_Text">const u2 = new User("Bob");</text:span></text:p>
      <text:p text:style-name="P36">Теперь:</text:p>
      <text:list text:style-name="L15">
        <text:list-item>
          <text:p text:style-name="P42"><text:span text:style-name="Source_20_Text">u1</text:span> и <text:span text:style-name="Source_20_Text">u2</text:span> — это <text:span text:style-name="Strong_20_Emphasis">разные объекты</text:span>,<text:line-break/>но они <text:span text:style-name="Strong_20_Emphasis">разделяют один и тот же шаблон</text:span> (<text:span text:style-name="Source_20_Text">User.prototype</text:span>).</text:p>
        </text:list-item>
      </text:list>
      <text:p text:style-name="P37"><text:span text:style-name="Source_20_Text">u1.sayHi(); // Привет, я Alice</text:span></text:p>
      <text:p text:style-name="P39"><text:span text:style-name="Source_20_Text">u2.sayHi(); // Привет, я Bob</text:span></text:p>
      <text:p text:style-name="P36">Метод <text:span text:style-name="Source_20_Text">sayHi</text:span> хранится не в каждом объекте отдельно,<text:line-break/>а <text:span text:style-name="Strong_20_Emphasis">в одном месте</text:span> — в <text:span text:style-name="Source_20_Text">User.prototype</text:span>.</text:p>
      <text:p text:style-name="P40"/>
      <text:h text:style-name="P41" text:outline-level="2"><text:soft-page-break/>🔹 То есть:</text:h>
      <text:p text:style-name="P43"><text:span text:style-name="Source_20_Text">.prototype</text:span> — это объект, где мы можем хранить общие свойства и методы,<text:line-break/>чтобы их "наследовали" все объекты, созданные через <text:span text:style-name="Source_20_Text">new</text:span>.</text:p>
      <text:p text:style-name="P40"/>
      <text:h text:style-name="P41" text:outline-level="2">🔹 Можно думать так (аналогия):</text:h>
      <text:p text:style-name="P36">📦 <text:span text:style-name="Source_20_Text">User.prototype</text:span> — это как <text:span text:style-name="Strong_20_Emphasis">общая папка с инструкциями</text:span>,<text:line-break/>к которой имеют доступ все пользователи (<text:span text:style-name="Source_20_Text">u1</text:span>, <text:span text:style-name="Source_20_Text">u2</text:span>, <text:span text:style-name="Source_20_Text">u3</text:span> и т.д.).</text:p>
      <text:p text:style-name="P36">Если ты создаёшь нового пользователя через <text:span text:style-name="Source_20_Text">new User()</text:span>,<text:line-break/>он <text:span text:style-name="Strong_20_Emphasis">не копирует</text:span> всё из этой папки,<text:line-break/>а просто <text:span text:style-name="Strong_20_Emphasis">ссылается</text:span> на неё:<text:line-break/>“Если я чего-то не знаю — спрошу у <text:span text:style-name="Source_20_Text">User.prototype</text:span>”.</text:p>
      <text:p text:style-name="P40"/>
      <text:h text:style-name="P41" text:outline-level="2">🔹 Проверим в коде:</text:h>
      <text:p text:style-name="P44"><text:span text:style-name="Source_20_Text">console.log(u1.__proto__ === User.prototype); // true ✅</text:span></text:p>
      <text:p text:style-name="P36">То есть <text:span text:style-name="Source_20_Text">u1</text:span> хранит <text:span text:style-name="Strong_20_Emphasis">ссылку на объект </text:span><text:span text:style-name="Strong_20_Emphasis"><text:span text:style-name="Source_20_Text">User.prototype</text:span></text:span>.</text:p>
      <text:p text:style-name="P40"/>
      <text:h text:style-name="P41" text:outline-level="2">🔹 Визуально:</text:h>
      <text:p text:style-name="P37"><text:span text:style-name="Source_20_Text">User.prototype = { sayHi: f }</text:span></text:p>
      <text:p text:style-name="P38"><text:span text:style-name="Source_20_Text"><text:s text:c="8"/>↑</text:span></text:p>
      <text:p text:style-name="P38"><text:span text:style-name="Source_20_Text"><text:s text:c="8"/>│</text:span></text:p>
      <text:p text:style-name="P38"><text:span text:style-name="Source_20_Text"><text:s text:c="5"/>u1.__proto__</text:span></text:p>
      <text:p text:style-name="P38"><text:span text:style-name="Source_20_Text"><text:s text:c="8"/>│</text:span></text:p>
      <text:p text:style-name="P39"><text:span text:style-name="Source_20_Text"><text:s text:c="7"/>u1 = { name: "Alice" }</text:span></text:p>
      <text:p text:style-name="P40"/>
      <text:h text:style-name="P41" text:outline-level="2">🔹 Итак, по-простому: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17">Что</text:p>
            </table:table-cell>
            <table:table-cell table:style-name="Таблица7.A1" office:value-type="string">
              <text:p text:style-name="P17">Простыми словами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<text:span text:style-name="Source_20_Text"><text:span text:style-name="T1">prototype</text:span></text:span></text:p>
          </table:table-cell>
          <table:table-cell table:style-name="Таблица7.A1" office:value-type="string">
            <text:p text:style-name="Table_20_Contents"><text:span text:style-name="T1">“Общая папка” или “чертёж”, где хранятся методы для всех объектов, созданных через </text:span><text:span text:style-name="Source_20_Text"><text:span text:style-name="T1">new</text:span></text:span></text:p>
          </table:table-cell>
        </table:table-row>
        <table:table-row>
          <table:table-cell table:style-name="Таблица7.A1" office:value-type="string">
            <text:p text:style-name="P18">Где живёт</text:p>
          </table:table-cell>
          <table:table-cell table:style-name="Таблица7.A1" office:value-type="string">
            <text:p text:style-name="P18">У функции (конструктора)</text:p>
          </table:table-cell>
        </table:table-row>
        <table:table-row>
          <table:table-cell table:style-name="Таблица7.A1" office:value-type="string">
            <text:p text:style-name="P18">Для чего</text:p>
          </table:table-cell>
          <table:table-cell table:style-name="Таблица7.A1" office:value-type="string">
            <text:p text:style-name="Table_20_Contents"><text:span text:style-name="T1">Чтобы объекты, созданные через </text:span><text:span text:style-name="Source_20_Text"><text:span text:style-name="T1">new</text:span></text:span><text:span text:style-name="T1">, могли пользоваться общими методами и свойствами</text:span></text:p>
          </table:table-cell>
        </table:table-row>
      </table:table>
      <text:p text:style-name="P40"/>
      <text:p text:style-name="P36">Хочешь, я покажу короткий пример, где видно, что если ты добавляешь новый метод в <text:span text:style-name="Source_20_Text">User.prototype</text:span>, то <text:span text:style-name="Strong_20_Emphasis">все уже созданные</text:span> объекты тоже его “увидят”?</text:p>
      <text:h text:style-name="P45" text:outline-level="5"><text:soft-page-break/>Вы сказали:</text:h>
      <text:p text:style-name="P36">все равно не понял и еще зачем это User.prototype.sayHi = function() { console.log("Привет, я " + this.name); };</text:p>
      <text:h text:style-name="P46" text:outline-level="6">ChatGPT сказал:</text:h>
      <text:p text:style-name="P36">Класс! 💪<text:line-break/>Ты задал именно <text:span text:style-name="Strong_20_Emphasis">тот вопрос</text:span>, который показывает, что ты действительно хочешь <text:span text:style-name="Emphasis">понять</text:span>, а не просто выучить.<text:line-break/>Давай я объясню максимально просто, как будто мы вообще не про код, а про обычную жизнь говорим.<text:line-break/>После этого я покажу, зачем вообще нужна вот эта строчка <text:span text:style-name="Source_20_Text">User.prototype.sayHi = ...</text:span>.</text:p>
      <text:p text:style-name="P40"/>
      <text:h text:style-name="P41" text:outline-level="2">🌱 Представь реальную ситуацию:</text:h>
      <text:p text:style-name="P36">Ты делаешь “фабрику людей” — функция, которая создаёт объекты людей:</text:p>
      <text:p text:style-name="P37"><text:span text:style-name="Source_20_Text">function User(name) {</text:span></text:p>
      <text:p text:style-name="P38"><text:span text:style-name="Source_20_Text"><text:s text:c="2"/>this.name = name;</text:span></text:p>
      <text:p text:style-name="P39"><text:span text:style-name="Source_20_Text">}</text:span></text:p>
      <text:p text:style-name="P36">Теперь, если ты создаёшь несколько человек:</text:p>
      <text:p text:style-name="P37"><text:span text:style-name="Source_20_Text">const u1 = new User("Alice");</text:span></text:p>
      <text:p text:style-name="P39"><text:span text:style-name="Source_20_Text">const u2 = new User("Bob");</text:span></text:p>
      <text:p text:style-name="P36">Получается:</text:p>
      <text:p text:style-name="P37"><text:span text:style-name="Source_20_Text">u1 = { name: "Alice" }</text:span></text:p>
      <text:p text:style-name="P39"><text:span text:style-name="Source_20_Text">u2 = { name: "Bob" }</text:span></text:p>
      <text:p text:style-name="P36">Каждый человек — это объект с <text:span text:style-name="Strong_20_Emphasis">своим именем</text:span>.</text:p>
      <text:p text:style-name="P40"/>
      <text:h text:style-name="P41" text:outline-level="2">🧠 Теперь — логичный вопрос:</text:h>
      <text:p text:style-name="P43">“А если я хочу, чтобы <text:span text:style-name="Strong_20_Emphasis">каждый человек умел говорить "Привет"</text:span>?”</text:p>
      <text:p text:style-name="P36">Ты можешь просто добавить метод в каждый объект:</text:p>
      <text:p text:style-name="P37"><text:span text:style-name="Source_20_Text">function User(name) {</text:span></text:p>
      <text:p text:style-name="P38"><text:span text:style-name="Source_20_Text"><text:s text:c="2"/>this.name = name;</text:span></text:p>
      <text:p text:style-name="P38"><text:span text:style-name="Source_20_Text"><text:s text:c="2"/>this.sayHi = function() {</text:span></text:p>
      <text:p text:style-name="P38"><text:span text:style-name="Source_20_Text"><text:s text:c="4"/>console.log("Привет, я " + this.name);</text:span></text:p>
      <text:p text:style-name="P38"><text:span text:style-name="Source_20_Text"><text:s text:c="2"/>};</text:span></text:p>
      <text:p text:style-name="P39"><text:span text:style-name="Source_20_Text">}</text:span></text:p>
      <text:p text:style-name="P36">Но тогда каждый новый <text:span text:style-name="Source_20_Text">User</text:span> будет <text:span text:style-name="Strong_20_Emphasis">копировать</text:span> одну и ту же функцию заново.<text:line-break/>Если у тебя 10 000 пользователей — будет 10 000 одинаковых копий <text:span text:style-name="Source_20_Text">sayHi</text:span> в памяти.<text:line-break/>(Ненужно, медленно и занимает место.)</text:p>
      <text:p text:style-name="P40"/>
      <text:h text:style-name="P41" text:outline-level="2"><text:soft-page-break/>💡 Вот тут и появляется <text:span text:style-name="Source_20_Text">prototype</text:span></text:h>
      <text:p text:style-name="P36">JavaScript придумал:</text:p>
      <text:p text:style-name="P43">“А давай мы не будем класть одну и ту же функцию в каждый объект,<text:line-break/>а положим её <text:span text:style-name="Strong_20_Emphasis">в одно общее место</text:span>,<text:line-break/>и все пользователи смогут ею пользоваться!”</text:p>
      <text:p text:style-name="P36">Это "общее место" — как <text:span text:style-name="Strong_20_Emphasis">общая полка</text:span> для всех пользователей.<text:line-break/>И эта полка называется <text:span text:style-name="Source_20_Text">User.prototype</text:span>.</text:p>
      <text:p text:style-name="P40"/>
      <text:h text:style-name="P41" text:outline-level="2">🔹 Вот эта строчка:</text:h>
      <text:p text:style-name="P37"><text:span text:style-name="Source_20_Text">User.prototype.sayHi = function() {</text:span></text:p>
      <text:p text:style-name="P38"><text:span text:style-name="Source_20_Text"><text:s text:c="2"/>console.log("Привет, я " + this.name);</text:span></text:p>
      <text:p text:style-name="P39"><text:span text:style-name="Source_20_Text">};</text:span></text:p>
      <text:p text:style-name="P36">означает:</text:p>
      <text:p text:style-name="P43">“Добавь метод <text:span text:style-name="Source_20_Text">sayHi</text:span> в общую полку (<text:span text:style-name="Source_20_Text">User.prototype</text:span>) для всех пользователей.”</text:p>
      <text:p text:style-name="P40"/>
      <text:h text:style-name="P41" text:outline-level="2">🔹 Что теперь происходит</text:h>
      <text:p text:style-name="P37"><text:span text:style-name="Source_20_Text">const u1 = new User("Alice");</text:span></text:p>
      <text:p text:style-name="P38"><text:span text:style-name="Source_20_Text">const u2 = new User("Bob");</text:span></text:p>
      <text:p text:style-name="P38"/>
      <text:p text:style-name="P38"><text:span text:style-name="Source_20_Text">u1.sayHi(); // Привет, я Alice</text:span></text:p>
      <text:p text:style-name="P39"><text:span text:style-name="Source_20_Text">u2.sayHi(); // Привет, я Bob</text:span></text:p>
      <text:p text:style-name="P36">И теперь:</text:p>
      <text:list text:style-name="L16">
        <text:list-item>
          <text:p text:style-name="P47">у <text:span text:style-name="Source_20_Text">u1</text:span> и <text:span text:style-name="Source_20_Text">u2</text:span> <text:span text:style-name="Strong_20_Emphasis">нет</text:span> своего метода <text:span text:style-name="Source_20_Text">sayHi</text:span>;</text:p>
        </text:list-item>
        <text:list-item>
          <text:p text:style-name="P47">но когда ты вызываешь <text:span text:style-name="Source_20_Text">u1.sayHi()</text:span>, JavaScript думает:</text:p>
          <text:p text:style-name="P48">“Так, в <text:span text:style-name="Source_20_Text">u1</text:span> метода нет... посмотрю в его прототипе (в <text:span text:style-name="Source_20_Text">User.prototype</text:span>)”<text:line-break/>и находит его там.</text:p>
        </text:list-item>
      </text:list>
      <text:p text:style-name="P40"/>
      <text:h text:style-name="P41" text:outline-level="2">🔹 Что у нас в памяти:</text:h>
      <text:p text:style-name="P37"><text:span text:style-name="Source_20_Text">User.prototype = { sayHi: f }</text:span></text:p>
      <text:p text:style-name="P38"/>
      <text:p text:style-name="P38"><text:span text:style-name="Source_20_Text">u1 = { name: "Alice" }</text:span></text:p>
      <text:p text:style-name="P38"><text:span text:style-name="Source_20_Text"><text:s text:c="3"/>↑</text:span></text:p>
      <text:p text:style-name="P38"><text:span text:style-name="Source_20_Text"><text:s text:c="3"/>└── __proto__ → User.prototype</text:span></text:p>
      <text:p text:style-name="P38"/>
      <text:p text:style-name="P38"><text:span text:style-name="Source_20_Text">u2 = { name: "Bob" }</text:span></text:p>
      <text:p text:style-name="P38"><text:span text:style-name="Source_20_Text"><text:s text:c="3"/>↑</text:span></text:p>
      <text:p text:style-name="P39"><text:span text:style-name="Source_20_Text"><text:s text:c="3"/>└── __proto__ → User.prototype</text:span></text:p>
      <text:p text:style-name="P36"><text:soft-page-break/>То есть <text:span text:style-name="Source_20_Text">u1</text:span> и <text:span text:style-name="Source_20_Text">u2</text:span> просто <text:span text:style-name="Strong_20_Emphasis">делятся одним и тем же методом</text:span>.</text:p>
      <text:p text:style-name="P40"/>
      <text:h text:style-name="P41" text:outline-level="2">🧩 Простыми словами:</text:h>
      <text:list text:style-name="L17">
        <text:list-item>
          <text:p text:style-name="P49"><text:span text:style-name="Source_20_Text">prototype</text:span> — это <text:span text:style-name="Strong_20_Emphasis">общая полка</text:span> для всех объектов, создаваемых через <text:span text:style-name="Source_20_Text">new User()</text:span>.</text:p>
        </text:list-item>
        <text:list-item>
          <text:p text:style-name="P49">Когда ты пишешь</text:p>
          <text:p text:style-name="P50"><text:span text:style-name="Source_20_Text">User.prototype.sayHi = function() {...}</text:span></text:p>
          <text:p text:style-name="P49">— ты кладёшь туда “инструкцию”, которую <text:span text:style-name="Strong_20_Emphasis">все пользователи могут использовать</text:span>,<text:line-break/>не создавая себе копии.</text:p>
        </text:list-item>
      </text:list>
      <text:p text:style-name="P40"/>
      <text:h text:style-name="P41" text:outline-level="2">✅ Итого:</text:h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7">Что происходит</text:p>
            </table:table-cell>
            <table:table-cell table:style-name="Таблица8.A1" office:value-type="string">
              <text:p text:style-name="P17">Простое объяснение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<text:span text:style-name="Source_20_Text"><text:span text:style-name="T1">User.prototype</text:span></text:span></text:p>
          </table:table-cell>
          <table:table-cell table:style-name="Таблица8.A1" office:value-type="string">
            <text:p text:style-name="P18">Это “общая папка” для всех пользователей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1">User.prototype.sayHi = ...</text:span></text:span></text:p>
          </table:table-cell>
          <table:table-cell table:style-name="Таблица8.A1" office:value-type="string">
            <text:p text:style-name="P18">Кладём туда функцию, чтобы все пользователи могли ею пользоваться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1">u1.sayHi()</text:span></text:span></text:p>
          </table:table-cell>
          <table:table-cell table:style-name="Таблица8.A1" office:value-type="string">
            <text:p text:style-name="Table_20_Contents"><text:span text:style-name="T1">JS не находит метод в </text:span><text:span text:style-name="Source_20_Text"><text:span text:style-name="T1">u1</text:span></text:span><text:span text:style-name="T1">, идёт в прототип, находит там и вызывает</text:span></text:p>
          </table:table-cell>
        </table:table-row>
      </table:table>
      <text:p text:style-name="P40"/>
      <text:p text:style-name="P36">Хочешь, я покажу на рисунке (текстом), как именно идёт “поиск по цепочке” от объекта до <text:span text:style-name="Source_20_Text">prototype</text:span> при вызове метода?<text:line-break/>Тогда ты прям “увидишь”, как движок думает.</text:p>
      <text:h text:style-name="P45" text:outline-level="5">Вы сказали:</text:h>
      <text:p text:style-name="P36">в чем тогда отличие от proto</text:p>
      <text:h text:style-name="P46" text:outline-level="6">ChatGPT сказал:</text:h>
      <text:p text:style-name="P36">Отличнейший вопрос 💪 — вот теперь ты реально подошёл к <text:span text:style-name="Strong_20_Emphasis">самому важному различию</text:span> в JavaScript:<text:line-break/>чем отличается <text:span text:style-name="Source_20_Text">.prototype</text:span> от <text:span text:style-name="Source_20_Text">__proto__</text:span>.</text:p>
      <text:p text:style-name="P36">Почти все новички здесь путаются, потому что названия похожие, но смысл <text:span text:style-name="Strong_20_Emphasis">совершенно разный</text:span>.<text:line-break/>Давай разберём максимально просто 👇</text:p>
      <text:p text:style-name="P40"/>
      <text:h text:style-name="P41" text:outline-level="2">🌱 Представь себе два уровня:</text:h>
      <text:h text:style-name="P51" text:outline-level="3">1️⃣ Уровень функций (создают объекты)</text:h>
      <text:h text:style-name="P51" text:outline-level="3">2️⃣ Уровень самих объектов (созданных через <text:span text:style-name="Source_20_Text">new</text:span>)</text:h>
      <text:p text:style-name="P40"/>
      <text:h text:style-name="P41" text:outline-level="2"><text:soft-page-break/>🔹 <text:span text:style-name="Source_20_Text">.prototype</text:span> — живёт у <text:span text:style-name="Strong_20_Emphasis">функции</text:span></text:h>
      <text:h text:style-name="P51" text:outline-level="3">(это шаблон, откуда новые объекты будут брать методы)</text:h>
      <text:p text:style-name="P36">Пример:</text:p>
      <text:p text:style-name="P37"><text:span text:style-name="Source_20_Text">function User(name) {</text:span></text:p>
      <text:p text:style-name="P38"><text:span text:style-name="Source_20_Text"><text:s text:c="2"/>this.name = name;</text:span></text:p>
      <text:p text:style-name="P38"><text:span text:style-name="Source_20_Text">}</text:span></text:p>
      <text:p text:style-name="P38"/>
      <text:p text:style-name="P38"><text:span text:style-name="Source_20_Text">User.prototype.sayHi = function() {</text:span></text:p>
      <text:p text:style-name="P38"><text:span text:style-name="Source_20_Text"><text:s text:c="2"/>console.log("Привет, я " + this.name);</text:span></text:p>
      <text:p text:style-name="P39"><text:span text:style-name="Source_20_Text">};</text:span></text:p>
      <text:p text:style-name="P36">🧩 <text:span text:style-name="Source_20_Text">User.prototype</text:span> — это <text:span text:style-name="Strong_20_Emphasis">объект</text:span>, где лежит общий метод <text:span text:style-name="Source_20_Text">sayHi</text:span>.<text:line-break/>Он будет доступен <text:span text:style-name="Strong_20_Emphasis">всем объектам</text:span>, созданным через <text:span text:style-name="Source_20_Text">new User()</text:span>.</text:p>
      <text:p text:style-name="P40"/>
      <text:h text:style-name="P41" text:outline-level="2">🔹 <text:span text:style-name="Source_20_Text">__proto__</text:span> — живёт у <text:span text:style-name="Strong_20_Emphasis">объекта</text:span></text:h>
      <text:h text:style-name="P51" text:outline-level="3">(это ссылка на тот самый <text:span text:style-name="Source_20_Text">.prototype</text:span>, откуда он “наследует”)</text:h>
      <text:p text:style-name="P36">Пример:</text:p>
      <text:p text:style-name="P37"><text:span text:style-name="Source_20_Text">const u1 = new User("Alice");</text:span></text:p>
      <text:p text:style-name="P38"/>
      <text:p text:style-name="P39"><text:span text:style-name="Source_20_Text">console.log(u1.__proto__ === User.prototype); // ✅ true</text:span></text:p>
      <text:p text:style-name="P36">📘 То есть:</text:p>
      <text:list text:style-name="L18">
        <text:list-item>
          <text:p text:style-name="P52"><text:span text:style-name="Source_20_Text">.prototype</text:span> — <text:span text:style-name="Strong_20_Emphasis">шаблон, который хранится у функции</text:span>;</text:p>
        </text:list-item>
        <text:list-item>
          <text:p text:style-name="P52"><text:span text:style-name="Source_20_Text">__proto__</text:span> — <text:span text:style-name="Strong_20_Emphasis">ссылка на этот шаблон, которая хранится в объекте</text:span>.</text:p>
        </text:list-item>
      </text:list>
      <text:p text:style-name="P40"/>
      <text:h text:style-name="P41" text:outline-level="2">🔹 Можно сказать так: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17">Что</text:p>
            </table:table-cell>
            <table:table-cell table:style-name="Таблица9.A1" office:value-type="string">
              <text:p text:style-name="P17">Где находится</text:p>
            </table:table-cell>
            <table:table-cell table:style-name="Таблица9.A1" office:value-type="string">
              <text:p text:style-name="P17">Что делает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<text:span text:style-name="Source_20_Text"><text:span text:style-name="T1">.prototype</text:span></text:span></text:p>
          </table:table-cell>
          <table:table-cell table:style-name="Таблица9.A1" office:value-type="string">
            <text:p text:style-name="Table_20_Contents"><text:span text:style-name="T1">У </text:span><text:span text:style-name="Strong_20_Emphasis"><text:span text:style-name="T1">функции-конструктора</text:span></text:span></text:p>
          </table:table-cell>
          <table:table-cell table:style-name="Таблица9.A1" office:value-type="string">
            <text:p text:style-name="P18">Определяет, какие методы будут у созданных объектов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1">__proto__</text:span></text:span></text:p>
          </table:table-cell>
          <table:table-cell table:style-name="Таблица9.A1" office:value-type="string">
            <text:p text:style-name="Table_20_Contents"><text:span text:style-name="T1">У </text:span><text:span text:style-name="Strong_20_Emphasis"><text:span text:style-name="T1">объекта</text:span></text:span><text:span text:style-name="T1">, созданного через </text:span><text:span text:style-name="Source_20_Text"><text:span text:style-name="T1">new</text:span></text:span></text:p>
          </table:table-cell>
          <table:table-cell table:style-name="Таблица9.A1" office:value-type="string">
            <text:p text:style-name="Table_20_Contents"><text:span text:style-name="T1">Указывает на тот самый </text:span><text:span text:style-name="Source_20_Text"><text:span text:style-name="T1">.prototype</text:span></text:span><text:span text:style-name="T1"> функции, через который ищутся методы</text:span></text:p>
          </table:table-cell>
        </table:table-row>
      </table:table>
      <text:p text:style-name="P40"/>
      <text:h text:style-name="P41" text:outline-level="2">🔹 Пример для понимания:</text:h>
      <text:p text:style-name="P37"><text:span text:style-name="Source_20_Text">function User(name) {</text:span></text:p>
      <text:p text:style-name="P38"><text:span text:style-name="Source_20_Text"><text:s text:c="2"/>this.name = name;</text:span></text:p>
      <text:p text:style-name="P38"><text:span text:style-name="Source_20_Text">}</text:span></text:p>
      <text:p text:style-name="P38"/>
      <text:p text:style-name="P38"><text:span text:style-name="Source_20_Text">User.prototype.sayHi = function() {</text:span></text:p>
      <text:p text:style-name="P38"><text:span text:style-name="Source_20_Text"><text:s text:c="2"/>console.log("Привет, я " + this.name);</text:span></text:p>
      <text:p text:style-name="P38"><text:span text:style-name="Source_20_Text">};</text:span></text:p>
      <text:p text:style-name="P38"><text:soft-page-break/></text:p>
      <text:p text:style-name="P39"><text:span text:style-name="Source_20_Text">const admin = new User("Bob");</text:span></text:p>
      <text:p text:style-name="P36">Теперь в памяти:</text:p>
      <text:p text:style-name="P37"><text:span text:style-name="Source_20_Text">User.prototype = { sayHi: f } <text:s text:c="2"/>← шаблон для всех пользователей</text:span></text:p>
      <text:p text:style-name="P38"><text:span text:style-name="Source_20_Text"><text:s text:c="8"/>↑</text:span></text:p>
      <text:p text:style-name="P38"><text:span text:style-name="Source_20_Text"><text:s text:c="8"/>│</text:span></text:p>
      <text:p text:style-name="P38"><text:span text:style-name="Source_20_Text"><text:s text:c="3"/>admin.__proto__ <text:s/>← ссылка на этот шаблон</text:span></text:p>
      <text:p text:style-name="P38"><text:span text:style-name="Source_20_Text"><text:s text:c="8"/>│</text:span></text:p>
      <text:p text:style-name="P39"><text:span text:style-name="Source_20_Text"><text:s text:c="7"/>admin = { name: "Bob" }</text:span></text:p>
      <text:p text:style-name="P40"/>
      <text:h text:style-name="P41" text:outline-level="2">🔹 Что происходит при вызове <text:span text:style-name="Source_20_Text">admin.sayHi()</text:span></text:h>
      <text:list text:style-name="L19">
        <text:list-item>
          <text:p text:style-name="P53">JS ищет <text:span text:style-name="Source_20_Text">sayHi</text:span> в <text:span text:style-name="Source_20_Text">admin</text:span>.<text:line-break/>— Не находит.</text:p>
        </text:list-item>
        <text:list-item>
          <text:p text:style-name="P53">Смотрит в <text:span text:style-name="Source_20_Text">admin.__proto__</text:span> (то есть <text:span text:style-name="Source_20_Text">User.prototype</text:span>).<text:line-break/>— Находит <text:span text:style-name="Source_20_Text">sayHi</text:span> там.</text:p>
        </text:list-item>
        <text:list-item>
          <text:p text:style-name="P53">Вызывает его с <text:span text:style-name="Source_20_Text">this = admin</text:span>.</text:p>
        </text:list-item>
      </text:list>
      <text:p text:style-name="P40"/>
      <text:h text:style-name="P41" text:outline-level="2">🔹 Коротко и просто: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>
            <table:table-cell table:style-name="Таблица10.A1" office:value-type="string">
              <text:p text:style-name="P54"/>
            </table:table-cell>
            <table:table-cell table:style-name="Таблица10.A1" office:value-type="string">
              <text:p text:style-name="Table_20_Heading"><text:span text:style-name="Source_20_Text"><text:span text:style-name="T1">.prototype</text:span></text:span></text:p>
            </table:table-cell>
            <table:table-cell table:style-name="Таблица10.A1" office:value-type="string">
              <text:p text:style-name="Table_20_Heading"><text:span text:style-name="Source_20_Text"><text:span text:style-name="T1">__proto__</text:span></text:span></text:p>
            </table:table-cell>
          </table:table-row>
        </table:table-header-rows>
        <table:table-row>
          <table:table-cell table:style-name="Таблица10.A1" office:value-type="string">
            <text:p text:style-name="P18">Где живёт</text:p>
          </table:table-cell>
          <table:table-cell table:style-name="Таблица10.A1" office:value-type="string">
            <text:p text:style-name="P18">У функции</text:p>
          </table:table-cell>
          <table:table-cell table:style-name="Таблица10.A1" office:value-type="string">
            <text:p text:style-name="P18">У объекта</text:p>
          </table:table-cell>
        </table:table-row>
        <table:table-row>
          <table:table-cell table:style-name="Таблица10.A1" office:value-type="string">
            <text:p text:style-name="P18">Что это</text:p>
          </table:table-cell>
          <table:table-cell table:style-name="Таблица10.A1" office:value-type="string">
            <text:p text:style-name="P18">Шаблон, откуда берутся методы</text:p>
          </table:table-cell>
          <table:table-cell table:style-name="Таблица10.A1" office:value-type="string">
            <text:p text:style-name="P18">Ссылка на этот шаблон</text:p>
          </table:table-cell>
        </table:table-row>
        <table:table-row>
          <table:table-cell table:style-name="Таблица10.A1" office:value-type="string">
            <text:p text:style-name="P18">Когда используется</text:p>
          </table:table-cell>
          <table:table-cell table:style-name="Таблица10.A1" office:value-type="string">
            <text:p text:style-name="Table_20_Contents"><text:span text:style-name="T1">Когда создаём объект через </text:span><text:span text:style-name="Source_20_Text"><text:span text:style-name="T1">new</text:span></text:span></text:p>
          </table:table-cell>
          <table:table-cell table:style-name="Таблица10.A1" office:value-type="string">
            <text:p text:style-name="P18">Когда JS ищет свойство у объекта</text:p>
          </table:table-cell>
        </table:table-row>
        <table:table-row>
          <table:table-cell table:style-name="Таблица10.A1" office:value-type="string">
            <text:p text:style-name="P18">Кто ссылается на кого</text:p>
          </table:table-cell>
          <table:table-cell table:style-name="Таблица10.A1" office:value-type="string">
            <text:p text:style-name="Table_20_Contents"><text:span text:style-name="T1">Объекты → ссылаются на </text:span><text:span text:style-name="Source_20_Text"><text:span text:style-name="T1">.prototype</text:span></text:span></text:p>
          </table:table-cell>
          <table:table-cell table:style-name="Таблица10.A1" office:value-type="string">
            <text:p text:style-name="Table_20_Contents"><text:span text:style-name="Source_20_Text"><text:span text:style-name="T1">.prototype</text:span></text:span><text:span text:style-name="T1"> → задаёт, куда будет указывать </text:span><text:span text:style-name="Source_20_Text"><text:span text:style-name="T1">__proto__</text:span></text:span></text:p>
          </table:table-cell>
        </table:table-row>
      </table:table>
      <text:p text:style-name="P40"/>
      <text:h text:style-name="P41" text:outline-level="2">🧠 Можно запомнить так:</text:h>
      <text:p text:style-name="P43"><text:span text:style-name="Strong_20_Emphasis">Функция </text:span><text:span text:style-name="Strong_20_Emphasis"><text:span text:style-name="Source_20_Text">.prototype</text:span></text:span> — “куда объекты будут смотреть”.</text:p>
      <text:p text:style-name="P43"><text:span text:style-name="Strong_20_Emphasis">Объект </text:span><text:span text:style-name="Strong_20_Emphasis"><text:span text:style-name="Source_20_Text">__proto__</text:span></text:span> — “куда этот объект смотрит сейчас”.</text:p>
      <text:p text:style-name="P40"/>
      <text:p text:style-name="P36">Хочешь, я покажу схему “цепочки наследования” (в виде стрелочек), где видно, как <text:span text:style-name="Source_20_Text">__proto__</text:span> связывает объекты с <text:span text:style-name="Source_20_Text">.prototype</text:span> функций?<text:line-break/>Это прям наглядно всё расставляет по местам.</text:p>
      <text:h text:style-name="P45" text:outline-level="5">Вы сказали:</text:h>
      <text:p text:style-name="P36">прототип же есть во всех функциях или как ?</text:p>
      <text:h text:style-name="P46" text:outline-level="6"><text:soft-page-break/>ChatGPT сказал:</text:h>
      <text:p text:style-name="P36">Отличный вопрос 💪 — ты прям по делу спрашиваешь.<text:line-break/>Короткий ответ:<text:line-break/>👉 <text:span text:style-name="Strong_20_Emphasis">почти у всех функций есть свойство </text:span><text:span text:style-name="Strong_20_Emphasis"><text:span text:style-name="Source_20_Text">.prototype</text:span></text:span>,<text:line-break/>но <text:span text:style-name="Strong_20_Emphasis">не у всех</text:span>.<text:line-break/>А теперь спокойно разберёмся, у каких есть, у каких нет, и почему.</text:p>
      <text:p text:style-name="P40"/>
      <text:h text:style-name="P41" text:outline-level="2">🔹 1. У обычных функций — да, есть <text:span text:style-name="Source_20_Text">.prototype</text:span></text:h>
      <text:p text:style-name="P37"><text:span text:style-name="Source_20_Text">function User() {}</text:span></text:p>
      <text:p text:style-name="P38"><text:span text:style-name="Source_20_Text">console.log(User.prototype); </text:span></text:p>
      <text:p text:style-name="P39"><text:span text:style-name="Source_20_Text">// { constructor: ƒ User() }</text:span></text:p>
      <text:p text:style-name="P36">✅ Каждая <text:span text:style-name="Strong_20_Emphasis">обычная функция</text:span>, которую ты создаёшь (через <text:span text:style-name="Source_20_Text">function</text:span>),<text:line-break/>автоматически получает свойство <text:span text:style-name="Source_20_Text">.prototype</text:span> — это <text:span text:style-name="Strong_20_Emphasis">объект-шаблон</text:span>,<text:line-break/>в который можно добавлять методы для будущих экземпляров.</text:p>
      <text:p text:style-name="P40"/>
      <text:h text:style-name="P41" text:outline-level="2">🔹 2. Зачем он нужен</text:h>
      <text:p text:style-name="P36">Когда ты вызываешь функцию с <text:span text:style-name="Source_20_Text">new</text:span>,<text:line-break/>JavaScript делает:</text:p>
      <text:p text:style-name="P37"><text:span text:style-name="Source_20_Text">const obj = {};</text:span></text:p>
      <text:p text:style-name="P38"><text:span text:style-name="Source_20_Text">obj.__proto__ = User.prototype; // ← связывает объект с прототипом функции</text:span></text:p>
      <text:p text:style-name="P39"><text:span text:style-name="Source_20_Text">User.call(obj);</text:span></text:p>
      <text:p text:style-name="P36">То есть <text:span text:style-name="Source_20_Text">.prototype</text:span> используется <text:span text:style-name="Strong_20_Emphasis">только при вызове функции через </text:span><text:span text:style-name="Strong_20_Emphasis"><text:span text:style-name="Source_20_Text">new</text:span></text:span>.<text:line-break/>Если функция никогда не вызывается с <text:span text:style-name="Source_20_Text">new</text:span> —<text:line-break/>её <text:span text:style-name="Source_20_Text">.prototype</text:span> просто “висит” без дела.</text:p>
      <text:p text:style-name="P40"/>
      <text:h text:style-name="P41" text:outline-level="2">🔹 3. У стрелочных функций — ❌ нет <text:span text:style-name="Source_20_Text">.prototype</text:span></text:h>
      <text:p text:style-name="P37"><text:span text:style-name="Source_20_Text">const arrow = () =&gt; {};</text:span></text:p>
      <text:p text:style-name="P39"><text:span text:style-name="Source_20_Text">console.log(arrow.prototype); // undefined</text:span></text:p>
      <text:p text:style-name="P36">Потому что стрелочные функции:</text:p>
      <text:list text:style-name="L20">
        <text:list-item>
          <text:p text:style-name="P55">нельзя вызывать через <text:span text:style-name="Source_20_Text">new</text:span>,</text:p>
        </text:list-item>
        <text:list-item>
          <text:p text:style-name="P55">не имеют собственного <text:span text:style-name="Source_20_Text">this</text:span>,</text:p>
        </text:list-item>
        <text:list-item>
          <text:p text:style-name="P55">и не нужны для создания “экземпляров”.</text:p>
        </text:list-item>
      </text:list>
      <text:p text:style-name="P36">👉 Поэтому движок не добавляет им свойство <text:span text:style-name="Source_20_Text">.prototype</text:span> вообще.</text:p>
      <text:p text:style-name="P40"/>
      <text:h text:style-name="P41" text:outline-level="2"><text:soft-page-break/>🔹 4. У методов в объектах — тоже ❌ нет <text:span text:style-name="Source_20_Text">.prototype</text:span></text:h>
      <text:p text:style-name="P36">Пример:</text:p>
      <text:p text:style-name="P37"><text:span text:style-name="Source_20_Text">const obj = {</text:span></text:p>
      <text:p text:style-name="P38"><text:span text:style-name="Source_20_Text"><text:s text:c="2"/>sayHi() {</text:span></text:p>
      <text:p text:style-name="P38"><text:span text:style-name="Source_20_Text"><text:s text:c="4"/>console.log("Hi");</text:span></text:p>
      <text:p text:style-name="P38"><text:span text:style-name="Source_20_Text"><text:s text:c="2"/>}</text:span></text:p>
      <text:p text:style-name="P38"><text:span text:style-name="Source_20_Text">};</text:span></text:p>
      <text:p text:style-name="P38"/>
      <text:p text:style-name="P39"><text:span text:style-name="Source_20_Text">console.log(obj.sayHi.prototype); // undefined</text:span></text:p>
      <text:p text:style-name="P36">Потому что это <text:span text:style-name="Strong_20_Emphasis">метод</text:span>, а не “конструктор”.<text:line-break/>Он не предназначен для <text:span text:style-name="Source_20_Text">new</text:span>, поэтому <text:span text:style-name="Source_20_Text">.prototype</text:span> не нужен.</text:p>
      <text:p text:style-name="P40"/>
      <text:h text:style-name="P41" text:outline-level="2">🔹 5. У классов — ✅ есть <text:span text:style-name="Source_20_Text">.prototype</text:span></text:h>
      <text:p text:style-name="P36">Класс в JS — это <text:span text:style-name="Strong_20_Emphasis">синтаксический сахар</text:span> над обычной функцией-конструктором.<text:line-break/>Поэтому:</text:p>
      <text:p text:style-name="P37"><text:span text:style-name="Source_20_Text">class User {}</text:span></text:p>
      <text:p text:style-name="P39"><text:span text:style-name="Source_20_Text">console.log(User.prototype); // { constructor: ƒ User }</text:span></text:p>
      <text:p text:style-name="P36">То же самое, что и с функцией.</text:p>
      <text:p text:style-name="P40"/>
      <text:h text:style-name="P41" text:outline-level="2">🔹 6. Итого: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17">Вид функции</text:p>
            </table:table-cell>
            <table:table-cell table:style-name="Таблица11.A1" office:value-type="string">
              <text:p text:style-name="Table_20_Heading"><text:span text:style-name="T1">Есть </text:span><text:span text:style-name="Source_20_Text"><text:span text:style-name="T1">.prototype</text:span></text:span><text:span text:style-name="T1">?</text:span></text:p>
            </table:table-cell>
            <table:table-cell table:style-name="Таблица11.A1" office:value-type="string">
              <text:p text:style-name="P17">Почему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T1">Обычная </text:span><text:span text:style-name="Source_20_Text"><text:span text:style-name="T1">function</text:span></text:span></text:p>
          </table:table-cell>
          <table:table-cell table:style-name="Таблица11.A1" office:value-type="string">
            <text:p text:style-name="P18">✅ Да</text:p>
          </table:table-cell>
          <table:table-cell table:style-name="Таблица11.A1" office:value-type="string">
            <text:p text:style-name="Table_20_Contents"><text:span text:style-name="T1">Могут вызываться через </text:span><text:span text:style-name="Source_20_Text"><text:span text:style-name="T1">new</text:span></text:span></text:p>
          </table:table-cell>
        </table:table-row>
        <table:table-row>
          <table:table-cell table:style-name="Таблица11.A1" office:value-type="string">
            <text:p text:style-name="Table_20_Contents"><text:span text:style-name="T1">Класс (</text:span><text:span text:style-name="Source_20_Text"><text:span text:style-name="T1">class</text:span></text:span><text:span text:style-name="T1">)</text:span></text:p>
          </table:table-cell>
          <table:table-cell table:style-name="Таблица11.A1" office:value-type="string">
            <text:p text:style-name="P18">✅ Да</text:p>
          </table:table-cell>
          <table:table-cell table:style-name="Таблица11.A1" office:value-type="string">
            <text:p text:style-name="P18">Это по сути функция-конструктор</text:p>
          </table:table-cell>
        </table:table-row>
        <table:table-row>
          <table:table-cell table:style-name="Таблица11.A1" office:value-type="string">
            <text:p text:style-name="Table_20_Contents"><text:span text:style-name="T1">Стрелочная (</text:span><text:span text:style-name="Source_20_Text"><text:span text:style-name="T1">=&gt;</text:span></text:span><text:span text:style-name="T1">)</text:span></text:p>
          </table:table-cell>
          <table:table-cell table:style-name="Таблица11.A1" office:value-type="string">
            <text:p text:style-name="P18">❌ Нет</text:p>
          </table:table-cell>
          <table:table-cell table:style-name="Таблица11.A1" office:value-type="string">
            <text:p text:style-name="Table_20_Contents"><text:span text:style-name="T1">Не может вызываться через </text:span><text:span text:style-name="Source_20_Text"><text:span text:style-name="T1">new</text:span></text:span></text:p>
          </table:table-cell>
        </table:table-row>
        <table:table-row>
          <table:table-cell table:style-name="Таблица11.A1" office:value-type="string">
            <text:p text:style-name="P18">Метод в объекте</text:p>
          </table:table-cell>
          <table:table-cell table:style-name="Таблица11.A1" office:value-type="string">
            <text:p text:style-name="P18">❌ Нет</text:p>
          </table:table-cell>
          <table:table-cell table:style-name="Таблица11.A1" office:value-type="string">
            <text:p text:style-name="P18">Это не конструктор</text:p>
          </table:table-cell>
        </table:table-row>
        <table:table-row>
          <table:table-cell table:style-name="Таблица11.A1" office:value-type="string">
            <text:p text:style-name="Table_20_Contents"><text:span text:style-name="T1">Анонимная внутри </text:span><text:span text:style-name="Source_20_Text"><text:span text:style-name="T1">new Function()</text:span></text:span></text:p>
          </table:table-cell>
          <table:table-cell table:style-name="Таблица11.A1" office:value-type="string">
            <text:p text:style-name="P18">✅ Да</text:p>
          </table:table-cell>
          <table:table-cell table:style-name="Таблица11.A1" office:value-type="string">
            <text:p text:style-name="P18">Это тоже “обычная” функция</text:p>
          </table:table-cell>
        </table:table-row>
      </table:table>
      <text:p text:style-name="P40"/>
      <text:h text:style-name="P41" text:outline-level="2">💡 Коротко:</text:h>
      <text:p text:style-name="P43"><text:span text:style-name="Source_20_Text">.prototype</text:span> есть <text:span text:style-name="Strong_20_Emphasis">у тех функций</text:span>,<text:line-break/>которые <text:span text:style-name="Strong_20_Emphasis">могут быть конструкторами</text:span> (т.е. вызываться через <text:span text:style-name="Source_20_Text">new</text:span>).</text:p>
      <text:p text:style-name="P56">Если ты не делаешь <text:span text:style-name="T8">user.protorype …. </text:span>то прототип сидит без дела </text:p>
      <text:h text:style-name="P57" text:outline-level="2">🔹 1. Да, у <text:span text:style-name="Strong_20_Emphasis">любой обычной функции</text:span> есть свойство <text:span text:style-name="Source_20_Text">.prototype</text:span></text:h>
      <text:p text:style-name="P58"><text:span text:style-name="Source_20_Text">function sayHi() {}</text:span></text:p>
      <text:p text:style-name="P59"><text:span text:style-name="Source_20_Text">console.log(sayHi.prototype); </text:span></text:p>
      <text:p text:style-name="P60"><text:soft-page-break/><text:span text:style-name="Source_20_Text">// { constructor: ƒ sayHi() }</text:span></text:p>
      <text:p text:style-name="P61">✅ Оно действительно есть у функции, даже если ты не собираешься использовать <text:span text:style-name="Source_20_Text">new</text:span>.</text:p>
      <text:p text:style-name="P61">Но!<text:line-break/>Это свойство <text:span text:style-name="Strong_20_Emphasis">работает только</text:span>,<text:line-break/>если ты <text:span text:style-name="Strong_20_Emphasis">создаёшь объект через </text:span><text:span text:style-name="Strong_20_Emphasis"><text:span text:style-name="Source_20_Text">new</text:span></text:span>.<text:line-break/>Без <text:span text:style-name="Source_20_Text">new</text:span> — оно <text:span text:style-name="Strong_20_Emphasis">просто не участвует</text:span> в работе.</text:p>
      <text:h text:style-name="P57" text:outline-level="2">🔹 2. Почему так</text:h>
      <text:p text:style-name="P61">Потому что <text:span text:style-name="Source_20_Text">.prototype</text:span> — это <text:span text:style-name="Strong_20_Emphasis">“заготовка” для объектов, которые будут созданы через </text:span><text:span text:style-name="Strong_20_Emphasis"><text:span text:style-name="Source_20_Text">new</text:span></text:span>.</text:p>
      <text:p text:style-name="P61">Когда ты вызываешь функцию с <text:span text:style-name="Source_20_Text">new</text:span>, JS делает:</text:p>
      <text:p text:style-name="P58"><text:span text:style-name="Source_20_Text">const obj = {};</text:span></text:p>
      <text:p text:style-name="P59"><text:span text:style-name="Source_20_Text">obj.__proto__ = Func.prototype; // ← вот тут используется .prototype</text:span></text:p>
      <text:p text:style-name="P59"><text:span text:style-name="Source_20_Text">Func.call(obj);</text:span></text:p>
      <text:p text:style-name="P60"><text:span text:style-name="Source_20_Text">return obj;</text:span></text:p>
      <text:p text:style-name="P61">А когда ты вызываешь <text:span text:style-name="Strong_20_Emphasis">без </text:span><text:span text:style-name="Strong_20_Emphasis"><text:span text:style-name="Source_20_Text">new</text:span></text:span>, например:</text:p>
      <text:p text:style-name="P62"><text:span text:style-name="Source_20_Text">sayHi();</text:span></text:p>
      <text:p text:style-name="P61">JavaScript просто <text:span text:style-name="Strong_20_Emphasis">выполняет функцию</text:span>,<text:line-break/>никакого нового объекта не создаёт,<text:line-break/>и <text:span text:style-name="Source_20_Text">sayHi.prototype</text:span> остаётся в стороне — просто лежит себе.</text:p>
      <text:h text:style-name="P63" text:outline-level="3"><text:span text:style-name="Strong_20_Emphasis">Ссылка остаётся на тот объект, который был в момент присвоения.</text:span></text:h>
      <text:p text:style-name="P61">То есть:</text:p>
      <text:list text:style-name="L21">
        <text:list-item>
          <text:p text:style-name="P64">Если ты сохраняешь ссылку на объект</text:p>
        </text:list-item>
        <text:list-item>
          <text:p text:style-name="P64">Потом меняешь <text:span text:style-name="Source_20_Text">Animal.prototype</text:span> на ДРУГОЙ объект</text:p>
        </text:list-item>
      </text:list>
      <text:p text:style-name="P61">То <text:span text:style-name="Strong_20_Emphasis">переменная, в которую ты сохранил старую ссылку, НИЧЕГО не знает о новых изменениях</text:span>.</text:p>
      <text:p text:style-name="P56">Прототип запоминается <text:span text:style-name="Strong_20_Emphasis">в момент создания объекта через new</text:span>.<text:line-break/>Если позже изменить <text:span text:style-name="Source_20_Text">Animal.prototype</text:span>, уже созданные объекты этого не заметят. </text:p>
      <text:p text:style-name="P56"><text:span text:style-name="Source_20_Text">hasOwnProperty</text:span> возвращает <text:span text:style-name="Strong_20_Emphasis">true</text:span>, только если свойство находится <text:span text:style-name="Strong_20_Emphasis">именно в самом объекте</text:span>, а НЕ в прототипе. </text:p>
      <text:p text:style-name="P56"/>
      <text:p text:style-name="P56"/>
      <text:p text:style-name="P56"/>
      <text:h text:style-name="P65" text:outline-level="1">📌 <text:span text:style-name="Strong_20_Emphasis">Две формы задания прототипа — в объектном литерале и после создания</text:span></text:h>
      <text:p text:style-name="P61">У тебя приведены <text:span text:style-name="Strong_20_Emphasis">два варианта задания прототипа</text:span>:</text:p>
      <text:p text:style-name="P66"/>
      <text:h text:style-name="P67" text:outline-level="1"><text:soft-page-break/>✅ <text:span text:style-name="Strong_20_Emphasis">1. Прототип указан прямо при создании объекта</text:span></text:h>
      <text:p text:style-name="P58"><text:span text:style-name="Source_20_Text">let rabbit = {</text:span></text:p>
      <text:p text:style-name="P59"><text:span text:style-name="Source_20_Text"><text:s text:c="2"/>jumps: true,</text:span></text:p>
      <text:p text:style-name="P59"><text:span text:style-name="Source_20_Text"><text:s text:c="2"/>__proto__: animal</text:span></text:p>
      <text:p text:style-name="P60"><text:span text:style-name="Source_20_Text">};</text:span></text:p>
      <text:p text:style-name="P61">Это <text:span text:style-name="Emphasis">синтаксис объектного литерала</text:span>, где специальное свойство <text:span text:style-name="Source_20_Text">__proto__</text:span> используется для того, чтобы <text:span text:style-name="Strong_20_Emphasis">сразу задать прототип</text:span>.</text:p>
      <text:p text:style-name="P61">📌 Особенность<text:line-break/>Так можно делать <text:span text:style-name="Strong_20_Emphasis">только в момент создания объекта</text:span>.<text:line-break/>Запись в литерале — просто удобный сокращённый способ.</text:p>
      <text:p text:style-name="P66"/>
      <text:h text:style-name="P67" text:outline-level="1">✅ <text:span text:style-name="Strong_20_Emphasis">2. Прототип назначается после создания объекта</text:span></text:h>
      <text:p text:style-name="P58"><text:span text:style-name="Source_20_Text">let rabbit = {</text:span></text:p>
      <text:p text:style-name="P59"><text:span text:style-name="Source_20_Text"><text:s text:c="2"/>jumps: true</text:span></text:p>
      <text:p text:style-name="P59"><text:span text:style-name="Source_20_Text">};</text:span></text:p>
      <text:p text:style-name="P59"/>
      <text:p text:style-name="P60"><text:span text:style-name="Source_20_Text">rabbit.__proto__ = animal;</text:span></text:p>
      <text:p text:style-name="P61">Здесь прототип задаётся <text:span text:style-name="Strong_20_Emphasis">уже созданному объекту</text:span>.<text:line-break/>Так делать <text:span text:style-name="Emphasis">можно</text:span>, но <text:span text:style-name="Strong_20_Emphasis">не рекомендуется</text:span>, потому что изменение прототипа "на лету" замедляет работу движка.</text:p>
      <text:p text:style-name="P66"/>
      <text:h text:style-name="P67" text:outline-level="1">❗ Почему записи выглядят по-разному?</text:h>
      <text:p text:style-name="P61">Потому что это <text:span text:style-name="Strong_20_Emphasis">два разных способа сделать одно и то же</text:span>, но они работают на разных этапах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P17">Способ</text:p>
            </table:table-cell>
            <table:table-cell table:style-name="Таблица12.A1" office:value-type="string">
              <text:p text:style-name="P17">Когда работает</text:p>
            </table:table-cell>
            <table:table-cell table:style-name="Таблица12.A1" office:value-type="string">
              <text:p text:style-name="P17">Как выглядит</text:p>
            </table:table-cell>
          </table:table-row>
        </table:table-header-rows>
        <table:table-row>
          <table:table-cell table:style-name="Таблица12.A1" office:value-type="string">
            <text:p text:style-name="P18">В объектном литерале</text:p>
          </table:table-cell>
          <table:table-cell table:style-name="Таблица12.A1" office:value-type="string">
            <text:p text:style-name="P18">При создании объекта</text:p>
          </table:table-cell>
          <table:table-cell table:style-name="Таблица12.A1" office:value-type="string">
            <text:p text:style-name="Table_20_Contents"><text:span text:style-name="Source_20_Text"><text:span text:style-name="T1">let obj = { __proto__: ... }</text:span></text:span></text:p>
          </table:table-cell>
        </table:table-row>
        <table:table-row table:style-name="Таблица12.3">
          <table:table-cell table:style-name="Таблица12.A1" office:value-type="string">
            <text:p text:style-name="P18">Через присвоение</text:p>
          </table:table-cell>
          <table:table-cell table:style-name="Таблица12.A1" office:value-type="string">
            <text:p text:style-name="P18">После создания объекта</text:p>
          </table:table-cell>
          <table:table-cell table:style-name="Таблица12.A1" office:value-type="string">
            <text:p text:style-name="Table_20_Contents"><text:span text:style-name="Source_20_Text"><text:span text:style-name="T1">obj.__proto__ = ...</text:span></text:span></text:p>
          </table:table-cell>
        </table:table-row>
      </table:table>
      <text:p text:style-name="P66"/>
      <text:h text:style-name="P67" text:outline-level="1"><text:soft-page-break/>⚠️ Важно: свойство <text:span text:style-name="Source_20_Text">__proto__</text:span> — не обычное свойство</text:h>
      <text:p text:style-name="P61">Это <text:span text:style-name="Strong_20_Emphasis">не реальное поле объекта</text:span>, а <text:span text:style-name="Emphasis">геттер/сеттер</text:span>, встроенный в Object.prototype.<text:line-break/>То есть оно не хранится в объекте как обычная переменная — оно служит <text:span text:style-name="Emphasis">для управления цепочкой прототипов</text:span>.</text:p>
      <text:p text:style-name="P61">Поэтому <text:span text:style-name="Strong_20_Emphasis">первый</text:span> вариант:</text:p>
      <text:p text:style-name="P62"><text:span text:style-name="Source_20_Text">let rabbit = { __proto__: animal }</text:span></text:p>
      <text:p text:style-name="P61">— это синтаксический трюк JS, который говорит:<text:line-break/>“Создай объект и установи ему прототип animal”.</text:p>
      <text:p text:style-name="P61">А <text:span text:style-name="Strong_20_Emphasis">второй</text:span> вариант:</text:p>
      <text:p text:style-name="P62"><text:span text:style-name="Source_20_Text">rabbit.__proto__ = animal;</text:span></text:p>
      <text:p text:style-name="P61">— это вызов сеттера, который изменяет уже существующий объект.</text:p>
      <text:p text:style-name="P61"/>
      <text:h text:style-name="P67" text:outline-level="1">✅ Что означает:</text:h>
      <text:h text:style-name="P68" text:outline-level="2"><text:span text:style-name="Strong_20_Emphasis">«proto — это не реальное поле объекта, а геттер/сеттер из Object.prototype»</text:span></text:h>
      <text:p text:style-name="P69"/>
      <text:h text:style-name="P68" text:outline-level="2">🟩 1. Обычное свойство — это просто запись внутри объекта</text:h>
      <text:p text:style-name="P70"><text:span text:style-name="Source_20_Text">let obj = { x: 10 };</text:span></text:p>
      <text:p text:style-name="P61">Это значит, что у объекта <text:span text:style-name="Strong_20_Emphasis">есть реальное свойство</text:span> <text:span text:style-name="Source_20_Text">"x"</text:span> — оно лежит прямо внутри него.</text:p>
      <text:p text:style-name="P69"/>
      <text:h text:style-name="P68" text:outline-level="2">🟥 2. А <text:span text:style-name="Source_20_Text">__proto__</text:span> <text:span text:style-name="Strong_20_Emphasis">не лежит внутри объекта</text:span></text:h>
      <text:p text:style-name="P61">То есть если ты создашь:</text:p>
      <text:p text:style-name="P70"><text:span text:style-name="Source_20_Text">let rabbit = { jumps: true };</text:span></text:p>
      <text:p text:style-name="P61">и проверишь:</text:p>
      <text:p text:style-name="P70"><text:span text:style-name="Source_20_Text">rabbit.hasOwnProperty("__proto__");</text:span></text:p>
      <text:p text:style-name="P61">получишь:</text:p>
      <text:p text:style-name="P70"><text:span text:style-name="Source_20_Text">false</text:span></text:p>
      <text:p text:style-name="P61">➡️ Значит свойства <text:span text:style-name="Source_20_Text">__proto__</text:span> <text:span text:style-name="Strong_20_Emphasis">у объекта нет</text:span>.</text:p>
      <text:p text:style-name="P61"><text:soft-page-break/>Но…<text:line-break/>ты всё равно можешь написать:</text:p>
      <text:p text:style-name="P70"><text:span text:style-name="Source_20_Text">rabbit.__proto__</text:span></text:p>
      <text:p text:style-name="P61">и оно работает.</text:p>
      <text:p text:style-name="P61">Почему?</text:p>
      <text:p text:style-name="P69"/>
      <text:h text:style-name="P68" text:outline-level="2">🟦 3. Потому что <text:span text:style-name="Source_20_Text">__proto__</text:span> — это <text:span text:style-name="Emphasis">функция</text:span>, которую объект получает от прототипа</text:h>
      <text:p text:style-name="P61">Каждый обычный объект в JS наследует методы из <text:span text:style-name="Source_20_Text">Object.prototype</text:span>.</text:p>
      <text:p text:style-name="P61"><text:span text:style-name="Source_20_Text">Object.prototype</text:span> содержит специальный код:</text:p>
      <text:p text:style-name="P70"><text:span text:style-name="Source_20_Text">get __proto__() { ... }</text:span></text:p>
      <text:p text:style-name="P71"><text:span text:style-name="Source_20_Text">set __proto__(value) { ... }</text:span></text:p>
      <text:p text:style-name="P61">Это значит:</text:p>
      <text:list text:style-name="L22">
        <text:list-item>
          <text:p text:style-name="P72">когда ты пишешь <text:span text:style-name="Source_20_Text">rabbit.__proto__</text:span> → вызывается функция <text:span text:style-name="Strong_20_Emphasis">get proto()</text:span></text:p>
        </text:list-item>
        <text:list-item>
          <text:p text:style-name="P72">когда пишешь <text:span text:style-name="Source_20_Text">rabbit.__proto__ = animal</text:span> → вызывается <text:span text:style-name="Strong_20_Emphasis">set proto(value)</text:span></text:p>
        </text:list-item>
      </text:list>
      <text:p text:style-name="P61">То есть <text:span text:style-name="Strong_20_Emphasis">это не значение</text:span>,<text:line-break/>а <text:span text:style-name="Strong_20_Emphasis">функции для чтения и установки прототипа</text:span>.</text:p>
      <text:p text:style-name="P69"/>
      <text:h text:style-name="P68" text:outline-level="2">🟨 Простая аналогия</text:h>
      <text:p text:style-name="P61">Ты звонишь по номеру <text:span text:style-name="Strong_20_Emphasis">112</text:span>.<text:line-break/>У тебя дома нет спасательных служб, но звонок работает.</text:p>
      <text:p text:style-name="P61">Почему?</text:p>
      <text:p text:style-name="P61">Потому что <text:span text:style-name="Strong_20_Emphasis">номер 112 — это не твой "локальный ресурс", а доступ к внешнему механизму</text:span>.</text:p>
      <text:p text:style-name="P61">То же самое с <text:span text:style-name="Source_20_Text">__proto__</text:span>:</text:p>
      <text:list text:style-name="L23">
        <text:list-item>
          <text:p text:style-name="P73">в объекте этого свойства нет</text:p>
        </text:list-item>
        <text:list-item>
          <text:p text:style-name="P73">но есть специальный механизм в системе (в Object.prototype), который реагирует на вызов</text:p>
        </text:list-item>
      </text:list>
      <text:p text:style-name="P69"/>
      <text:h text:style-name="P68" text:outline-level="2">🟩 4. Ключевая идея</text:h>
      <text:p text:style-name="P70"><text:span text:style-name="Source_20_Text">obj.__proto__</text:span></text:p>
      <text:p text:style-name="P61">не читает свойство <text:span text:style-name="Emphasis">obj</text:span>,<text:line-break/>а вызывает встроенную функцию из прототипа — <text:span text:style-name="Strong_20_Emphasis">геттер</text:span>.</text:p>
      <text:p text:style-name="P70"><text:span text:style-name="Source_20_Text">obj.__proto__ = x</text:span></text:p>
      <text:p text:style-name="P61"><text:soft-page-break/>тоже не записывает значение в obj,<text:line-break/>а вызывает встроенную функцию — <text:span text:style-name="Strong_20_Emphasis">сеттер</text:span>.</text:p>
      <text:p text:style-name="P69"/>
      <text:h text:style-name="P68" text:outline-level="2">🧠 Итого в одной фразе</text:h>
      <text:p text:style-name="P74"><text:span text:style-name="Strong_20_Emphasis"><text:span text:style-name="Source_20_Text">__proto__</text:span></text:span><text:span text:style-name="Strong_20_Emphasis"> — это не хранимое свойство объекта, а специальная «волшебная» функция (геттер/сеттер) из Object.prototype, которая управляет внутренним прототипом объекта.</text:span></text:p>
      <text:h text:style-name="P67" text:outline-level="1">Что такое <text:span text:style-name="Source_20_Text">Object.prototype</text:span>?</text:h>
      <text:p text:style-name="P61">Это <text:span text:style-name="Strong_20_Emphasis">обычный объект</text:span>, который лежит в основании всей цепочки прототипов.</text:p>
      <text:p text:style-name="P61">Он выглядит (упрощённо) так:</text:p>
      <text:p text:style-name="P70"><text:span text:style-name="Source_20_Text">Object.prototype = {</text:span></text:p>
      <text:p text:style-name="P71"><text:span text:style-name="Source_20_Text"><text:s text:c="2"/>toString: function() { ... },</text:span></text:p>
      <text:p text:style-name="P71"><text:span text:style-name="Source_20_Text"><text:s text:c="2"/>hasOwnProperty: function() { ... },</text:span></text:p>
      <text:p text:style-name="P71"><text:span text:style-name="Source_20_Text"><text:s text:c="2"/>valueOf: function() { ... },</text:span></text:p>
      <text:p text:style-name="P71"><text:span text:style-name="Source_20_Text"><text:s text:c="2"/>__proto__: null</text:span></text:p>
      <text:p text:style-name="P71"><text:span text:style-name="Source_20_Text">};</text:span></text:p>
      <text:p text:style-name="P61">То есть:</text:p>
      <text:list text:style-name="L24">
        <text:list-item>
          <text:p text:style-name="P75">это просто <text:span text:style-name="Strong_20_Emphasis">объект</text:span></text:p>
        </text:list-item>
        <text:list-item>
          <text:p text:style-name="P75">в нём определены базовые методы</text:p>
        </text:list-item>
        <text:list-item>
          <text:p text:style-name="P75">все объекты в JS <text:span text:style-name="Emphasis">наследуют</text:span> их</text:p>
        </text:list-item>
      </text:list>
      <text:p text:style-name="P69"/>
      <text:h text:style-name="P76" text:outline-level="1">🟩 Главное:</text:h>
      <text:h text:style-name="P68" text:outline-level="2"><text:span text:style-name="Strong_20_Emphasis"><text:span text:style-name="Source_20_Text">Object.prototype</text:span></text:span><text:span text:style-name="Strong_20_Emphasis"> — это прототип всех обычных объектов.</text:span></text:h>
      <text:p text:style-name="P61">Когда ты создаёшь объект:</text:p>
      <text:p text:style-name="P70"><text:span text:style-name="Source_20_Text">let obj = {};</text:span></text:p>
      <text:p text:style-name="P61">его внутренний прототип <text:span text:style-name="Source_20_Text">[[Prototype]]</text:span> автоматически указывает на:</text:p>
      <text:p text:style-name="P70"><text:span text:style-name="Source_20_Text">Object.prototype</text:span></text:p>
      <text:p text:style-name="P69"/>
      <text:h text:style-name="P76" text:outline-level="1">🟥 То есть:</text:h>
      <text:p text:style-name="P61"><text:span text:style-name="Source_20_Text">Object.prototype</text:span> → это <text:span text:style-name="Strong_20_Emphasis">корневой прототип</text:span> в JavaScript.<text:line-break/>У него:</text:p>
      <text:p text:style-name="P70"><text:soft-page-break/><text:span text:style-name="Source_20_Text">Object.prototype.__proto__ === null</text:span></text:p>
      <text:p text:style-name="P61">Потому что дальше уже «ничего нет».</text:p>
      <text:p text:style-name="P69"/>
      <text:h text:style-name="P76" text:outline-level="1">🟨 Важно понять отличие:</text:h>
      <text:h text:style-name="P68" text:outline-level="2">1) <text:span text:style-name="Source_20_Text">Object.prototype</text:span></text:h>
      <text:p text:style-name="P61">✔ это реальный объект<text:line-break/>✔ мы можем его увидеть<text:line-break/>✔ в нём лежат методы: <text:span text:style-name="Source_20_Text">toString</text:span>, <text:span text:style-name="Source_20_Text">hasOwnProperty</text:span>, …</text:p>
      <text:h text:style-name="P68" text:outline-level="2">2) <text:span text:style-name="Source_20_Text">[[Prototype]]</text:span> объектов</text:h>
      <text:p text:style-name="P61">✔ это внутреннее поле каждого объекта<text:line-break/>✔ в большинстве случаев содержит ссылку на <text:span text:style-name="Source_20_Text">Object.prototype</text:span><text:line-break/>✔ доступ к нему через <text:span text:style-name="Source_20_Text">__proto__</text:span> или <text:span text:style-name="Source_20_Text">Object.getPrototypeOf</text:span></text:p>
      <text:p text:style-name="P69"/>
      <text:h text:style-name="P76" text:outline-level="1">🧩 Визуальная схема</text:h>
      <text:p text:style-name="P61">Создаём объект:</text:p>
      <text:p text:style-name="P70"><text:span text:style-name="Source_20_Text">let obj = {};</text:span></text:p>
      <text:p text:style-name="P61">Что происходит:</text:p>
      <text:p text:style-name="P70"><text:span text:style-name="Source_20_Text"><text:s text:c="17"/>┌──────────────────────────┐</text:span></text:p>
      <text:p text:style-name="P71"><text:span text:style-name="Source_20_Text"><text:s text:c="17"/>│ <text:s text:c="3"/>Object.prototype <text:s text:c="5"/>│</text:span></text:p>
      <text:p text:style-name="P71"><text:span text:style-name="Source_20_Text"><text:s text:c="17"/>│ toString() <text:s text:c="14"/>│</text:span></text:p>
      <text:p text:style-name="P71"><text:span text:style-name="Source_20_Text"><text:s text:c="17"/>│ hasOwnProperty() <text:s text:c="8"/>│</text:span></text:p>
      <text:p text:style-name="P71"><text:span text:style-name="Source_20_Text"><text:s text:c="17"/>│ ... <text:s text:c="21"/>│</text:span></text:p>
      <text:p text:style-name="P71"><text:span text:style-name="Source_20_Text"><text:s text:c="17"/>└───────────┬──────────────┘</text:span></text:p>
      <text:p text:style-name="P71"><text:span text:style-name="Source_20_Text"><text:s text:c="29"/>│</text:span></text:p>
      <text:p text:style-name="P71"><text:span text:style-name="Source_20_Text"><text:s text:c="14"/>[[Prototype]] <text:s/>│</text:span></text:p>
      <text:p text:style-name="P71"><text:span text:style-name="Source_20_Text"><text:s text:c="29"/>│</text:span></text:p>
      <text:p text:style-name="P71"><text:span text:style-name="Source_20_Text"><text:s text:c="21"/>┌───────▼───────┐</text:span></text:p>
      <text:p text:style-name="P71"><text:span text:style-name="Source_20_Text"><text:s text:c="21"/>│ <text:s text:c="4"/>obj <text:s text:c="6"/>│</text:span></text:p>
      <text:p text:style-name="P71"><text:span text:style-name="Source_20_Text"><text:s text:c="21"/>│ <text:s/>(пустой) <text:s text:c="4"/>│</text:span></text:p>
      <text:p text:style-name="P71"><text:span text:style-name="Source_20_Text"><text:s text:c="21"/>└───────────────┘</text:span></text:p>
      <text:p text:style-name="P61">То есть:</text:p>
      <text:p text:style-name="P70"><text:span text:style-name="Source_20_Text">obj.__proto__ === Object.prototype</text:span></text:p>
      <text:p text:style-name="P69"/>
      <text:h text:style-name="P76" text:outline-level="1"><text:soft-page-break/>🟢 Почему называют <text:span text:style-name="Source_20_Text">Object.prototype</text:span> «прототипом объектов»?</text:h>
      <text:p text:style-name="P61">Потому что почти все объекты в JS в итоге наследуют методы от него.</text:p>
      <text:p text:style-name="P61">Например:</text:p>
      <text:p text:style-name="P70"><text:span text:style-name="Source_20_Text">let user = {</text:span></text:p>
      <text:p text:style-name="P71"><text:span text:style-name="Source_20_Text"><text:s text:c="2"/>name: "John"</text:span></text:p>
      <text:p text:style-name="P71"><text:span text:style-name="Source_20_Text">};</text:span></text:p>
      <text:p text:style-name="P71"/>
      <text:p text:style-name="P71"><text:span text:style-name="Source_20_Text">console.log(user.hasOwnProperty); // функция из Object.prototype</text:span></text:p>
      <text:p text:style-name="P69"/>
      <text:h text:style-name="P76" text:outline-level="1">🟣 Итог — в одной фразе</text:h>
      <text:p text:style-name="P74"><text:span text:style-name="Strong_20_Emphasis"><text:span text:style-name="Source_20_Text">Object.prototype</text:span></text:span><text:span text:style-name="Strong_20_Emphasis"> — это основной (корневой) объект, от которого наследуют методы все обычные объекты JavaScript. Это не внутреннее поле, а реальный объект, существующий в языке.</text:span></text:p>
      <text:p text:style-name="P61"/>
      <text:p text:style-name="P66"/>
      <text:h text:style-name="P67" text:outline-level="1">📌 Лучше использовать современный и безопасный синтаксис</text:h>
      <text:h text:style-name="P77" text:outline-level="3">Установить прототип:</text:h>
      <text:p text:style-name="P62"><text:span text:style-name="Source_20_Text">Object.setPrototypeOf(rabbit, animal);</text:span></text:p>
      <text:h text:style-name="P77" text:outline-level="3">Создать объект с нужным прототипом:</text:h>
      <text:p text:style-name="P58"><text:span text:style-name="Source_20_Text">let rabbit = Object.create(animal, {</text:span></text:p>
      <text:p text:style-name="P59"><text:span text:style-name="Source_20_Text"><text:s text:c="2"/>jumps: { value: true, enumerable: true }</text:span></text:p>
      <text:p text:style-name="P60"><text:span text:style-name="Source_20_Text">});</text:span></text:p>
      <text:p text:style-name="P66"/>
      <text:h text:style-name="P67" text:outline-level="1">🎯 Итог</text:h>
      <text:p text:style-name="P61">Разница только в том, <text:span text:style-name="Emphasis">когда и как</text:span> задаётся прототип:</text:p>
      <text:list text:style-name="L25">
        <text:list-item>
          <text:p text:style-name="P78"><text:span text:style-name="Source_20_Text">{ __proto__: animal }</text:span> — при создании объекта.</text:p>
        </text:list-item>
        <text:list-item>
          <text:p text:style-name="P78"><text:span text:style-name="Source_20_Text">rabbit.__proto__ = animal</text:span> — после создания объекта.</text:p>
        </text:list-item>
      </text:list>
      <text:p text:style-name="P61">Оба варианта делают одно и то же: устанавливают цепочку прототипов.</text:p>
      <text:p text:style-name="P79"><text:soft-page-break/><text:span text:style-name="Source_20_Text">__proto__</text:span> — это просто <text:span text:style-name="Emphasis">удобный доступ</text:span> к этому скрытому полю.</text:p>
      <text:p text:style-name="P61">Но самого свойства <text:span text:style-name="Source_20_Text">__proto__</text:span> в объекте нет.</text:p>
      <text:h text:style-name="P65" text:outline-level="1">✅ Как работает на самом деле</text:h>
      <text:p text:style-name="P61">Когда у объекта нет свойства, JavaScript <text:span text:style-name="Strong_20_Emphasis">не создаёт копию</text:span> из прототипа.</text:p>
      <text:p text:style-name="P61">Он делает вот что:</text:p>
      <text:list text:style-name="L26">
        <text:list-item>
          <text:p text:style-name="P80">Смотрит в самом объекте</text:p>
        </text:list-item>
        <text:list-item>
          <text:p text:style-name="P80">Если свойства нет → смотрит в объекте-прототипе</text:p>
        </text:list-item>
        <text:list-item>
          <text:p text:style-name="P80">Но <text:span text:style-name="Emphasis">не копирует</text:span> его туда — просто читает из прототипа</text:p>
        </text:list-item>
      </text:list>
      <text:p text:style-name="P66"/>
      <text:h text:style-name="P67" text:outline-level="1">🔍 Пример</text:h>
      <text:p text:style-name="P58"><text:span text:style-name="Source_20_Text">const animal = { eats: true };</text:span></text:p>
      <text:p text:style-name="P59"><text:span text:style-name="Source_20_Text">const rabbit = Object.create(animal);</text:span></text:p>
      <text:p text:style-name="P59"/>
      <text:p text:style-name="P60"><text:span text:style-name="Source_20_Text">console.log(rabbit.eats); // true</text:span></text:p>
      <text:p text:style-name="P61">Что происходит?</text:p>
      <text:list text:style-name="L27">
        <text:list-item>
          <text:p text:style-name="P81">У <text:span text:style-name="Source_20_Text">rabbit</text:span> <text:span text:style-name="Strong_20_Emphasis">нет</text:span> свойства <text:span text:style-name="Source_20_Text">eats</text:span></text:p>
        </text:list-item>
        <text:list-item>
          <text:p text:style-name="P81">JS смотрит в <text:span text:style-name="Source_20_Text">rabbit.__proto__</text:span></text:p>
        </text:list-item>
        <text:list-item>
          <text:p text:style-name="P81">Находит <text:span text:style-name="Source_20_Text">animal.eats = true</text:span></text:p>
        </text:list-item>
        <text:list-item>
          <text:p text:style-name="P81">Возвращает значение</text:p>
        </text:list-item>
      </text:list>
      <text:p text:style-name="P61">Но у <text:span text:style-name="Source_20_Text">rabbit</text:span> по-прежнему <text:span text:style-name="Strong_20_Emphasis">нет собственного свойства eats</text:span>:</text:p>
      <text:p text:style-name="P62"><text:span text:style-name="Source_20_Text">console.log(rabbit.hasOwnProperty("eats")); // false</text:span></text:p>
      <text:p text:style-name="P66"/>
      <text:h text:style-name="P67" text:outline-level="1">📌 Почему не копирует?</text:h>
      <text:p text:style-name="P61">Потому что наследование работает через <text:span text:style-name="Strong_20_Emphasis">цепочку ссылок</text:span>, а не через копирование.</text:p>
      <text:p text:style-name="P61">То есть структура такая:</text:p>
      <text:p text:style-name="P62"><text:span text:style-name="Source_20_Text">rabbit → animal → Object.prototype → null</text:span></text:p>
      <text:p text:style-name="P61">А не так:</text:p>
      <text:p text:style-name="P62"><text:span text:style-name="Source_20_Text">rabbit = { eats: true }</text:span></text:p>
      <text:p text:style-name="P66"/>
      <text:h text:style-name="P67" text:outline-level="1"><text:soft-page-break/>🔥 Важный момент</text:h>
      <text:p text:style-name="P61">Если ты изменишь свойство в прототипе — оно изменится для всех наследников:</text:p>
      <text:p text:style-name="P58"><text:span text:style-name="Source_20_Text">animal.eats = false;</text:span></text:p>
      <text:p text:style-name="P60"><text:span text:style-name="Source_20_Text">console.log(rabbit.eats); // false</text:span></text:p>
      <text:p text:style-name="P61">Потому что <text:span text:style-name="Source_20_Text">rabbit</text:span> просто <text:span text:style-name="Strong_20_Emphasis">смотрит в прототип</text:span>, а не имеет копию.</text:p>
      <text:p text:style-name="P66"/>
      <text:h text:style-name="P67" text:outline-level="1">🧠 Но если ты присвоишь свойство объекту-потомку:</text:h>
      <text:p text:style-name="P58"><text:span text:style-name="Source_20_Text">rabbit.eats = "carrot";</text:span></text:p>
      <text:p text:style-name="P60"><text:span text:style-name="Source_20_Text">console.log(rabbit.eats); // "carrot"</text:span></text:p>
      <text:p text:style-name="P61">Теперь JS видит собственное свойство <text:span text:style-name="Source_20_Text">rabbit.eats</text:span> и <text:span text:style-name="Strong_20_Emphasis">не идёт в прототип</text:span>.</text:p>
      <text:p text:style-name="P61">Прототип остаётся:</text:p>
      <text:p text:style-name="P62"><text:span text:style-name="Source_20_Text">animal.eats = false</text:span></text:p>
      <text:p text:style-name="P66"/>
      <text:h text:style-name="P67" text:outline-level="1">✨ Итог:</text:h>
      <text:h text:style-name="P77" text:outline-level="3">✔ Прототипы НЕ копируют свойства</text:h>
      <text:h text:style-name="P77" text:outline-level="3">✔ Всё работает через поиск по цепочке прототипов</text:h>
      <text:h text:style-name="P77" text:outline-level="3">✔ Потомок всегда может «перекрыть» свойство своим</text:h>
      <text:p text:style-name="P79">И любой объект, созданный через <text:span text:style-name="Source_20_Text">{}</text:span> или <text:span text:style-name="Source_20_Text">new Object()</text:span>, автоматически получит прототип:</text:p>
      <text:p text:style-name="P62"><text:span text:style-name="Source_20_Text">Object.prototype</text:span></text:p>
      <text:p text:style-name="P66"/>
      <text:h text:style-name="P67" text:outline-level="1">📌 Важно!</text:h>
      <text:h text:style-name="P77" text:outline-level="3"><text:span text:style-name="Source_20_Text">__proto__</text:span> — это НЕ свойство объекта</text:h>
      <text:p text:style-name="P61">Это <text:span text:style-name="Strong_20_Emphasis">геттер/сеттер</text:span>, который даёт доступ к внутреннему <text:span text:style-name="Source_20_Text">[[Prototype]]</text:span>.</text:p>
      <text:p text:style-name="P61">То есть:</text:p>
      <text:p text:style-name="P62"><text:span text:style-name="Source_20_Text">__proto__ → доступ к [[Prototype]]</text:span></text:p>
      <text:p text:style-name="P66"/>
      <text:h text:style-name="P67" text:outline-level="1"><text:soft-page-break/>🧠 Итог</text:h>
      <text:h text:style-name="P77" text:outline-level="3">✔ <text:span text:style-name="Source_20_Text">someObj.__proto__</text:span> — это <text:span text:style-name="Source_20_Text">Object.prototype</text:span></text:h>
      <text:h text:style-name="P77" text:outline-level="3">✔ Это базовый «родитель» всех обычных объектов</text:h>
      <text:h text:style-name="P77" text:outline-level="3">✔ Он содержит встроенные методы (toString, hasOwnProperty и т. д.)</text:h>
      <text:h text:style-name="P77" text:outline-level="3">✔ Никакие свойства не копируются — объект просто <text:span text:style-name="Emphasis">наследует</text:span> их</text:h>
      <text:h text:style-name="P65" text:outline-level="1">1. Любая функция — это объект</text:h>
      <text:p text:style-name="P61">Поэтому у функции <text:span text:style-name="Strong_20_Emphasis">тоже есть прототип (</text:span><text:span text:style-name="Strong_20_Emphasis"><text:span text:style-name="Source_20_Text">__proto__</text:span></text:span><text:span text:style-name="Strong_20_Emphasis">)</text:span>, как и у <text:span text:style-name="Source_20_Text">{}</text:span>.</text:p>
      <text:p text:style-name="P61">Например:</text:p>
      <text:p text:style-name="P58"><text:span text:style-name="Source_20_Text">function User() {}</text:span></text:p>
      <text:p text:style-name="P59"/>
      <text:p text:style-name="P60"><text:span text:style-name="Source_20_Text">console.log(User.__proto__);</text:span></text:p>
      <text:p text:style-name="P61">Что это будет?</text:p>
      <text:p text:style-name="P61">👉 <text:span text:style-name="Strong_20_Emphasis">Function.prototype</text:span></text:p>
      <text:p text:style-name="P61">То есть каждая функция наследует свойства от <text:span text:style-name="Strong_20_Emphasis">Function.prototype</text:span>.</text:p>
      <text:p text:style-name="P66"/>
      <text:h text:style-name="P67" text:outline-level="1">📌 Цепочка для функции:</text:h>
      <text:p text:style-name="P58"><text:span text:style-name="Source_20_Text">User</text:span></text:p>
      <text:p text:style-name="P59"><text:span text:style-name="Source_20_Text"><text:s text:c="3"/>↓ <text:s/>(__proto__)</text:span></text:p>
      <text:p text:style-name="P59"><text:span text:style-name="Source_20_Text">Function.prototype</text:span></text:p>
      <text:p text:style-name="P59"><text:span text:style-name="Source_20_Text"><text:s text:c="3"/>↓ <text:s/>(__proto__)</text:span></text:p>
      <text:p text:style-name="P59"><text:span text:style-name="Source_20_Text">Object.prototype</text:span></text:p>
      <text:p text:style-name="P59"><text:span text:style-name="Source_20_Text"><text:s text:c="3"/>↓</text:span></text:p>
      <text:p text:style-name="P60"><text:span text:style-name="Source_20_Text">null</text:span></text:p>
      <text:p text:style-name="P66"/>
      <text:h text:style-name="P67" text:outline-level="1">❗ Важно отличать:</text:h>
      <text:h text:style-name="P82" text:outline-level="2">1) <text:span text:style-name="Strong_20_Emphasis">User.proto</text:span></text:h>
      <text:p text:style-name="P61">→ прототип самой функции<text:line-break/>→ это <text:span text:style-name="Strong_20_Emphasis">Function.prototype</text:span></text:p>
      <text:h text:style-name="P82" text:outline-level="2"><text:soft-page-break/>2) <text:span text:style-name="Strong_20_Emphasis">User.prototype</text:span></text:h>
      <text:p text:style-name="P61">→ прототип объектов, созданных через <text:span text:style-name="Source_20_Text">new User()</text:span><text:line-break/>→ это обычный объект, изначально такой:</text:p>
      <text:p text:style-name="P62"><text:span text:style-name="Source_20_Text">User.prototype = { constructor: User }</text:span></text:p>
      <text:p text:style-name="P66"/>
      <text:h text:style-name="P67" text:outline-level="1">🔍 Поэтому:</text:h>
      <text:list text:style-name="L28">
        <text:list-item>
          <text:p text:style-name="P83">У функции <text:span text:style-name="Strong_20_Emphasis">есть родитель</text:span>:</text:p>
          <text:p text:style-name="P84"><text:span text:style-name="Source_20_Text">Function.prototype</text:span></text:p>
        </text:list-item>
        <text:list-item>
          <text:p text:style-name="P83">А у <text:span text:style-name="Source_20_Text">Function.prototype</text:span> уже родитель:</text:p>
          <text:p text:style-name="P84"><text:span text:style-name="Source_20_Text">Object.prototype</text:span></text:p>
        </text:list-item>
        <text:list-item>
          <text:p text:style-name="P83">А уже у <text:span text:style-name="Source_20_Text">Object.prototype</text:span>:</text:p>
          <text:p text:style-name="P84"><text:span text:style-name="Source_20_Text">null (корень всей цепочки)</text:span></text:p>
        </text:list-item>
      </text:list>
      <text:p text:style-name="P66"/>
      <text:h text:style-name="P67" text:outline-level="1">🧠 Вся цепочка для функции</text:h>
      <text:p text:style-name="P58"><text:span text:style-name="Source_20_Text">User.__proto__ === Function.prototype</text:span></text:p>
      <text:p text:style-name="P59"><text:span text:style-name="Source_20_Text">Function.prototype.__proto__ === Object.prototype</text:span></text:p>
      <text:p text:style-name="P60"><text:span text:style-name="Source_20_Text">Object.prototype.__proto__ === null</text:span></text:p>
      <text:p text:style-name="P66"/>
      <text:h text:style-name="P67" text:outline-level="1">📌 Для сравнения: у обычного объекта <text:span text:style-name="Source_20_Text">{}</text:span></text:h>
      <text:p text:style-name="P58"><text:span text:style-name="Source_20_Text">{}. __proto__ === Object.prototype</text:span></text:p>
      <text:p text:style-name="P60"><text:span text:style-name="Source_20_Text">Object.prototype.__proto__ === null</text:span></text:p>
      <text:p text:style-name="P66"/>
      <text:h text:style-name="P67" text:outline-level="1">🏁 Итог</text:h>
      <text:h text:style-name="P77" text:outline-level="3">✔ Да, у функции есть “родитель” — <text:span text:style-name="Strong_20_Emphasis">Function.prototype</text:span></text:h>
      <text:h text:style-name="P77" text:outline-level="3">✔ А над ним — <text:span text:style-name="Strong_20_Emphasis">Object.prototype</text:span></text:h>
      <text:h text:style-name="P77" text:outline-level="3">✔ В конце цепочки — <text:span text:style-name="Strong_20_Emphasis">null</text:span></text:h>
      <text:p text:style-name="P79">Этот код:</text:p>
      <text:p text:style-name="P58"><text:span text:style-name="Source_20_Text">function someFunc(){}</text:span></text:p>
      <text:p text:style-name="P60"><text:span text:style-name="Source_20_Text">console.log(someFunc.__proto__);</text:span></text:p>
      <text:p text:style-name="P61"><text:soft-page-break/>выведет:</text:p>
      <text:h text:style-name="P67" text:outline-level="1">✅ <text:span text:style-name="Strong_20_Emphasis">Function.prototype</text:span></text:h>
      <text:p text:style-name="P66"/>
      <text:h text:style-name="P67" text:outline-level="1">🔍 Почему так?</text:h>
      <text:p text:style-name="P61">Потому что в JavaScript <text:span text:style-name="Strong_20_Emphasis">каждая функция — это объект специального типа Function</text:span>.</text:p>
      <text:p text:style-name="P61">И её прототип (<text:span text:style-name="Source_20_Text">__proto__</text:span>) всегда указывает на:</text:p>
      <text:p text:style-name="P62"><text:span text:style-name="Source_20_Text">Function.prototype</text:span></text:p>
      <text:p text:style-name="P66"/>
      <text:h text:style-name="P67" text:outline-level="1">📌 Цепочка прототипов выглядит так:</text:h>
      <text:p text:style-name="P58"><text:span text:style-name="Source_20_Text">someFunc</text:span></text:p>
      <text:p text:style-name="P59"><text:span text:style-name="Source_20_Text"><text:s text:c="3"/>↓ __proto__</text:span></text:p>
      <text:p text:style-name="P59"><text:span text:style-name="Source_20_Text">Function.prototype</text:span></text:p>
      <text:p text:style-name="P59"><text:span text:style-name="Source_20_Text"><text:s text:c="3"/>↓ __proto__</text:span></text:p>
      <text:p text:style-name="P59"><text:span text:style-name="Source_20_Text">Object.prototype</text:span></text:p>
      <text:p text:style-name="P59"><text:span text:style-name="Source_20_Text"><text:s text:c="3"/>↓</text:span></text:p>
      <text:p text:style-name="P60"><text:span text:style-name="Source_20_Text">null</text:span></text:p>
      <text:p text:style-name="P66"/>
      <text:h text:style-name="P67" text:outline-level="1">✔ Что находится внутри <text:span text:style-name="Source_20_Text">Function.prototype</text:span>?</text:h>
      <text:p text:style-name="P61">Когда ты сделаешь:</text:p>
      <text:p text:style-name="P62"><text:span text:style-name="Source_20_Text">console.log(someFunc.__proto__);</text:span></text:p>
      <text:p text:style-name="P61">Ты увидишь методы:</text:p>
      <text:list text:style-name="L29">
        <text:list-item>
          <text:p text:style-name="P85"><text:span text:style-name="Source_20_Text">call</text:span></text:p>
        </text:list-item>
        <text:list-item>
          <text:p text:style-name="P85"><text:span text:style-name="Source_20_Text">apply</text:span></text:p>
        </text:list-item>
        <text:list-item>
          <text:p text:style-name="P85"><text:span text:style-name="Source_20_Text">bind</text:span></text:p>
        </text:list-item>
        <text:list-item>
          <text:p text:style-name="P85"><text:span text:style-name="Source_20_Text">toString</text:span></text:p>
        </text:list-item>
        <text:list-item>
          <text:p text:style-name="P85"><text:span text:style-name="Source_20_Text">Symbol.hasInstance</text:span></text:p>
        </text:list-item>
      </text:list>
      <text:p text:style-name="P61">И другие функции, которыми пользуются все функции в JS.</text:p>
      <text:p text:style-name="P66"/>
      <text:h text:style-name="P67" text:outline-level="1"><text:soft-page-break/>🧠 Краткое объяснение в одном предложении</text:h>
      <text:h text:style-name="P77" text:outline-level="3"><text:span text:style-name="Strong_20_Emphasis">Функция → наследует от Function.prototype → который наследует от Object.prototype → который наследует от null.</text:span></text:h>
      <text:p text:style-name="P66"/>
      <text:p text:style-name="P61">Если хочешь, могу показать схему цепочек для:</text:p>
      <text:p text:style-name="P56"/>
      <text:p text:style-name="P56"/>
      <text:p text:style-name="P86">Пустой объект будет ссылаться на <text:span text:style-name="T8">object.prototype</text:span></text:p>
      <text:p text:style-name="P87"/>
      <text:p text:style-name="P88">Да — <text:span text:style-name="Strong_20_Emphasis"><text:span text:style-name="Source_20_Text">Object.create()</text:span></text:span><text:span text:style-name="Strong_20_Emphasis"> создаёт новый объект и </text:span><text:span text:style-name="Strong_20_Emphasis"><text:span text:style-name="Emphasis">автоматически</text:span></text:span><text:span text:style-name="Strong_20_Emphasis"> задаёт ему прототип (</text:span><text:span text:style-name="Strong_20_Emphasis"><text:span text:style-name="Source_20_Text">[[Prototype]]</text:span></text:span><text:span text:style-name="Strong_20_Emphasis">)</text:span>, который ты передаёшь в аргументе.</text:p>
      <text:p text:style-name="P89">Но важно понять <text:span text:style-name="Emphasis">как именно</text:span> это работает.</text:p>
      <text:p text:style-name="P90"/>
      <text:h text:style-name="P91" text:outline-level="1">✅ Что делает <text:span text:style-name="Source_20_Text">Object.create(proto)</text:span>?</text:h>
      <text:p text:style-name="P89">Он создаёт <text:span text:style-name="Strong_20_Emphasis">новый объект</text:span>, у которого:</text:p>
      <text:list text:style-name="L30">
        <text:list-item>
          <text:p text:style-name="P92"><text:span text:style-name="Strong_20_Emphasis">пустой набор собственных свойств</text:span></text:p>
        </text:list-item>
        <text:list-item>
          <text:p text:style-name="P92"><text:span text:style-name="Strong_20_Emphasis">его [[Prototype]] = proto</text:span>, то есть <text:span text:style-name="Source_20_Text">__proto__</text:span> указывает на <text:span text:style-name="Source_20_Text">proto</text:span></text:p>
        </text:list-item>
      </text:list>
      <text:p text:style-name="P89">Пример:</text:p>
      <text:p text:style-name="P93"><text:span text:style-name="Source_20_Text">const animal = { eats: true };</text:span></text:p>
      <text:p text:style-name="P94"><text:span text:style-name="Source_20_Text">const rabbit = Object.create(animal);</text:span></text:p>
      <text:p text:style-name="P89">Это равносильно (логически):</text:p>
      <text:p text:style-name="P93"><text:span text:style-name="Source_20_Text">rabbit = {</text:span></text:p>
      <text:p text:style-name="P95"><text:span text:style-name="Source_20_Text"><text:s text:c="2"/>__proto__: animal</text:span></text:p>
      <text:p text:style-name="P94"><text:span text:style-name="Source_20_Text">}</text:span></text:p>
      <text:h text:style-name="P96" text:outline-level="1">Что такое <text:span text:style-name="Source_20_Text">C.__proto__.__proto__.a</text:span>?</text:h>
      <text:p text:style-name="P89">Это обращение:</text:p>
      <text:p text:style-name="P97"><text:span text:style-name="Source_20_Text">C → B → A → a</text:span></text:p>
      <text:p text:style-name="P89">То есть:</text:p>
      <text:list text:style-name="L31">
        <text:list-item>
          <text:p text:style-name="P98"><text:span text:style-name="Source_20_Text">C.__proto__</text:span> → объект B</text:p>
        </text:list-item>
        <text:list-item>
          <text:p text:style-name="P98"><text:span text:style-name="Source_20_Text">B.__proto__</text:span> → объект A</text:p>
        </text:list-item>
        <text:list-item>
          <text:p text:style-name="P98">А в A есть <text:span text:style-name="Source_20_Text">a</text:span></text:p>
        </text:list-item>
      </text:list>
      <text:p text:style-name="P89"><text:soft-page-break/>Это просто доступ к свойству <text:span text:style-name="Source_20_Text">a</text:span> на <text:span text:style-name="Strong_20_Emphasis">два уровня выше</text:span> в цепочке прототипов.</text:p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03:58:05.431526900</meta:creation-date>
    <dc:date>2025-12-02T03:14:24.898662000</dc:date>
    <meta:editing-duration>PT4H17M54S</meta:editing-duration>
    <meta:editing-cycles>36</meta:editing-cycles>
    <meta:generator>LibreOffice/25.2.7.2$Windows_X86_64 LibreOffice_project/5cbfd1ab6520636bb5f7b99185aa69bd7456825d</meta:generator>
    <meta:document-statistic meta:table-count="12" meta:image-count="0" meta:object-count="0" meta:page-count="37" meta:paragraph-count="959" meta:word-count="5624" meta:character-count="37322" meta:non-whitespace-character-count="32034"/>
  </office:meta>
</office:document-meta>
</file>